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148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1.064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4.059cm"/>
    </style:style>
    <style:style style:name="co20" style:family="table-column">
      <style:table-column-properties fo:break-before="auto" style:column-width="3.471cm"/>
    </style:style>
    <style:style style:name="co21" style:family="table-column">
      <style:table-column-properties fo:break-before="auto" style:column-width="2.882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2.771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2.184cm"/>
    </style:style>
    <style:style style:name="co26" style:family="table-column">
      <style:table-column-properties fo:break-before="auto" style:column-width="1.512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2.099cm"/>
    </style:style>
    <style:style style:name="co29" style:family="table-column">
      <style:table-column-properties fo:break-before="auto" style:column-width="10.807cm"/>
    </style:style>
    <style:style style:name="co30" style:family="table-column">
      <style:table-column-properties fo:break-before="auto" style:column-width="3.023cm"/>
    </style:style>
    <style:style style:name="co31" style:family="table-column">
      <style:table-column-properties fo:break-before="auto" style:column-width="4.228cm"/>
    </style:style>
    <style:style style:name="co32" style:family="table-column">
      <style:table-column-properties fo:break-before="auto" style:column-width="3.332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3.612cm"/>
    </style:style>
    <style:style style:name="co35" style:family="table-column">
      <style:table-column-properties fo:break-before="auto" style:column-width="2.155cm"/>
    </style:style>
    <style:style style:name="co36" style:family="table-column">
      <style:table-column-properties fo:break-before="auto" style:column-width="1.903cm"/>
    </style:style>
    <style:style style:name="co37" style:family="table-column">
      <style:table-column-properties fo:break-before="auto" style:column-width="2.214cm"/>
    </style:style>
    <style:style style:name="co38" style:family="table-column">
      <style:table-column-properties fo:break-before="auto" style:column-width="1.79cm"/>
    </style:style>
    <style:style style:name="co39" style:family="table-column">
      <style:table-column-properties fo:break-before="auto" style:column-width="0.42cm"/>
    </style:style>
    <style:style style:name="co40" style:family="table-column">
      <style:table-column-properties fo:break-before="auto" style:column-width="3.948cm"/>
    </style:style>
    <style:style style:name="co41" style:family="table-column">
      <style:table-column-properties fo:break-before="auto" style:column-width="1.455cm"/>
    </style:style>
    <style:style style:name="co42" style:family="table-column">
      <style:table-column-properties fo:break-before="auto" style:column-width="1.372cm"/>
    </style:style>
    <style:style style:name="co43" style:family="table-column">
      <style:table-column-properties fo:break-before="page" style:column-width="1.259cm"/>
    </style:style>
    <style:style style:name="co44" style:family="table-column">
      <style:table-column-properties fo:break-before="auto" style:column-width="3.528cm"/>
    </style:style>
    <style:style style:name="co45" style:family="table-column">
      <style:table-column-properties fo:break-before="auto" style:column-width="1.568cm"/>
    </style:style>
    <style:style style:name="co46" style:family="table-column">
      <style:table-column-properties fo:break-before="auto" style:column-width="1.25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29cm" fo:break-before="page" style:use-optimal-row-height="false"/>
    </style:style>
    <style:style style:name="ta1" style:family="table" style:master-page-name="PageStyle_5f_Target_20_List">
      <style:table-properties table:display="true" style:writing-mode="lr-tb"/>
    </style:style>
    <style:style style:name="ta2" style:family="table" style:master-page-name="PageStyle_5f_Score_20_Sheets">
      <style:table-properties table:display="true" style:writing-mode="lr-tb"/>
    </style:style>
    <style:style style:name="ta3" style:family="table" style:master-page-name="PageStyle_5f_Scores">
      <style:table-properties table:display="true" style:writing-mode="lr-tb"/>
    </style:style>
    <style:style style:name="ta4" style:family="table" style:master-page-name="PageStyle_5f_Resul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2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2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47" style:family="table-cell" style:parent-style-name="Default" style:data-style-name="N12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12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125">
      <style:table-cell-properties fo:border-bottom="0.74pt solid #284e3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5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11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target_place</text:p>
          </table:table-cell>
          <table:table-cell table:style-name="ce9" office:value-type="string" calcext:value-type="string">
            <text:p>Club</text:p>
          </table:table-cell>
          <table:table-cell table:style-name="ce15" office:value-type="string" calcext:value-type="string">
            <text:p>Archer</text:p>
          </table:table-cell>
          <table:table-cell table:style-name="ce21" office:value-type="string" calcext:value-type="string">
            <text:p>F/M</text:p>
          </table:table-cell>
          <table:table-cell table:style-name="ce21" office:value-type="string" calcext:value-type="string">
            <text:p>Bow Type</text:p>
          </table:table-cell>
          <table:table-cell table:style-name="ce21" office:value-type="string" calcext:value-type="string">
            <text:p>Novice <text:s/>L/G</text:p>
          </table:table-cell>
          <table:table-cell table:style-name="ce21" office:value-type="string" calcext:value-type="string">
            <text:p>Junior <text:s/>B/G</text:p>
          </table:table-cell>
          <table:table-cell table:style-name="ce21" office:value-type="string" calcext:value-type="string">
            <text:p>Junior <text:s text:c="6"/>&lt; Age</text:p>
          </table:table-cell>
          <table:table-cell table:style-name="ce32" office:value-type="string" calcext:value-type="string">
            <text:p>Paid</text:p>
          </table:table-cell>
          <table:table-cell table:style-name="ce15" office:value-type="string" calcext:value-type="string">
            <text:p>Target</text:p>
          </table:table-cell>
          <table:table-cell table:style-name="ce32" office:value-type="string" calcext:value-type="string">
            <text:p>Place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2]&amp;[.K2]" office:value-type="string" office:string-value="1A" calcext:value-type="string">
            <text:p>1A</text:p>
          </table:table-cell>
          <table:table-cell table:style-name="ce10" office:value-type="string" calcext:value-type="string">
            <text:p>Glasgow Archers</text:p>
          </table:table-cell>
          <table:table-cell table:style-name="ce16" office:value-type="string" calcext:value-type="string">
            <text:p>Finlay Grant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Com</text:p>
          </table:table-cell>
          <table:table-cell table:style-name="ce22" table:number-columns-repeated="3"/>
          <table:table-cell table:style-name="ce33"/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3]&amp;[.K3]" office:value-type="string" office:string-value="1B" calcext:value-type="string">
            <text:p>1B</text:p>
          </table:table-cell>
          <table:table-cell table:style-name="ce11" office:value-type="string" calcext:value-type="string">
            <text:p>Strathclyde AC</text:p>
          </table:table-cell>
          <table:table-cell table:style-name="ce17" office:value-type="string" calcext:value-type="string">
            <text:p>Grant McLellan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1" calcext:value-type="float">
            <text:p>1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4]&amp;[.K4]" office:value-type="string" office:string-value="1C" calcext:value-type="string">
            <text:p>1C</text:p>
          </table:table-cell>
          <table:table-cell table:style-name="ce11" office:value-type="string" calcext:value-type="string">
            <text:p>EK Archery Club</text:p>
          </table:table-cell>
          <table:table-cell table:style-name="ce17" office:value-type="string" calcext:value-type="string">
            <text:p>James Ross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Com</text:p>
          </table:table-cell>
          <table:table-cell table:style-name="ce23" table:number-columns-repeated="3"/>
          <table:table-cell table:style-name="ce34"/>
          <table:table-cell table:style-name="ce39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5]&amp;[.K5]" office:value-type="string" office:string-value="1D" calcext:value-type="string">
            <text:p>1D</text:p>
          </table:table-cell>
          <table:table-cell table:style-name="ce12" office:value-type="string" calcext:value-type="string">
            <text:p>Glasgow Archers</text:p>
          </table:table-cell>
          <table:table-cell table:style-name="ce18" office:value-type="string" calcext:value-type="string">
            <text:p>John Strang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Rec</text:p>
          </table:table-cell>
          <table:table-cell table:style-name="ce24" table:number-columns-repeated="3"/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6]&amp;[.K6]" office:value-type="string" office:string-value="2A" calcext:value-type="string">
            <text:p>2A</text:p>
          </table:table-cell>
          <table:table-cell table:style-name="ce10" office:value-type="string" calcext:value-type="string">
            <text:p>Monklands AC</text:p>
          </table:table-cell>
          <table:table-cell table:style-name="ce16" office:value-type="string" calcext:value-type="string">
            <text:p>Hugh Livingston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Rec</text:p>
          </table:table-cell>
          <table:table-cell table:style-name="ce22" table:number-columns-repeated="3"/>
          <table:table-cell table:style-name="ce33"/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7]&amp;[.K7]" office:value-type="string" office:string-value="2B" calcext:value-type="string">
            <text:p>2B</text:p>
          </table:table-cell>
          <table:table-cell table:style-name="ce11"/>
          <table:table-cell table:style-name="ce17"/>
          <table:table-cell table:style-name="ce23" table:number-columns-repeated="5"/>
          <table:table-cell table:style-name="ce34"/>
          <table:table-cell table:style-name="ce39" office:value-type="float" office:value="2" calcext:value-type="float">
            <text:p>2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8]&amp;[.K8]" office:value-type="string" office:string-value="2C" calcext:value-type="string">
            <text:p>2C</text:p>
          </table:table-cell>
          <table:table-cell table:style-name="ce11" office:value-type="string" calcext:value-type="string">
            <text:p>EK Archery Club</text:p>
          </table:table-cell>
          <table:table-cell table:style-name="ce17" office:value-type="string" calcext:value-type="string">
            <text:p>Megan Stewart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2" calcext:value-type="float">
            <text:p>2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9]&amp;[.K9]" office:value-type="string" office:string-value="2D" calcext:value-type="string">
            <text:p>2D</text:p>
          </table:table-cell>
          <table:table-cell table:style-name="ce12" office:value-type="string" calcext:value-type="string">
            <text:p>Glasgow Archers</text:p>
          </table:table-cell>
          <table:table-cell table:style-name="ce18" office:value-type="string" calcext:value-type="string">
            <text:p>Oksana Peterson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Rec</text:p>
          </table:table-cell>
          <table:table-cell table:style-name="ce24" table:number-columns-repeated="3"/>
          <table:table-cell table:style-name="ce35"/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10]&amp;[.K10]" office:value-type="string" office:string-value="3A" calcext:value-type="string">
            <text:p>3A</text:p>
          </table:table-cell>
          <table:table-cell table:style-name="ce10" office:value-type="string" calcext:value-type="string">
            <text:p>Strathclyde AC</text:p>
          </table:table-cell>
          <table:table-cell table:style-name="ce16" office:value-type="string" calcext:value-type="string">
            <text:p>Antonis Katri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Rec</text:p>
          </table:table-cell>
          <table:table-cell table:style-name="ce22" table:number-columns-repeated="3"/>
          <table:table-cell table:style-name="ce33"/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11]&amp;[.K11]" office:value-type="string" office:string-value="3B" calcext:value-type="string">
            <text:p>3B</text:p>
          </table:table-cell>
          <table:table-cell table:style-name="ce11" office:value-type="string" calcext:value-type="string">
            <text:p>EK Archery Club</text:p>
          </table:table-cell>
          <table:table-cell table:style-name="ce17" office:value-type="string" calcext:value-type="string">
            <text:p>Lauren Findlay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3" calcext:value-type="float">
            <text:p>3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12]&amp;[.K12]" office:value-type="string" office:string-value="3C" calcext:value-type="string">
            <text:p>3C</text:p>
          </table:table-cell>
          <table:table-cell table:style-name="ce11" office:value-type="string" calcext:value-type="string">
            <text:p>Monklands AC</text:p>
          </table:table-cell>
          <table:table-cell table:style-name="ce17" office:value-type="string" calcext:value-type="string">
            <text:p>Donna Ferguson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3" calcext:value-type="float">
            <text:p>3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13]&amp;[.K13]" office:value-type="string" office:string-value="3D" calcext:value-type="string">
            <text:p>3D</text:p>
          </table:table-cell>
          <table:table-cell table:style-name="ce12" office:value-type="string" calcext:value-type="string">
            <text:p>Glasgow Archers</text:p>
          </table:table-cell>
          <table:table-cell table:style-name="ce18" office:value-type="string" calcext:value-type="string">
            <text:p>Euan Ogilvie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Rec</text:p>
          </table:table-cell>
          <table:table-cell table:style-name="ce24" table:number-columns-repeated="3"/>
          <table:table-cell table:style-name="ce35"/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14]&amp;[.K14]" office:value-type="string" office:string-value="4A" calcext:value-type="string">
            <text:p>4A</text:p>
          </table:table-cell>
          <table:table-cell table:style-name="ce10" office:value-type="string" calcext:value-type="string">
            <text:p>Monklands AC</text:p>
          </table:table-cell>
          <table:table-cell table:style-name="ce16" office:value-type="string" calcext:value-type="string">
            <text:p>Iain Macmillan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Rec</text:p>
          </table:table-cell>
          <table:table-cell table:style-name="ce22" table:number-columns-repeated="3"/>
          <table:table-cell table:style-name="ce33"/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15]&amp;[.K15]" office:value-type="string" office:string-value="4B" calcext:value-type="string">
            <text:p>4B</text:p>
          </table:table-cell>
          <table:table-cell table:style-name="ce11" office:value-type="string" calcext:value-type="string">
            <text:p>Monklands AC</text:p>
          </table:table-cell>
          <table:table-cell table:style-name="ce17" office:value-type="string" calcext:value-type="string">
            <text:p>Fraser Macfarlane 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4" calcext:value-type="float">
            <text:p>4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16]&amp;[.K16]" office:value-type="string" office:string-value="4C" calcext:value-type="string">
            <text:p>4C</text:p>
          </table:table-cell>
          <table:table-cell table:style-name="ce11" office:value-type="string" calcext:value-type="string">
            <text:p>Orion's Archers</text:p>
          </table:table-cell>
          <table:table-cell table:style-name="ce17" office:value-type="string" calcext:value-type="string">
            <text:p>David MacLachlan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4" calcext:value-type="float">
            <text:p>4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17]&amp;[.K17]" office:value-type="string" office:string-value="4D" calcext:value-type="string">
            <text:p>4D</text:p>
          </table:table-cell>
          <table:table-cell table:style-name="ce12" office:value-type="string" calcext:value-type="string">
            <text:p>Strathclyde AC</text:p>
          </table:table-cell>
          <table:table-cell table:style-name="ce18" office:value-type="string" calcext:value-type="string">
            <text:p>Benji Hamer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Rec</text:p>
          </table:table-cell>
          <table:table-cell table:style-name="ce24" table:number-columns-repeated="3"/>
          <table:table-cell table:style-name="ce35"/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18]&amp;[.K18]" office:value-type="string" office:string-value="5A" calcext:value-type="string">
            <text:p>5A</text:p>
          </table:table-cell>
          <table:table-cell table:style-name="ce10" office:value-type="string" calcext:value-type="string">
            <text:p>Strathclyde AC</text:p>
          </table:table-cell>
          <table:table-cell table:style-name="ce16" office:value-type="string" calcext:value-type="string">
            <text:p>Sam Chapman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Rec</text:p>
          </table:table-cell>
          <table:table-cell table:style-name="ce22" table:number-columns-repeated="3"/>
          <table:table-cell table:style-name="ce33"/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19]&amp;[.K19]" office:value-type="string" office:string-value="5B" calcext:value-type="string">
            <text:p>5B</text:p>
          </table:table-cell>
          <table:table-cell table:style-name="ce11" office:value-type="string" calcext:value-type="string">
            <text:p>EK Archery Club</text:p>
          </table:table-cell>
          <table:table-cell table:style-name="ce17" office:value-type="string" calcext:value-type="string">
            <text:p>Alexander Husbands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5" calcext:value-type="float">
            <text:p>5</text:p>
          </table:table-cell>
          <table:table-cell table:style-name="ce47" office:value-type="string" calcext:value-type="string">
            <text:p>B</text:p>
          </table:table-cell>
          <table:table-cell table:style-name="ce52"/>
          <table:table-cell table:style-name="ce51" table:number-columns-repeated="13"/>
          <table:table-cell table:number-columns-repeated="999"/>
        </table:table-row>
        <table:table-row table:style-name="ro1">
          <table:table-cell table:style-name="ce3" table:formula="of:=[.J20]&amp;[.K20]" office:value-type="string" office:string-value="5C" calcext:value-type="string">
            <text:p>5C</text:p>
          </table:table-cell>
          <table:table-cell table:style-name="ce11" office:value-type="string" calcext:value-type="string">
            <text:p>Glasgow Archers</text:p>
          </table:table-cell>
          <table:table-cell table:style-name="ce17" office:value-type="string" calcext:value-type="string">
            <text:p>Henri Krishna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21]&amp;[.K21]" office:value-type="string" office:string-value="5D" calcext:value-type="string">
            <text:p>5D</text:p>
          </table:table-cell>
          <table:table-cell table:style-name="ce12" office:value-type="string" calcext:value-type="string">
            <text:p>Glasgow Archers</text:p>
          </table:table-cell>
          <table:table-cell table:style-name="ce18" office:value-type="string" calcext:value-type="string">
            <text:p>Duncan Malone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Rec</text:p>
          </table:table-cell>
          <table:table-cell table:style-name="ce24" table:number-columns-repeated="3"/>
          <table:table-cell table:style-name="ce35"/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22]&amp;[.K22]" office:value-type="string" office:string-value="6A" calcext:value-type="string">
            <text:p>6A</text:p>
          </table:table-cell>
          <table:table-cell table:style-name="ce10" office:value-type="string" calcext:value-type="string">
            <text:p>EK Archery Club</text:p>
          </table:table-cell>
          <table:table-cell table:style-name="ce16" office:value-type="string" calcext:value-type="string">
            <text:p>James McCredie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Rec</text:p>
          </table:table-cell>
          <table:table-cell table:style-name="ce22" table:number-columns-repeated="3"/>
          <table:table-cell table:style-name="ce33"/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23]&amp;[.K23]" office:value-type="string" office:string-value="6B" calcext:value-type="string">
            <text:p>6B</text:p>
          </table:table-cell>
          <table:table-cell table:style-name="ce11" office:value-type="string" calcext:value-type="string">
            <text:p>Monklands AC</text:p>
          </table:table-cell>
          <table:table-cell table:style-name="ce17" office:value-type="string" calcext:value-type="string">
            <text:p>Lisa McCoubrie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Rec</text:p>
          </table:table-cell>
          <table:table-cell table:style-name="ce23" table:number-columns-repeated="3"/>
          <table:table-cell table:style-name="ce34"/>
          <table:table-cell table:style-name="ce39" office:value-type="float" office:value="6" calcext:value-type="float">
            <text:p>6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24]&amp;[.K24]" office:value-type="string" office:string-value="6C" calcext:value-type="string">
            <text:p>6C</text:p>
          </table:table-cell>
          <table:table-cell table:style-name="ce11"/>
          <table:table-cell table:style-name="ce17"/>
          <table:table-cell table:style-name="ce23" table:number-columns-repeated="5"/>
          <table:table-cell table:style-name="ce34"/>
          <table:table-cell table:style-name="ce39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25]&amp;[.K25]" office:value-type="string" office:string-value="6D" calcext:value-type="string">
            <text:p>6D</text:p>
          </table:table-cell>
          <table:table-cell table:style-name="ce12" office:value-type="string" calcext:value-type="string">
            <text:p>Orion's Archers</text:p>
          </table:table-cell>
          <table:table-cell table:style-name="ce18" office:value-type="string" calcext:value-type="string">
            <text:p>Gareth Clayton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Rec</text:p>
          </table:table-cell>
          <table:table-cell table:style-name="ce24" table:number-columns-repeated="3"/>
          <table:table-cell table:style-name="ce35"/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26]&amp;[.K26]" office:value-type="string" office:string-value="7A" calcext:value-type="string">
            <text:p>7A</text:p>
          </table:table-cell>
          <table:table-cell table:style-name="ce10" office:value-type="string" calcext:value-type="string">
            <text:p>Strathclyde AC</text:p>
          </table:table-cell>
          <table:table-cell table:style-name="ce16" office:value-type="string" calcext:value-type="string">
            <text:p>Donny Lin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ec</text:p>
          </table:table-cell>
          <table:table-cell table:style-name="ce22" table:number-columns-repeated="2"/>
          <table:table-cell table:style-name="ce27"/>
          <table:table-cell table:style-name="ce33"/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27]&amp;[.K27]" office:value-type="string" office:string-value="7B" calcext:value-type="string">
            <text:p>7B</text:p>
          </table:table-cell>
          <table:table-cell table:style-name="ce11"/>
          <table:table-cell table:style-name="ce17" table:number-columns-repeated="3"/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7" calcext:value-type="float">
            <text:p>7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28]&amp;[.K28]" office:value-type="string" office:string-value="7C" calcext:value-type="string">
            <text:p>7C</text:p>
          </table:table-cell>
          <table:table-cell table:style-name="ce11" office:value-type="string" calcext:value-type="string">
            <text:p>EK Archery Club</text:p>
          </table:table-cell>
          <table:table-cell table:style-name="ce17" office:value-type="string" calcext:value-type="string">
            <text:p>Calum Findlay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Rec</text:p>
          </table:table-cell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7" calcext:value-type="float">
            <text:p>7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29]&amp;[.K29]" office:value-type="string" office:string-value="7D" calcext:value-type="string">
            <text:p>7D</text:p>
          </table:table-cell>
          <table:table-cell table:style-name="ce12" office:value-type="string" calcext:value-type="string">
            <text:p>Orion's Archers</text:p>
          </table:table-cell>
          <table:table-cell table:style-name="ce18" office:value-type="string" calcext:value-type="string">
            <text:p>Alun ap Rhisiart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Rec</text:p>
          </table:table-cell>
          <table:table-cell table:style-name="ce24" table:number-columns-repeated="2"/>
          <table:table-cell table:style-name="ce29"/>
          <table:table-cell table:style-name="ce35"/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2" table:formula="of:=[.J30]&amp;[.K30]" office:value-type="string" office:string-value="8A" calcext:value-type="string">
            <text:p>8A</text:p>
          </table:table-cell>
          <table:table-cell table:style-name="ce10" office:value-type="string" calcext:value-type="string">
            <text:p>Glasgow Archers</text:p>
          </table:table-cell>
          <table:table-cell table:style-name="ce16" office:value-type="string" calcext:value-type="string">
            <text:p>George Davidson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ec</text:p>
          </table:table-cell>
          <table:table-cell table:style-name="ce22" table:number-columns-repeated="2"/>
          <table:table-cell table:style-name="ce27"/>
          <table:table-cell table:style-name="ce33"/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31]&amp;[.K31]" office:value-type="string" office:string-value="8B" calcext:value-type="string">
            <text:p>8B</text:p>
          </table:table-cell>
          <table:table-cell table:style-name="ce11" office:value-type="string" calcext:value-type="string">
            <text:p>Glasgow Archers</text:p>
          </table:table-cell>
          <table:table-cell table:style-name="ce17" office:value-type="string" calcext:value-type="string">
            <text:p>Jonah McArthur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Rec</text:p>
          </table:table-cell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8" calcext:value-type="float">
            <text:p>8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32]&amp;[.K32]" office:value-type="string" office:string-value="8C" calcext:value-type="string">
            <text:p>8C</text:p>
          </table:table-cell>
          <table:table-cell table:style-name="ce11" office:value-type="string" calcext:value-type="string">
            <text:p>Linwood AC</text:p>
          </table:table-cell>
          <table:table-cell table:style-name="ce17" office:value-type="string" calcext:value-type="string">
            <text:p>Joshua McMillan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BB</text:p>
          </table:table-cell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33]&amp;[.K33]" office:value-type="string" office:string-value="8D" calcext:value-type="string">
            <text:p>8D</text:p>
          </table:table-cell>
          <table:table-cell table:style-name="ce13" office:value-type="string" calcext:value-type="string">
            <text:p>Giffnock AC</text:p>
          </table:table-cell>
          <table:table-cell table:style-name="ce19" office:value-type="string" calcext:value-type="string">
            <text:p>James Embleto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BB</text:p>
          </table:table-cell>
          <table:table-cell table:style-name="ce25" table:number-columns-repeated="2"/>
          <table:table-cell table:style-name="ce30"/>
          <table:table-cell table:style-name="ce36"/>
          <table:table-cell table:style-name="ce41" office:value-type="float" office:value="8" calcext:value-type="float">
            <text:p>8</text:p>
          </table:table-cell>
          <table:table-cell table:style-name="ce49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5" table:formula="of:=[.J34]&amp;[.K34]" office:value-type="string" office:string-value="9A" calcext:value-type="string">
            <text:p>9A</text:p>
          </table:table-cell>
          <table:table-cell table:style-name="ce10" office:value-type="string" calcext:value-type="string">
            <text:p>Giffnock AC</text:p>
          </table:table-cell>
          <table:table-cell table:style-name="ce16" office:value-type="string" calcext:value-type="string">
            <text:p>Alison Clark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LB</text:p>
          </table:table-cell>
          <table:table-cell table:style-name="ce22" table:number-columns-repeated="2"/>
          <table:table-cell table:style-name="ce27"/>
          <table:table-cell table:style-name="ce33"/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6" table:formula="of:=[.J35]&amp;[.K35]" office:value-type="string" office:string-value="9B" calcext:value-type="string">
            <text:p>9B</text:p>
          </table:table-cell>
          <table:table-cell table:style-name="ce11" office:value-type="string" calcext:value-type="string">
            <text:p>Monklands AC</text:p>
          </table:table-cell>
          <table:table-cell table:style-name="ce17" office:value-type="string" calcext:value-type="string">
            <text:p>Sandie Graham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LB</text:p>
          </table:table-cell>
          <table:table-cell table:style-name="ce23" table:number-columns-repeated="2"/>
          <table:table-cell table:style-name="ce28"/>
          <table:table-cell table:style-name="ce34"/>
          <table:table-cell table:style-name="ce43" office:value-type="float" office:value="9" calcext:value-type="float">
            <text:p>9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6" table:formula="of:=[.J36]&amp;[.K36]" office:value-type="string" office:string-value="9C" calcext:value-type="string">
            <text:p>9C</text:p>
          </table:table-cell>
          <table:table-cell table:style-name="ce11" office:value-type="string" calcext:value-type="string">
            <text:p>Linwood AC</text:p>
          </table:table-cell>
          <table:table-cell table:style-name="ce17" office:value-type="string" calcext:value-type="string">
            <text:p>Leah McGloin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BB</text:p>
          </table:table-cell>
          <table:table-cell table:style-name="ce23" table:number-columns-repeated="2"/>
          <table:table-cell table:style-name="ce28"/>
          <table:table-cell table:style-name="ce34"/>
          <table:table-cell table:style-name="ce43" office:value-type="float" office:value="9" calcext:value-type="float">
            <text:p>9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7" table:formula="of:=[.J37]&amp;[.K37]" office:value-type="string" office:string-value="9D" calcext:value-type="string">
            <text:p>9D</text:p>
          </table:table-cell>
          <table:table-cell table:style-name="ce12" office:value-type="string" calcext:value-type="string">
            <text:p>Giffnock AC</text:p>
          </table:table-cell>
          <table:table-cell table:style-name="ce18" office:value-type="string" calcext:value-type="string">
            <text:p>David Gillespie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BB</text:p>
          </table:table-cell>
          <table:table-cell table:style-name="ce24" table:number-columns-repeated="2"/>
          <table:table-cell table:style-name="ce29"/>
          <table:table-cell table:style-name="ce35"/>
          <table:table-cell table:style-name="ce44" office:value-type="float" office:value="9" calcext:value-type="float">
            <text:p>9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8" table:formula="of:=[.J38]&amp;[.K38]" office:value-type="string" office:string-value="10A" calcext:value-type="string">
            <text:p>10A</text:p>
          </table:table-cell>
          <table:table-cell table:style-name="ce14" office:value-type="string" calcext:value-type="string">
            <text:p>Glasgow Archers</text:p>
          </table:table-cell>
          <table:table-cell table:style-name="ce20" office:value-type="string" calcext:value-type="string">
            <text:p>Chris Blair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BB</text:p>
          </table:table-cell>
          <table:table-cell table:style-name="ce26" table:number-columns-repeated="2"/>
          <table:table-cell table:style-name="ce31"/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39]&amp;[.K39]" office:value-type="string" office:string-value="10B" calcext:value-type="string">
            <text:p>10B</text:p>
          </table:table-cell>
          <table:table-cell table:style-name="ce11" office:value-type="string" calcext:value-type="string">
            <text:p>Giffnock AC</text:p>
          </table:table-cell>
          <table:table-cell table:style-name="ce17" office:value-type="string" calcext:value-type="string">
            <text:p>Helen Embleton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BB</text:p>
          </table:table-cell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10" calcext:value-type="float">
            <text:p>10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40]&amp;[.K40]" office:value-type="string" office:string-value="10C" calcext:value-type="string">
            <text:p>10C</text:p>
          </table:table-cell>
          <table:table-cell table:style-name="ce13"/>
          <table:table-cell table:style-name="ce17" table:number-columns-repeated="3"/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10" calcext:value-type="float">
            <text:p>10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41]&amp;[.K41]" office:value-type="string" office:string-value="10D" calcext:value-type="string">
            <text:p>10D</text:p>
          </table:table-cell>
          <table:table-cell table:style-name="ce12"/>
          <table:table-cell table:style-name="ce18" table:number-columns-repeated="3"/>
          <table:table-cell table:style-name="ce24" table:number-columns-repeated="2"/>
          <table:table-cell table:style-name="ce29"/>
          <table:table-cell table:style-name="ce35"/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8" table:formula="of:=[.J42]&amp;[.K42]" office:value-type="string" office:string-value="11A" calcext:value-type="string">
            <text:p>11A</text:p>
          </table:table-cell>
          <table:table-cell table:style-name="ce14"/>
          <table:table-cell table:style-name="ce20" table:number-columns-repeated="3"/>
          <table:table-cell table:style-name="ce26" table:number-columns-repeated="2"/>
          <table:table-cell table:style-name="ce31"/>
          <table:table-cell table:style-name="ce37"/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43]&amp;[.K43]" office:value-type="string" office:string-value="11B" calcext:value-type="string">
            <text:p>11B</text:p>
          </table:table-cell>
          <table:table-cell table:style-name="ce11"/>
          <table:table-cell table:style-name="ce17" table:number-columns-repeated="3"/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11" calcext:value-type="float">
            <text:p>11</text:p>
          </table:table-cell>
          <table:table-cell table:style-name="ce47" office:value-type="string" calcext:value-type="string">
            <text:p>B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3" table:formula="of:=[.J44]&amp;[.K44]" office:value-type="string" office:string-value="11C" calcext:value-type="string">
            <text:p>11C</text:p>
          </table:table-cell>
          <table:table-cell table:style-name="ce11"/>
          <table:table-cell table:style-name="ce17" table:number-columns-repeated="3"/>
          <table:table-cell table:style-name="ce23" table:number-columns-repeated="2"/>
          <table:table-cell table:style-name="ce28"/>
          <table:table-cell table:style-name="ce34"/>
          <table:table-cell table:style-name="ce39" office:value-type="float" office:value="11" calcext:value-type="float">
            <text:p>11</text:p>
          </table:table-cell>
          <table:table-cell table:style-name="ce47" office:value-type="string" calcext:value-type="string">
            <text:p>C</text:p>
          </table:table-cell>
          <table:table-cell table:style-name="ce51" table:number-columns-repeated="14"/>
          <table:table-cell table:number-columns-repeated="999"/>
        </table:table-row>
        <table:table-row table:style-name="ro1">
          <table:table-cell table:style-name="ce4" table:formula="of:=[.J45]&amp;[.K45]" office:value-type="string" office:string-value="11D" calcext:value-type="string">
            <text:p>11D</text:p>
          </table:table-cell>
          <table:table-cell table:style-name="ce12"/>
          <table:table-cell table:style-name="ce18" table:number-columns-repeated="3"/>
          <table:table-cell table:style-name="ce24" table:number-columns-repeated="2"/>
          <table:table-cell table:style-name="ce29"/>
          <table:table-cell table:style-name="ce35"/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D</text:p>
          </table:table-cell>
          <table:table-cell table:style-name="ce51" table:number-columns-repeated="14"/>
          <table:table-cell table:number-columns-repeated="999"/>
        </table:table-row>
        <table:table-row table:style-name="ro1" table:number-rows-repeated="95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 Sheets" table:style-name="ta2">
        <table:table-column table:style-name="co14" table:default-cell-style-name="Default"/>
        <table:table-column table:style-name="co15" table:number-columns-repeated="35" table:default-cell-style-name="Default"/>
        <table:table-column table:style-name="co16" table:number-columns-repeated="2" table:default-cell-style-name="Default"/>
        <table:table-column table:style-name="co16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number-columns-repeated="3" table:default-cell-style-name="Default"/>
        <table:table-column table:style-name="co14" table:visibility="collapse" table:number-columns-repeated="2" table:default-cell-style-name="Default"/>
        <table:table-column table:style-name="co16" table:visibility="collapse" table:default-cell-style-name="Default"/>
        <table:table-column table:style-name="co16" table:default-cell-style-name="Default"/>
        <table:table-column table:style-name="co12" table:number-columns-repeated="948" table:default-cell-style-name="Default"/>
        <table:table-row table:style-name="ro3">
          <table:table-cell table:style-name="ce53" table:number-columns-repeated="76"/>
          <table:table-cell table:number-columns-repeated="948"/>
        </table:table-row>
        <table:table-row table:style-name="ro4">
          <table:table-cell table:style-name="ce53"/>
          <table:table-cell table:style-name="ce55"/>
          <table:table-cell table:style-name="ce55" table:formula="of:=[$Scores.B4]" office:value-type="string" office:string-value="Target 1" calcext:value-type="string">
            <text:p>Target 1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number-columns-spanned="3" table:number-rows-spanned="1"/>
          <table:covered-table-cell table:number-columns-repeated="2"/>
          <table:table-cell table:style-name="ce53" table:number-columns-repeated="3"/>
          <table:table-cell table:style-name="ce55" table:formula="of:=[$Scores.M4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5">
          <table:table-cell table:style-name="ce53"/>
          <table:table-cell table:style-name="ce56" table:number-columns-repeated="35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4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3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5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6]" office:value-type="string" office:string-value="Finlay Grant" calcext:value-type="string" table:number-columns-spanned="5" table:number-rows-spanned="1">
            <text:p>Finlay Grant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]" office:value-type="string" office:string-value="Grant McLellan" calcext:value-type="string" table:number-columns-spanned="5" table:number-rows-spanned="1">
            <text:p>Grant McLella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8]" office:value-type="string" office:string-value="James Ross" calcext:value-type="string" table:number-columns-spanned="5" table:number-rows-spanned="1">
            <text:p>James Ros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9]" office:value-type="string" office:string-value="John Strang" calcext:value-type="string" table:number-columns-spanned="5" table:number-rows-spanned="1">
            <text:p>John Strang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5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6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8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9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$N$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5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6]" office:value-type="string" office:string-value="Com" calcext:value-type="string" table:number-columns-spanned="4" table:number-rows-spanned="1">
            <text:p>Com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7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8]" office:value-type="string" office:string-value="Com" calcext:value-type="string" table:number-columns-spanned="4" table:number-rows-spanned="1">
            <text:p>Com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9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6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6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7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7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8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8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9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9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6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6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6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6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 table:number-rows-repeated="2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11]" office:value-type="string" office:string-value="Target 2" calcext:value-type="string">
            <text:p>Target 2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11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#REF!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13]" office:value-type="string" office:string-value="Hugh Livingston" calcext:value-type="string" table:number-columns-spanned="5" table:number-rows-spanned="1">
            <text:p>Hugh Livingsto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1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15]" office:value-type="string" office:string-value="Megan Stewart" calcext:value-type="string" table:number-columns-spanned="5" table:number-rows-spanned="1">
            <text:p>Megan Stewart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16]" office:value-type="string" office:string-value="Oksana Peterson" calcext:value-type="string" table:number-columns-spanned="5" table:number-rows-spanned="1">
            <text:p>Oksana Peterson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1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1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1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1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13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1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15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16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1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1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1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1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13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14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15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16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13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13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14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14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15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15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16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16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8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9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 table:number-rows-repeated="2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18]" office:value-type="string" office:string-value="Target 3" calcext:value-type="string">
            <text:p>Target 3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18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0]" office:value-type="string" office:string-value="Antonis Katris" calcext:value-type="string" table:number-columns-spanned="5" table:number-rows-spanned="1">
            <text:p>Antonis Katri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1]" office:value-type="string" office:string-value="Lauren Findlay" calcext:value-type="string" table:number-columns-spanned="5" table:number-rows-spanned="1">
            <text:p>Lauren Findlay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2]" office:value-type="string" office:string-value="Donna Ferguson" calcext:value-type="string" table:number-columns-spanned="5" table:number-rows-spanned="1">
            <text:p>Donna Ferguso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3]" office:value-type="string" office:string-value="Euan Ogilvie" calcext:value-type="string" table:number-columns-spanned="5" table:number-rows-spanned="1">
            <text:p>Euan Ogilvie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0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1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2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3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0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1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2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3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0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0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1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1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2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2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3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3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25]" office:value-type="string" office:string-value="Target 4" calcext:value-type="string">
            <text:p>Target 4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25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7]" office:value-type="string" office:string-value="Iain Macmillan" calcext:value-type="string" table:number-columns-spanned="5" table:number-rows-spanned="1">
            <text:p>Iain Macmilla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8]" office:value-type="string" office:string-value="Fraser Macfarlane " calcext:value-type="string" table:number-columns-spanned="5" table:number-rows-spanned="1">
            <text:p>Fraser Macfarlane 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29]" office:value-type="string" office:string-value="David MacLachlan" calcext:value-type="string" table:number-columns-spanned="5" table:number-rows-spanned="1">
            <text:p>David MacLachla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30]" office:value-type="string" office:string-value="Benji Hamer" calcext:value-type="string" table:number-columns-spanned="5" table:number-rows-spanned="1">
            <text:p>Benji Hamer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2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3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7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8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29]" office:value-type="string" office:string-value="Orion's Archers" calcext:value-type="string" table:number-columns-spanned="5" table:number-rows-spanned="1">
            <text:p>Orion's Archer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30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2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3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7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8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29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30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7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7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8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8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29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29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30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30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32]" office:value-type="string" office:string-value="Target 5" calcext:value-type="string">
            <text:p>Target 5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32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34]" office:value-type="string" office:string-value="Sam Chapman" calcext:value-type="string" table:number-columns-spanned="5" table:number-rows-spanned="1">
            <text:p>Sam Chapma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35]" office:value-type="string" office:string-value="Alexander Husbands" calcext:value-type="string" table:number-columns-spanned="5" table:number-rows-spanned="1">
            <text:p>Alexander Husband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36]" office:value-type="string" office:string-value="Henri Krishna" calcext:value-type="string" table:number-columns-spanned="5" table:number-rows-spanned="1">
            <text:p>Henri Krishna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37]" office:value-type="string" office:string-value="Duncan Malone" calcext:value-type="string" table:number-columns-spanned="5" table:number-rows-spanned="1">
            <text:p>Duncan Malone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3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3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3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3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34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35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36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37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3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3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3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3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34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35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36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37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34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34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35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35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36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35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37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37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39]" office:value-type="string" office:string-value="Target 6" calcext:value-type="string">
            <text:p>Target 6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39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41]" office:value-type="string" office:string-value="James McCredie" calcext:value-type="string" table:number-columns-spanned="5" table:number-rows-spanned="1">
            <text:p>James McCredie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42]" office:value-type="string" office:string-value="Lisa McCoubrie" calcext:value-type="string" table:number-columns-spanned="5" table:number-rows-spanned="1">
            <text:p>Lisa McCoubrie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4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44]" office:value-type="string" office:string-value="Gareth Clayton" calcext:value-type="string" table:number-columns-spanned="5" table:number-rows-spanned="1">
            <text:p>Gareth Clayton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4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4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4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4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41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42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4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44]" office:value-type="string" office:string-value="Orion's Archers" calcext:value-type="string" table:number-columns-spanned="5" table:number-rows-spanned="1">
            <text:p>Orion's Archers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4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4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4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4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41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42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43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44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41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41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42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42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43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43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44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69"/>
          <table:table-cell table:style-name="ce149" table:formula="of:=[$Scores.Q44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46]" office:value-type="string" office:string-value="Target 7" calcext:value-type="string">
            <text:p>Target 7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46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48]" office:value-type="string" office:string-value="Donny Lin" calcext:value-type="string" table:number-columns-spanned="5" table:number-rows-spanned="1">
            <text:p>Donny Li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4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50]" office:value-type="string" office:string-value="Calum Findlay" calcext:value-type="string" table:number-columns-spanned="5" table:number-rows-spanned="1">
            <text:p>Calum Findlay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51]" office:value-type="string" office:string-value="Alun ap Rhisiart" calcext:value-type="string" table:number-columns-spanned="5" table:number-rows-spanned="1">
            <text:p>Alun ap Rhisiart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4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4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5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5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48]" office:value-type="string" office:string-value="Strathclyde AC" calcext:value-type="string" table:number-columns-spanned="5" table:number-rows-spanned="1">
            <text:p>Strathclyde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4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50]" office:value-type="string" office:string-value="EK Archery Club" calcext:value-type="string" table:number-columns-spanned="5" table:number-rows-spanned="1">
            <text:p>EK Archery Club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51]" office:value-type="string" office:string-value="Orion's Archers" calcext:value-type="string" table:number-columns-spanned="5" table:number-rows-spanned="1">
            <text:p>Orion's Archers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4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4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5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5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48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4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50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51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48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48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49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49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50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50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51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51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53]" office:value-type="string" office:string-value="Target 8" calcext:value-type="string">
            <text:p>Target 8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53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6"/>
          <table:table-cell table:style-name="ce114" table:number-columns-spanned="3" table:number-rows-spanned="1"/>
          <table:covered-table-cell table:number-columns-repeated="2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55]" office:value-type="string" office:string-value="George Davidson" calcext:value-type="string" table:number-columns-spanned="5" table:number-rows-spanned="1">
            <text:p>George Davidso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56]" office:value-type="string" office:string-value="Jonah McArthur" calcext:value-type="string" table:number-columns-spanned="5" table:number-rows-spanned="1">
            <text:p>Jonah McArthur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57]" office:value-type="string" office:string-value="Joshua McMillan" calcext:value-type="string" table:number-columns-spanned="5" table:number-rows-spanned="1">
            <text:p>Joshua McMilla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58]" office:value-type="string" office:string-value="James Embleton" calcext:value-type="string" table:number-columns-spanned="5" table:number-rows-spanned="1">
            <text:p>James Embleton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5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5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5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5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55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56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57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58]" office:value-type="string" office:string-value="Giffnock AC" calcext:value-type="string" table:number-columns-spanned="5" table:number-rows-spanned="1">
            <text:p>Giffnock AC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5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5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5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5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55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56]" office:value-type="string" office:string-value="Rec" calcext:value-type="string" table:number-columns-spanned="4" table:number-rows-spanned="1">
            <text:p>Rec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57]" office:value-type="string" office:string-value="BB" calcext:value-type="string" table:number-columns-spanned="4" table:number-rows-spanned="1">
            <text:p>BB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58]" office:value-type="string" office:string-value="BB" calcext:value-type="string" table:number-columns-spanned="4" table:number-rows-spanned="1">
            <text:p>BB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55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55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56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56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57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57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58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58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60]" office:value-type="string" office:string-value="Target 9" calcext:value-type="string">
            <text:p>Target 9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60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6"/>
          <table:table-cell table:style-name="ce157" table:number-columns-spanned="2" table:number-rows-spanned="1"/>
          <table:covered-table-cell table:style-name="ce69"/>
          <table:table-cell table:style-name="ce56" table:number-columns-repeated="3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62]" office:value-type="string" office:string-value="Alison Clark" calcext:value-type="string" table:number-columns-spanned="5" table:number-rows-spanned="1">
            <text:p>Alison Clark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63]" office:value-type="string" office:string-value="Sandie Graham" calcext:value-type="string" table:number-columns-spanned="5" table:number-rows-spanned="1">
            <text:p>Sandie Graham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64]" office:value-type="string" office:string-value="Leah McGloin" calcext:value-type="string" table:number-columns-spanned="5" table:number-rows-spanned="1">
            <text:p>Leah McGloi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65]" office:value-type="string" office:string-value="David Gillespie" calcext:value-type="string" table:number-columns-spanned="5" table:number-rows-spanned="1">
            <text:p>David Gillespie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6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6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6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6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62]" office:value-type="string" office:string-value="Giffnock AC" calcext:value-type="string" table:number-columns-spanned="5" table:number-rows-spanned="1">
            <text:p>Giffnock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63]" office:value-type="string" office:string-value="Monklands AC" calcext:value-type="string" table:number-columns-spanned="5" table:number-rows-spanned="1">
            <text:p>Monklands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64]" office:value-type="string" office:string-value="Linwood AC" calcext:value-type="string" table:number-columns-spanned="5" table:number-rows-spanned="1">
            <text:p>Linwood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65]" office:value-type="string" office:string-value="Giffnock AC" calcext:value-type="string" table:number-columns-spanned="5" table:number-rows-spanned="1">
            <text:p>Giffnock AC</text:p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6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6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6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6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62]" office:value-type="string" office:string-value="LB" calcext:value-type="string" table:number-columns-spanned="4" table:number-rows-spanned="1">
            <text:p>LB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63]" office:value-type="string" office:string-value="LB" calcext:value-type="string" table:number-columns-spanned="4" table:number-rows-spanned="1">
            <text:p>LB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64]" office:value-type="string" office:string-value="BB" calcext:value-type="string" table:number-columns-spanned="4" table:number-rows-spanned="1">
            <text:p>BB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E65]" office:value-type="string" office:string-value="BB" calcext:value-type="string" table:number-columns-spanned="4" table:number-rows-spanned="1">
            <text:p>BB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62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62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63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63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64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64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65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65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 table:number-columns-repeated="76"/>
          <table:table-cell table:number-columns-repeated="948"/>
        </table:table-row>
        <table:table-row table:style-name="ro1">
          <table:table-cell table:style-name="ce53"/>
          <table:table-cell table:style-name="ce55"/>
          <table:table-cell table:style-name="ce55" table:formula="of:=[$Scores.B67]" office:value-type="string" office:string-value="Target 10" calcext:value-type="string">
            <text:p>Target 10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53" table:number-columns-repeated="3"/>
          <table:table-cell table:style-name="ce55" table:formula="of:=[$Scores.M67]" office:value-type="float" office:value="0" calcext:value-type="float">
            <text:p>0</text:p>
          </table:table-cell>
          <table:table-cell table:style-name="ce56" table:number-columns-repeated="5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 table:formula="of:=[$Scores.$O$3]" office:value-type="float" office:value="0" calcext:value-type="float">
            <text:p>0</text:p>
          </table:table-cell>
          <table:table-cell table:style-name="ce56" table:number-columns-repeated="5"/>
          <table:table-cell table:style-name="ce95" table:formula="of:=#REF!" office:value-type="string" office:string-value="" calcext:value-type="error">
            <text:p>#REF!</text:p>
          </table:table-cell>
          <table:table-cell table:style-name="ce56" table:number-columns-repeated="3"/>
          <table:table-cell table:style-name="ce113"/>
          <table:table-cell table:style-name="ce56" table:number-columns-repeated="11"/>
          <table:table-cell table:style-name="ce56" office:value-type="string" calcext:value-type="string">
            <text:p>Date:</text:p>
          </table:table-cell>
          <table:table-cell table:style-name="ce114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3" table:number-columns-repeated="3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6"/>
          <table:table-cell table:style-name="ce107" table:number-columns-repeated="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style-name="ce53" table:number-columns-repeated="3"/>
          <table:table-cell table:style-name="ce115" table:formula="of:=[.C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A</text:p>
          </table:table-cell>
          <table:table-cell table:style-name="ce56"/>
          <table:table-cell table:style-name="ce115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B</text:p>
          </table:table-cell>
          <table:table-cell table:style-name="ce56"/>
          <table:table-cell table:style-name="ce115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C</text:p>
          </table:table-cell>
          <table:table-cell table:style-name="ce56"/>
          <table:table-cell table:style-name="ce115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4"/>
          <table:covered-table-cell table:style-name="ce135"/>
          <table:table-cell table:style-name="ce140" office:value-type="string" calcext:value-type="string">
            <text:p>SHOOTING</text:p>
          </table:table-cell>
          <table:table-cell table:style-name="ce143"/>
          <table:table-cell table:style-name="ce146" office:value-type="string" calcext:value-type="string">
            <text:p>D</text:p>
          </table:table-cell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69]" office:value-type="string" office:string-value="Chris Blair" calcext:value-type="string" table:number-columns-spanned="5" table:number-rows-spanned="1">
            <text:p>Chris Blair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0]" office:value-type="string" office:string-value="Helen Embleton" calcext:value-type="string" table:number-columns-spanned="5" table:number-rows-spanned="1">
            <text:p>Helen Embleton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6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7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7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47"/>
          <table:table-cell table:style-name="ce56"/>
          <table:table-cell table:style-name="ce116" office:value-type="string" calcext:value-type="string" table:number-columns-spanned="2" table:number-rows-spanned="1">
            <text:p>Name</text:p>
          </table:table-cell>
          <table:covered-table-cell table:style-name="ce69"/>
          <table:table-cell table:style-name="ce129" table:formula="of:=[$Scores.M7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69"/>
          <table:table-cell table:style-name="ce144"/>
          <table:table-cell table:style-name="ce15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69]" office:value-type="string" office:string-value="Glasgow Archers" calcext:value-type="string" table:number-columns-spanned="5" table:number-rows-spanned="1">
            <text:p>Glasgow Archers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0]" office:value-type="string" office:string-value="Giffnock AC" calcext:value-type="string" table:number-columns-spanned="5" table:number-rows-spanned="1">
            <text:p>Giffnock AC</text:p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3" table:number-columns-repeated="3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6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7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7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6"/>
          <table:table-cell table:style-name="ce117" office:value-type="string" calcext:value-type="string">
            <text:p>Club</text:p>
          </table:table-cell>
          <table:table-cell table:style-name="ce81"/>
          <table:table-cell table:style-name="ce130" table:formula="of:=[$Scores.N7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69"/>
          <table:covered-table-cell table:style-name="ce148"/>
          <table:table-cell table:style-name="ce53" table:number-columns-repeated="2"/>
          <table:table-cell table:number-columns-repeated="948"/>
        </table:table-row>
        <table:table-row table:style-name="ro1">
          <table:table-cell table:style-name="ce53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6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0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1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2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3" table:number-columns-repeated="3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69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69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70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69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71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71]" office:value-type="float" office:value="0" calcext:value-type="float">
            <text:p/>
          </table:table-cell>
          <table:table-cell table:style-name="ce56"/>
          <table:table-cell table:style-name="ce116" office:value-type="string" calcext:value-type="string" table:number-columns-spanned="2" table:number-rows-spanned="1">
            <text:p>Class</text:p>
          </table:table-cell>
          <table:covered-table-cell table:style-name="ce69"/>
          <table:table-cell table:style-name="ce131" table:formula="of:=[$Scores.O72]" office:value-type="float" office:value="0" calcext:value-type="float" table:number-columns-spanned="2" table:number-rows-spanned="1">
            <text:p/>
          </table:table-cell>
          <table:covered-table-cell table:style-name="ce69"/>
          <table:table-cell table:style-name="ce357" office:value-type="string" calcext:value-type="string">
            <text:p><text:s text:c="5"/>Junior Age Under</text:p>
          </table:table-cell>
          <table:table-cell table:style-name="ce357" table:number-columns-repeated="2"/>
          <table:table-cell table:style-name="ce149" table:formula="of:=[$Scores.Q72]" office:value-type="float" office:value="0" calcext:value-type="float">
            <text:p/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3" table:number-columns-repeated="3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6"/>
          <table:table-cell table:style-name="ce118"/>
          <table:table-cell table:style-name="ce81" table:number-columns-repeated="2"/>
          <table:table-cell table:style-name="ce132"/>
          <table:table-cell table:style-name="ce137"/>
          <table:table-cell table:style-name="ce141" office:value-type="string" calcext:value-type="string">
            <text:p>Score</text:p>
          </table:table-cell>
          <table:table-cell table:style-name="ce145" office:value-type="string" calcext:value-type="string">
            <text:p>Hits</text:p>
          </table:table-cell>
          <table:table-cell table:style-name="ce150" office:value-type="string" calcext:value-type="string">
            <text:p>Golds</text:p>
          </table:table-cell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110" office:value-type="string" calcext:value-type="string">
            <text:p>End</text:p>
          </table:table-cell>
          <table:table-cell table:style-name="ce111" table:number-columns-repeated="3"/>
          <table:table-cell table:style-name="ce112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110" office:value-type="string" calcext:value-type="string">
            <text:p>End</text:p>
          </table:table-cell>
          <table:table-cell table:style-name="ce111" table:number-columns-repeated="3"/>
          <table:table-cell table:style-name="ce112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110" office:value-type="string" calcext:value-type="string">
            <text:p>End</text:p>
          </table:table-cell>
          <table:table-cell table:style-name="ce111" table:number-columns-repeated="3"/>
          <table:table-cell table:style-name="ce112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54" table:number-columns-repeated="3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108"/>
          <table:table-cell table:style-name="ce119"/>
          <table:table-cell table:style-name="ce125" table:number-columns-repeated="2"/>
          <table:table-cell table:style-name="ce84" office:value-type="string" calcext:value-type="string">
            <text:p>E/T</text:p>
          </table:table-cell>
          <table:table-cell table:style-name="ce138" office:value-type="string" calcext:value-type="string">
            <text:p>1/2 Doz.</text:p>
          </table:table-cell>
          <table:table-cell table:style-name="ce138" office:value-type="string" calcext:value-type="string">
            <text:p>Doz.</text:p>
          </table:table-cell>
          <table:table-cell table:style-name="ce94"/>
          <table:table-cell table:style-name="ce151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 table:number-columns-repeated="3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25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26"/>
          <table:table-cell table:style-name="ce142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54" table:number-columns-repeated="3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108"/>
          <table:table-cell table:style-name="ce120"/>
          <table:table-cell table:style-name="ce126" table:number-columns-repeated="2"/>
          <table:table-cell table:style-name="ce133"/>
          <table:table-cell table:style-name="ce139"/>
          <table:table-cell table:style-name="ce111"/>
          <table:table-cell table:style-name="ce126"/>
          <table:table-cell table:style-name="ce152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54" table:number-columns-repeated="3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108"/>
          <table:table-cell table:style-name="ce121"/>
          <table:table-cell table:style-name="ce126" table:number-columns-repeated="2"/>
          <table:table-cell table:style-name="ce134"/>
          <table:table-cell table:style-name="ce126" table:number-columns-repeated="3"/>
          <table:table-cell table:style-name="ce153"/>
          <table:table-cell table:style-name="ce54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3" table:number-columns-repeated="3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6"/>
          <table:table-cell table:style-name="ce122" office:value-type="string" calcext:value-type="string">
            <text:p>TOTALS</text:p>
          </table:table-cell>
          <table:table-cell table:style-name="ce127" table:number-columns-repeated="4"/>
          <table:table-cell table:style-name="ce92" table:number-columns-repeated="2"/>
          <table:table-cell table:style-name="ce154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3" table:number-columns-repeated="3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6"/>
          <table:table-cell table:style-name="ce118" office:value-type="string" calcext:value-type="string">
            <text:p>Archer:-</text:p>
          </table:table-cell>
          <table:table-cell table:style-name="ce81" table:number-columns-repeated="6"/>
          <table:table-cell table:style-name="ce155"/>
          <table:table-cell table:style-name="ce53" table:number-columns-repeated="2"/>
          <table:table-cell table:number-columns-repeated="948"/>
        </table:table-row>
        <table:table-row table:style-name="ro7">
          <table:table-cell table:style-name="ce53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3" table:number-columns-repeated="3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6"/>
          <table:table-cell table:style-name="ce123" office:value-type="string" calcext:value-type="string">
            <text:p>Target Captain:-</text:p>
          </table:table-cell>
          <table:table-cell table:style-name="ce128" table:number-columns-repeated="6"/>
          <table:table-cell table:style-name="ce156"/>
          <table:table-cell table:style-name="ce53" table:number-columns-repeated="2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"/>
          <table:table-cell table:style-name="ce55" table:formula="of:=[$Scores.B74]" office:value-type="string" office:string-value="Target 11" calcext:value-type="string">
            <text:p>Target 11</text:p>
          </table:table-cell>
          <table:table-cell table:style-name="ce56" table:number-columns-repeated="4"/>
          <table:table-cell table:style-name="ce53"/>
          <table:table-cell table:style-name="ce95" office:value-type="string" calcext:value-type="string">
            <text:p>Session:</text:p>
          </table:table-cell>
          <table:table-cell table:style-name="ce56"/>
          <table:table-cell table:style-name="ce55"/>
          <table:table-cell table:style-name="ce55" table:formula="of:=[$Scores.$D$3]" office:value-type="string" office:string-value="Morning" calcext:value-type="string">
            <text:p>Morning</text:p>
          </table:table-cell>
          <table:table-cell table:style-name="ce56" table:number-columns-repeated="4"/>
          <table:table-cell table:style-name="ce95"/>
          <table:table-cell table:style-name="ce56" table:number-columns-repeated="4"/>
          <table:table-cell table:style-name="ce113"/>
          <table:table-cell table:style-name="ce56" table:number-columns-repeated="10"/>
          <table:table-cell table:style-name="ce56" office:value-type="string" calcext:value-type="string">
            <text:p>Date:</text:p>
          </table:table-cell>
          <table:table-cell table:style-name="ce114" table:formula="of:=[.AH34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/>
          <table:table-cell table:style-name="ce56" table:number-columns-repeated="7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style-name="ce56" table:number-columns-repeated="8"/>
          <table:table-cell table:style-name="ce107"/>
          <table:table-cell table:number-columns-repeated="988"/>
        </table:table-row>
        <table:table-row table:style-name="ro1">
          <table:table-cell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A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B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C</text:p>
          </table:table-cell>
          <table:table-cell table:style-name="ce56"/>
          <table:table-cell table:style-name="ce57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68"/>
          <table:table-cell table:style-name="ce88" office:value-type="string" calcext:value-type="string" table:number-columns-spanned="2" table:number-rows-spanned="1">
            <text:p>Shooting</text:p>
          </table:table-cell>
          <table:covered-table-cell table:style-name="ce93"/>
          <table:table-cell table:style-name="ce96" office:value-type="string" calcext:value-type="string">
            <text:p>D</text:p>
          </table:table-cell>
          <table:table-cell table:number-columns-repeated="988"/>
        </table:table-row>
        <table:table-row table:style-name="ro1">
          <table:table-cell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279" office:value-type="string" calcext:value-type="string" table:number-columns-spanned="3" table:number-rows-spanned="1">
            <text:p>Name</text:p>
          </table:table-cell>
          <table:covered-table-cell table:number-columns-repeated="2" table:style-name="ce69"/>
          <table:table-cell table:style-name="ce80" table:formula="of:=[$Scores.B7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style-name="ce56"/>
          <table:table-cell table:style-name="ce59" office:value-type="string" calcext:value-type="string" table:number-columns-spanned="3" table:number-rows-spanned="1">
            <text:p>Club</text:p>
          </table:table-cell>
          <table:covered-table-cell table:number-columns-repeated="2" table:style-name="ce70"/>
          <table:table-cell table:style-name="ce80" table:formula="of:=[$Scores.C7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69"/>
          <table:covered-table-cell table:style-name="ce97"/>
          <table:table-cell table:number-columns-repeated="988"/>
        </table:table-row>
        <table:table-row table:style-name="ro1">
          <table:table-cell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6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8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style-name="ce56"/>
          <table:table-cell table:style-name="ce279" office:value-type="string" calcext:value-type="string" table:number-columns-spanned="4" table:number-rows-spanned="1">
            <text:p>Bow Type</text:p>
          </table:table-cell>
          <table:covered-table-cell table:number-columns-repeated="3" table:style-name="ce69"/>
          <table:table-cell table:style-name="ce83" table:formula="of:=[$Scores.G7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89"/>
          <table:covered-table-cell table:style-name="ce98"/>
          <table:table-cell table:number-columns-repeated="988"/>
        </table:table-row>
        <table:table-row table:style-name="ro1">
          <table:table-cell/>
          <table:table-cell table:style-name="ce60" table:number-columns-spanned="5" table:number-rows-spanned="1"/>
          <table:covered-table-cell table:number-columns-repeated="4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style-name="ce56"/>
          <table:table-cell table:style-name="ce109" table:number-columns-spanned="5" table:number-rows-spanned="1"/>
          <table:covered-table-cell table:number-columns-repeated="4" table:style-name="ce89"/>
          <table:table-cell table:style-name="ce90" office:value-type="string" calcext:value-type="string">
            <text:p>Score</text:p>
          </table:table-cell>
          <table:table-cell table:style-name="ce90" office:value-type="string" calcext:value-type="string">
            <text:p>Hits</text:p>
          </table:table-cell>
          <table:table-cell table:style-name="ce99" office:value-type="string" calcext:value-type="string">
            <text:p>10s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End</text:p>
          </table:table-cell>
          <table:table-cell table:style-name="ce71" table:number-columns-repeated="3"/>
          <table:table-cell table:style-name="ce84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110" office:value-type="string" calcext:value-type="string">
            <text:p>End</text:p>
          </table:table-cell>
          <table:table-cell table:style-name="ce111" table:number-columns-repeated="3"/>
          <table:table-cell table:style-name="ce112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110" office:value-type="string" calcext:value-type="string">
            <text:p>End</text:p>
          </table:table-cell>
          <table:table-cell table:style-name="ce111" table:number-columns-repeated="3"/>
          <table:table-cell table:style-name="ce112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style-name="ce108"/>
          <table:table-cell table:style-name="ce110" office:value-type="string" calcext:value-type="string">
            <text:p>End</text:p>
          </table:table-cell>
          <table:table-cell table:style-name="ce111" table:number-columns-repeated="3"/>
          <table:table-cell table:style-name="ce112" office:value-type="string" calcext:value-type="string">
            <text:p>E/T</text:p>
          </table:table-cell>
          <table:table-cell table:style-name="ce84" office:value-type="string" calcext:value-type="string">
            <text:p>Runing</text:p>
          </table:table-cell>
          <table:table-cell table:style-name="ce94"/>
          <table:table-cell table:style-name="ce100"/>
          <table:table-cell table:number-columns-repeated="988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" calcext:value-type="float">
            <text:p>1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2" calcext:value-type="float">
            <text:p>2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4" calcext:value-type="float">
            <text:p>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6" calcext:value-type="float">
            <text:p>6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7" calcext:value-type="float">
            <text:p>7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8" calcext:value-type="float">
            <text:p>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9" calcext:value-type="float">
            <text:p>9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style-name="ce74"/>
          <table:table-cell table:style-name="ce63" office:value-type="float" office:value="10" calcext:value-type="float">
            <text:p>10</text:p>
          </table:table-cell>
          <table:table-cell table:style-name="ce73"/>
          <table:table-cell table:style-name="ce78" table:number-columns-repeated="2"/>
          <table:table-cell table:style-name="ce86" table:number-columns-repeated="2"/>
          <table:table-cell table:style-name="ce78"/>
          <table:table-cell table:style-name="ce102"/>
          <table:table-cell table:number-columns-repeated="988"/>
        </table:table-row>
        <table:table-row table:style-name="ro1">
          <table:table-cell/>
          <table:table-cell table:style-name="ce64" office:value-type="float" office:value="11" calcext:value-type="float">
            <text:p>11</text:p>
          </table:table-cell>
          <table:table-cell table:style-name="ce74"/>
          <table:table-cell table:style-name="ce79" table:number-columns-repeated="2"/>
          <table:table-cell table:style-name="ce87" table:number-columns-repeated="2"/>
          <table:table-cell table:style-name="ce79"/>
          <table:table-cell table:style-name="ce103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1" calcext:value-type="float">
            <text:p>11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2" calcext:value-type="float">
            <text:p>12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3" calcext:value-type="float">
            <text:p>13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4" calcext:value-type="float">
            <text:p>14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5" calcext:value-type="float">
            <text:p>15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6" calcext:value-type="float">
            <text:p>16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style-name="ce74"/>
          <table:table-cell table:style-name="ce62" office:value-type="float" office:value="17" calcext:value-type="float">
            <text:p>17</text:p>
          </table:table-cell>
          <table:table-cell table:style-name="ce72"/>
          <table:table-cell table:style-name="ce77" table:number-columns-repeated="2"/>
          <table:table-cell table:style-name="ce85" table:number-columns-repeated="2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style-name="ce74"/>
          <table:table-cell table:style-name="ce62" office:value-type="float" office:value="18" calcext:value-type="float">
            <text:p>18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91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style-name="ce74"/>
          <table:table-cell table:style-name="ce62" office:value-type="float" office:value="19" calcext:value-type="float">
            <text:p>19</text:p>
          </table:table-cell>
          <table:table-cell table:style-name="ce72"/>
          <table:table-cell table:style-name="ce77" table:number-columns-repeated="2"/>
          <table:table-cell table:style-name="ce85"/>
          <table:table-cell table:style-name="ce87"/>
          <table:table-cell table:style-name="ce77"/>
          <table:table-cell table:style-name="ce101"/>
          <table:table-cell table:number-columns-repeated="988"/>
        </table:table-row>
        <table:table-row table:style-name="ro1">
          <table:table-cell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style-name="ce74"/>
          <table:table-cell table:style-name="ce62" office:value-type="float" office:value="20" calcext:value-type="float">
            <text:p>20</text:p>
          </table:table-cell>
          <table:table-cell table:style-name="ce73"/>
          <table:table-cell table:style-name="ce77" table:number-columns-repeated="2"/>
          <table:table-cell table:style-name="ce86"/>
          <table:table-cell table:style-name="ce85"/>
          <table:table-cell table:style-name="ce77"/>
          <table:table-cell table:style-name="ce102"/>
          <table:table-cell table:number-columns-repeated="988"/>
        </table:table-row>
        <table:table-row table:style-name="ro1">
          <table:table-cell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style-name="ce56"/>
          <table:table-cell table:style-name="ce65" office:value-type="string" calcext:value-type="string" table:number-columns-spanned="5" table:number-rows-spanned="1">
            <text:p>TOTALS</text:p>
          </table:table-cell>
          <table:covered-table-cell table:number-columns-repeated="4" table:style-name="ce75"/>
          <table:table-cell table:style-name="ce92" table:number-columns-repeated="2"/>
          <table:table-cell table:style-name="ce104"/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style-name="ce56"/>
          <table:table-cell table:style-name="ce66" office:value-type="string" calcext:value-type="string" table:number-columns-spanned="3" table:number-rows-spanned="1">
            <text:p>Archer:-</text:p>
          </table:table-cell>
          <table:covered-table-cell table:number-columns-repeated="2" table:style-name="ce70"/>
          <table:table-cell table:style-name="ce81" table:number-columns-repeated="4"/>
          <table:table-cell table:style-name="ce105"/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style-name="ce56"/>
          <table:table-cell table:style-name="ce67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76"/>
          <table:table-cell table:style-name="ce82" table:number-columns-repeated="4"/>
          <table:table-cell table:style-name="ce106"/>
          <table:table-cell table:number-columns-repeated="988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10480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s" table:style-name="ta3"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11" table:number-columns-repeated="3" table:default-cell-style-name="Default"/>
        <table:table-column table:style-name="co16" table:number-columns-repeated="4" table:default-cell-style-name="Default"/>
        <table:table-column table:style-name="co29" table:default-cell-style-name="Default"/>
        <table:table-column table:style-name="co16" table:number-columns-repeated="5" table:default-cell-style-name="Default"/>
        <table:table-column table:style-name="co12" table:number-columns-repeated="994" table:default-cell-style-name="Default"/>
        <table:table-row table:style-name="ro1">
          <table:table-cell table:style-name="ce159"/>
          <table:table-cell table:style-name="ce160"/>
          <table:table-cell table:style-name="ce51"/>
          <table:table-cell table:style-name="ce174" office:value-type="string" calcext:value-type="string" table:number-columns-spanned="2" table:number-rows-spanned="1">
            <text:p><text:s text:c="4"/>Target List</text:p>
          </table:table-cell>
          <table:covered-table-cell/>
          <table:table-cell table:style-name="ce51" table:number-columns-repeated="5"/>
          <table:table-cell table:style-name="ce192"/>
          <table:table-cell table:number-columns-repeated="12"/>
          <table:table-cell table:style-name="ce160" table:number-columns-repeated="2"/>
          <table:table-cell table:style-name="ce195" table:number-columns-repeated="5"/>
          <table:table-cell table:number-columns-repeated="994"/>
        </table:table-row>
        <table:table-row table:style-name="ro1">
          <table:table-cell table:style-name="ce159"/>
          <table:table-cell table:style-name="ce161" office:value-type="string" calcext:value-type="string">
            <text:p>Enter Participating Clubs :-</text:p>
          </table:table-cell>
          <table:table-cell table:style-name="ce51" office:value-type="string" calcext:value-type="string">
            <text:p>EK Archery Club</text:p>
          </table:table-cell>
          <table:table-cell table:style-name="ce51" office:value-type="string" calcext:value-type="string">
            <text:p>Monklands AC</text:p>
          </table:table-cell>
          <table:table-cell table:style-name="ce51" office:value-type="string" calcext:value-type="string">
            <text:p>Glasgow Archers</text:p>
          </table:table-cell>
          <table:table-cell table:style-name="ce51" office:value-type="string" calcext:value-type="string">
            <text:p>Orion’s Arhcers</text:p>
          </table:table-cell>
          <table:table-cell table:style-name="ce51" office:value-type="string" calcext:value-type="string">
            <text:p>Strathclyde AC</text:p>
          </table:table-cell>
          <table:table-cell table:style-name="ce51" office:value-type="string" calcext:value-type="string">
            <text:p>Linwood AC</text:p>
          </table:table-cell>
          <table:table-cell table:style-name="ce189" office:value-type="string" calcext:value-type="string" table:number-columns-spanned="2" table:number-rows-spanned="1">
            <text:p>UWS Archery Club</text:p>
          </table:table-cell>
          <table:covered-table-cell/>
          <table:table-cell table:style-name="ce193"/>
          <table:table-cell table:number-columns-repeated="12"/>
          <table:table-cell table:style-name="ce160" table:number-columns-repeated="2"/>
          <table:table-cell table:style-name="ce196" table:number-columns-repeated="5"/>
          <table:table-cell table:number-columns-repeated="994"/>
        </table:table-row>
        <table:table-row table:style-name="ro4">
          <table:table-cell table:style-name="ce159" office:value-type="string" calcext:value-type="string">
            <text:p>Date</text:p>
          </table:table-cell>
          <table:table-cell table:style-name="ce162" office:value-type="date" office:date-value="2025-01-12" calcext:value-type="date">
            <text:p>12-Jan-2025</text:p>
          </table:table-cell>
          <table:table-cell table:style-name="ce51"/>
          <table:table-cell table:style-name="ce175" office:value-type="string" calcext:value-type="string">
            <text:p>Morning</text:p>
          </table:table-cell>
          <table:table-cell table:style-name="ce51" table:number-columns-repeated="6"/>
          <table:table-cell table:style-name="ce192"/>
          <table:table-cell table:number-columns-repeated="12"/>
          <table:table-cell table:style-name="ce160" table:number-columns-repeated="2"/>
          <table:table-cell table:style-name="ce196" table:number-columns-repeated="5"/>
          <table:table-cell table:number-columns-repeated="994"/>
        </table:table-row>
        <table:table-row table:style-name="ro1">
          <table:table-cell table:style-name="ce159"/>
          <table:table-cell table:style-name="ce163" office:value-type="string" calcext:value-type="string">
            <text:p>Target 1</text:p>
          </table:table-cell>
          <table:table-cell table:style-name="ce51" table:number-columns-repeated="8"/>
          <table:table-cell table:style-name="ce192"/>
          <table:table-cell table:number-columns-repeated="12"/>
          <table:table-cell table:style-name="ce160" table:number-columns-repeated="2"/>
          <table:table-cell table:style-name="ce196" table:number-columns-repeated="5"/>
          <table:table-cell table:number-columns-repeated="994"/>
        </table:table-row>
        <table:table-row table:style-name="ro2">
          <table:table-cell table:style-name="ce159" office:value-type="float" office:value="1" calcext:value-type="float">
            <text:p>1</text:p>
          </table:table-cell>
          <table:table-cell table:style-name="ce164" office:value-type="string" calcext:value-type="string">
            <text:p>Archer</text:p>
          </table:table-cell>
          <table:table-cell table:style-name="ce169" office:value-type="string" calcext:value-type="string">
            <text:p>Club</text:p>
          </table:table-cell>
          <table:table-cell table:style-name="ce169" office:value-type="string" calcext:value-type="string">
            <text:p>Novice</text:p>
          </table:table-cell>
          <table:table-cell table:style-name="ce169" office:value-type="string" calcext:value-type="string">
            <text:p>Bow type</text:p>
          </table:table-cell>
          <table:table-cell table:style-name="ce169" office:value-type="string" calcext:value-type="string">
            <text:p>Junior</text:p>
          </table:table-cell>
          <table:table-cell table:style-name="ce179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5]&amp;[.$A6];[$'Target List'.$A$2:.$J$37];3;0)" office:value-type="string" office:string-value="Finlay Grant" calcext:value-type="string">
            <text:p>Finlay Grant</text:p>
          </table:table-cell>
          <table:table-cell table:style-name="ce170" table:formula="of:=VLOOKUP([.$A5]&amp;[.$A6];[$'Target List'.$A$2:.$J$37];2;0)" office:value-type="string" office:string-value="Glasgow Archers" calcext:value-type="string">
            <text:p>Glasgow Archers</text:p>
          </table:table-cell>
          <table:table-cell table:style-name="ce176"/>
          <table:table-cell table:style-name="ce170" table:formula="of:=VLOOKUP([.$A5]&amp;[.$A6];[$'Target List'.$A$2:.$J$37];5;0)" office:value-type="string" office:string-value="Com" calcext:value-type="string">
            <text:p>Com</text:p>
          </table:table-cell>
          <table:table-cell table:style-name="ce176"/>
          <table:table-cell table:style-name="ce180"/>
          <table:table-cell table:style-name="ce185" office:value-type="float" office:value="550" calcext:value-type="float">
            <text:p>550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17" calcext:value-type="float">
            <text:p>17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5]&amp;[.$A7];[$'Target List'.$A$2:.$J$37];3;0)" office:value-type="string" office:string-value="Grant McLellan" calcext:value-type="string">
            <text:p>Grant McLellan</text:p>
          </table:table-cell>
          <table:table-cell table:style-name="ce171" table:formula="of:=VLOOKUP([.$A5]&amp;[.$A7];[$'Target List'.$A$2:.$J$37];2;0)" office:value-type="string" office:string-value="Strathclyde AC" calcext:value-type="string">
            <text:p>Strathclyde AC</text:p>
          </table:table-cell>
          <table:table-cell table:style-name="ce177"/>
          <table:table-cell table:style-name="ce171" table:formula="of:=VLOOKUP([.$A5]&amp;[.$A7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5" office:value-type="float" office:value="585" calcext:value-type="float">
            <text:p>585</text:p>
          </table:table-cell>
          <table:table-cell table:style-name="ce26" office:value-type="float" office:value="60" calcext:value-type="float">
            <text:p>60</text:p>
          </table:table-cell>
          <table:table-cell table:style-name="ce34" office:value-type="float" office:value="45" calcext:value-type="float">
            <text:p>45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5]&amp;[.$A8];[$'Target List'.$A$2:.$J$37];3;0)" office:value-type="string" office:string-value="James Ross" calcext:value-type="string">
            <text:p>James Ross</text:p>
          </table:table-cell>
          <table:table-cell table:style-name="ce171" table:formula="of:=VLOOKUP([.$A5]&amp;[.$A8];[$'Target List'.$A$2:.$J$37];2;0)" office:value-type="string" office:string-value="EK Archery Club" calcext:value-type="string">
            <text:p>EK Archery Club</text:p>
          </table:table-cell>
          <table:table-cell table:style-name="ce177"/>
          <table:table-cell table:style-name="ce171" table:formula="of:=VLOOKUP([.$A5]&amp;[.$A8];[$'Target List'.$A$2:.$J$37];5;0)" office:value-type="string" office:string-value="Com" calcext:value-type="string">
            <text:p>Com</text:p>
          </table:table-cell>
          <table:table-cell table:style-name="ce177"/>
          <table:table-cell table:style-name="ce181"/>
          <table:table-cell table:style-name="ce185" office:value-type="float" office:value="579" calcext:value-type="float">
            <text:p>579</text:p>
          </table:table-cell>
          <table:table-cell table:style-name="ce26" office:value-type="float" office:value="60" calcext:value-type="float">
            <text:p>60</text:p>
          </table:table-cell>
          <table:table-cell table:style-name="ce34" office:value-type="float" office:value="39" calcext:value-type="float">
            <text:p>39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5]&amp;[.$A9];[$'Target List'.$A$2:.$J$37];3;0)" office:value-type="string" office:string-value="John Strang" calcext:value-type="string">
            <text:p>John Strang</text:p>
          </table:table-cell>
          <table:table-cell table:style-name="ce172" table:formula="of:=VLOOKUP([.$A5]&amp;[.$A9];[$'Target List'.$A$2:.$J$37];2;0)" office:value-type="string" office:string-value="Glasgow Archers" calcext:value-type="string">
            <text:p>Glasgow Archers</text:p>
          </table:table-cell>
          <table:table-cell table:style-name="ce178"/>
          <table:table-cell table:style-name="ce172" table:formula="of:=VLOOKUP([.$A5]&amp;[.$A9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6" office:value-type="float" office:value="494" calcext:value-type="float">
            <text:p>494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6" calcext:value-type="float">
            <text:p>6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2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2" calcext:value-type="float">
            <text:p>2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12]&amp;[.A13];[$'Target List'.$A$2:.$J$37];3;0)" office:value-type="string" office:string-value="Hugh Livingston" calcext:value-type="string">
            <text:p>Hugh Livingston</text:p>
          </table:table-cell>
          <table:table-cell table:style-name="ce170" table:formula="of:=VLOOKUP([.$A12]&amp;[.$A13];[$'Target List'.$A$2:.$J$37];2;0)" office:value-type="string" office:string-value="Monklands AC" calcext:value-type="string">
            <text:p>Monklands AC</text:p>
          </table:table-cell>
          <table:table-cell table:style-name="ce176"/>
          <table:table-cell table:style-name="ce170" table:formula="of:=VLOOKUP([.$A12]&amp;[.$A13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/>
          <table:table-cell table:style-name="ce26"/>
          <table:table-cell table:style-name="ce37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12]&amp;[.A14];[$'Target List'.$A$2:.$J$37];3;0)" office:value-type="float" office:value="0" calcext:value-type="float">
            <text:p/>
          </table:table-cell>
          <table:table-cell table:style-name="ce171" table:formula="of:=VLOOKUP([.$A12]&amp;[.$A14];[$'Target List'.$A$2:.$J$37];2;0)" office:value-type="float" office:value="0" calcext:value-type="float">
            <text:p/>
          </table:table-cell>
          <table:table-cell table:style-name="ce177"/>
          <table:table-cell table:style-name="ce171" table:formula="of:=VLOOKUP([.$A12]&amp;[.$A14];[$'Target List'.$A$2:.$J$37];5;0)" office:value-type="float" office:value="0" calcext:value-type="float">
            <text:p/>
          </table:table-cell>
          <table:table-cell table:style-name="ce177"/>
          <table:table-cell table:style-name="ce181"/>
          <table:table-cell table:style-name="ce187"/>
          <table:table-cell table:style-name="ce23"/>
          <table:table-cell table:style-name="ce34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12]&amp;[.A15];[$'Target List'.$A$2:.$J$37];3;0)" office:value-type="string" office:string-value="Megan Stewart" calcext:value-type="string">
            <text:p>Megan Stewart</text:p>
          </table:table-cell>
          <table:table-cell table:style-name="ce171" table:formula="of:=VLOOKUP([.$A12]&amp;[.$A15];[$'Target List'.$A$2:.$J$37];2;0)" office:value-type="string" office:string-value="EK Archery Club" calcext:value-type="string">
            <text:p>EK Archery Club</text:p>
          </table:table-cell>
          <table:table-cell table:style-name="ce177"/>
          <table:table-cell table:style-name="ce171" table:formula="of:=VLOOKUP([.$A12]&amp;[.$A15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456" calcext:value-type="float">
            <text:p>456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7" calcext:value-type="float">
            <text:p>7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12]&amp;[.A16];[$'Target List'.$A$2:.$J$37];3;0)" office:value-type="string" office:string-value="Oksana Peterson" calcext:value-type="string">
            <text:p>Oksana Peterson</text:p>
          </table:table-cell>
          <table:table-cell table:style-name="ce172" table:formula="of:=VLOOKUP([.$A12]&amp;[.$A16];[$'Target List'.$A$2:.$J$37];2;0)" office:value-type="string" office:string-value="Glasgow Archers" calcext:value-type="string">
            <text:p>Glasgow Archers</text:p>
          </table:table-cell>
          <table:table-cell table:style-name="ce178"/>
          <table:table-cell table:style-name="ce172" table:formula="of:=VLOOKUP([.$A12]&amp;[.$A16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8" office:value-type="float" office:value="523" calcext:value-type="float">
            <text:p>523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15" calcext:value-type="float">
            <text:p>15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3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3" calcext:value-type="float">
            <text:p>3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19]&amp;[.A20];[$'Target List'.$A$2:.$J$37];3;0)" office:value-type="string" office:string-value="Antonis Katris" calcext:value-type="string">
            <text:p>Antonis Katris</text:p>
          </table:table-cell>
          <table:table-cell table:style-name="ce170" table:formula="of:=VLOOKUP([.$A19]&amp;[.$A20];[$'Target List'.$A$2:.$J$37];2;0)" office:value-type="string" office:string-value="Strathclyde AC" calcext:value-type="string">
            <text:p>Strathclyde AC</text:p>
          </table:table-cell>
          <table:table-cell table:style-name="ce176"/>
          <table:table-cell table:style-name="ce170" table:formula="of:=VLOOKUP([.$A19]&amp;[.$A20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 office:value-type="float" office:value="544" calcext:value-type="float">
            <text:p>544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23" calcext:value-type="float">
            <text:p>23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19]&amp;[.A21];[$'Target List'.$A$2:.$J$37];3;0)" office:value-type="string" office:string-value="Lauren Findlay" calcext:value-type="string">
            <text:p>Lauren Findlay</text:p>
          </table:table-cell>
          <table:table-cell table:style-name="ce171" table:formula="of:=VLOOKUP([.$A19]&amp;[.$A21];[$'Target List'.$A$2:.$J$37];2;0)" office:value-type="string" office:string-value="EK Archery Club" calcext:value-type="string">
            <text:p>EK Archery Club</text:p>
          </table:table-cell>
          <table:table-cell table:style-name="ce177"/>
          <table:table-cell table:style-name="ce171" table:formula="of:=VLOOKUP([.$A19]&amp;[.$A21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496" calcext:value-type="float">
            <text:p>496</text:p>
          </table:table-cell>
          <table:table-cell table:style-name="ce23" office:value-type="float" office:value="59" calcext:value-type="float">
            <text:p>59</text:p>
          </table:table-cell>
          <table:table-cell table:style-name="ce34" office:value-type="float" office:value="12" calcext:value-type="float">
            <text:p>12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19]&amp;[.A22];[$'Target List'.$A$2:.$J$37];3;0)" office:value-type="string" office:string-value="Donna Ferguson" calcext:value-type="string">
            <text:p>Donna Ferguson</text:p>
          </table:table-cell>
          <table:table-cell table:style-name="ce171" table:formula="of:=VLOOKUP([.$A19]&amp;[.$A22];[$'Target List'.$A$2:.$J$37];2;0)" office:value-type="string" office:string-value="Monklands AC" calcext:value-type="string">
            <text:p>Monklands AC</text:p>
          </table:table-cell>
          <table:table-cell table:style-name="ce177"/>
          <table:table-cell table:style-name="ce171" table:formula="of:=VLOOKUP([.$A19]&amp;[.$A22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451" calcext:value-type="float">
            <text:p>451</text:p>
          </table:table-cell>
          <table:table-cell table:style-name="ce23" office:value-type="float" office:value="59" calcext:value-type="float">
            <text:p>59</text:p>
          </table:table-cell>
          <table:table-cell table:style-name="ce34" office:value-type="float" office:value="10" calcext:value-type="float">
            <text:p>10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19]&amp;[.A23];[$'Target List'.$A$2:.$J$37];3;0)" office:value-type="string" office:string-value="Euan Ogilvie" calcext:value-type="string">
            <text:p>Euan Ogilvie</text:p>
          </table:table-cell>
          <table:table-cell table:style-name="ce172" table:formula="of:=VLOOKUP([.$A19]&amp;[.$A23];[$'Target List'.$A$2:.$J$37];2;0)" office:value-type="string" office:string-value="Glasgow Archers" calcext:value-type="string">
            <text:p>Glasgow Archers</text:p>
          </table:table-cell>
          <table:table-cell table:style-name="ce178"/>
          <table:table-cell table:style-name="ce172" table:formula="of:=VLOOKUP([.$A19]&amp;[.$A23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8" office:value-type="float" office:value="559" calcext:value-type="float">
            <text:p>559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27" calcext:value-type="float">
            <text:p>27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4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4" calcext:value-type="float">
            <text:p>4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26]&amp;[.A27];[$'Target List'.$A$2:.$J$37];3;0)" office:value-type="string" office:string-value="Iain Macmillan" calcext:value-type="string">
            <text:p>Iain Macmillan</text:p>
          </table:table-cell>
          <table:table-cell table:style-name="ce170" table:formula="of:=VLOOKUP([.$A26]&amp;[.$A27];[$'Target List'.$A$2:.$J$37];2;0)" office:value-type="string" office:string-value="Monklands AC" calcext:value-type="string">
            <text:p>Monklands AC</text:p>
          </table:table-cell>
          <table:table-cell table:style-name="ce176"/>
          <table:table-cell table:style-name="ce170" table:formula="of:=VLOOKUP([.$A26]&amp;[.$A27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 office:value-type="float" office:value="540" calcext:value-type="float">
            <text:p>540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26]&amp;[.A28];[$'Target List'.$A$2:.$J$37];3;0)" office:value-type="string" office:string-value="Fraser Macfarlane " calcext:value-type="string">
            <text:p>Fraser Macfarlane </text:p>
          </table:table-cell>
          <table:table-cell table:style-name="ce171" table:formula="of:=VLOOKUP([.$A26]&amp;[.$A28];[$'Target List'.$A$2:.$J$37];2;0)" office:value-type="string" office:string-value="Monklands AC" calcext:value-type="string">
            <text:p>Monklands AC</text:p>
          </table:table-cell>
          <table:table-cell table:style-name="ce177"/>
          <table:table-cell table:style-name="ce171" table:formula="of:=VLOOKUP([.$A26]&amp;[.$A28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296" calcext:value-type="float">
            <text:p>296</text:p>
          </table:table-cell>
          <table:table-cell table:style-name="ce23" office:value-type="float" office:value="54" calcext:value-type="float">
            <text:p>54</text:p>
          </table:table-cell>
          <table:table-cell table:style-name="ce34" office:value-type="float" office:value="1" calcext:value-type="float">
            <text:p>1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26]&amp;[.A29];[$'Target List'.$A$2:.$J$37];3;0)" office:value-type="string" office:string-value="David MacLachlan" calcext:value-type="string">
            <text:p>David MacLachlan</text:p>
          </table:table-cell>
          <table:table-cell table:style-name="ce171" table:formula="of:=VLOOKUP([.$A26]&amp;[.$A29];[$'Target List'.$A$2:.$J$37];2;0)" office:value-type="string" office:string-value="Orion's Archers" calcext:value-type="string">
            <text:p>Orion's Archers</text:p>
          </table:table-cell>
          <table:table-cell table:style-name="ce177"/>
          <table:table-cell table:style-name="ce171" table:formula="of:=VLOOKUP([.$A26]&amp;[.$A29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474" calcext:value-type="float">
            <text:p>474</text:p>
          </table:table-cell>
          <table:table-cell table:style-name="ce23" office:value-type="float" office:value="58" calcext:value-type="float">
            <text:p>58</text:p>
          </table:table-cell>
          <table:table-cell table:style-name="ce34" office:value-type="float" office:value="6" calcext:value-type="float">
            <text:p>6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26]&amp;[.A30];[$'Target List'.$A$2:.$J$37];3;0)" office:value-type="string" office:string-value="Benji Hamer" calcext:value-type="string">
            <text:p>Benji Hamer</text:p>
          </table:table-cell>
          <table:table-cell table:style-name="ce172" table:formula="of:=VLOOKUP([.$A26]&amp;[.$A30];[$'Target List'.$A$2:.$J$37];2;0)" office:value-type="string" office:string-value="Strathclyde AC" calcext:value-type="string">
            <text:p>Strathclyde AC</text:p>
          </table:table-cell>
          <table:table-cell table:style-name="ce178"/>
          <table:table-cell table:style-name="ce172" table:formula="of:=VLOOKUP([.$A26]&amp;[.$A30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8" office:value-type="float" office:value="572" calcext:value-type="float">
            <text:p>572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30" calcext:value-type="float">
            <text:p>30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5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5" calcext:value-type="float">
            <text:p>5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33]&amp;[.A34];[$'Target List'.$A$2:.$J$37];3;0)" office:value-type="string" office:string-value="Sam Chapman" calcext:value-type="string">
            <text:p>Sam Chapman</text:p>
          </table:table-cell>
          <table:table-cell table:style-name="ce170" table:formula="of:=VLOOKUP([.$A33]&amp;[.$A34];[$'Target List'.$A$2:.$J$37];2;0)" office:value-type="string" office:string-value="Strathclyde AC" calcext:value-type="string">
            <text:p>Strathclyde AC</text:p>
          </table:table-cell>
          <table:table-cell table:style-name="ce176"/>
          <table:table-cell table:style-name="ce170" table:formula="of:=VLOOKUP([.$A33]&amp;[.$A34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 office:value-type="float" office:value="503" calcext:value-type="float">
            <text:p>503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11" calcext:value-type="float">
            <text:p>11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33]&amp;[.A35];[$'Target List'.$A$2:.$J$37];3;0)" office:value-type="string" office:string-value="Alexander Husbands" calcext:value-type="string">
            <text:p>Alexander Husbands</text:p>
          </table:table-cell>
          <table:table-cell table:style-name="ce171" table:formula="of:=VLOOKUP([.$A33]&amp;[.$A35];[$'Target List'.$A$2:.$J$37];2;0)" office:value-type="string" office:string-value="EK Archery Club" calcext:value-type="string">
            <text:p>EK Archery Club</text:p>
          </table:table-cell>
          <table:table-cell table:style-name="ce177"/>
          <table:table-cell table:style-name="ce171" table:formula="of:=VLOOKUP([.$A33]&amp;[.$A35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491" calcext:value-type="float">
            <text:p>491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10" calcext:value-type="float">
            <text:p>10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33]&amp;[.A36];[$'Target List'.$A$2:.$J$37];3;0)" office:value-type="string" office:string-value="Henri Krishna" calcext:value-type="string">
            <text:p>Henri Krishna</text:p>
          </table:table-cell>
          <table:table-cell table:style-name="ce171" table:formula="of:=VLOOKUP([.$A33]&amp;[.$A36];[$'Target List'.$A$2:.$J$37];2;0)" office:value-type="string" office:string-value="Glasgow Archers" calcext:value-type="string">
            <text:p>Glasgow Archers</text:p>
          </table:table-cell>
          <table:table-cell table:style-name="ce177"/>
          <table:table-cell table:style-name="ce171" table:formula="of:=VLOOKUP([.$A33]&amp;[.$A36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504" calcext:value-type="float">
            <text:p>504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12" calcext:value-type="float">
            <text:p>12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33]&amp;[.A37];[$'Target List'.$A$2:.$J$37];3;0)" office:value-type="string" office:string-value="Duncan Malone" calcext:value-type="string">
            <text:p>Duncan Malone</text:p>
          </table:table-cell>
          <table:table-cell table:style-name="ce172" table:formula="of:=VLOOKUP([.$A33]&amp;[.$A37];[$'Target List'.$A$2:.$J$37];2;0)" office:value-type="string" office:string-value="Glasgow Archers" calcext:value-type="string">
            <text:p>Glasgow Archers</text:p>
          </table:table-cell>
          <table:table-cell table:style-name="ce178"/>
          <table:table-cell table:style-name="ce172" table:formula="of:=VLOOKUP([.$A33]&amp;[.$A37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8" office:value-type="float" office:value="531" calcext:value-type="float">
            <text:p>531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19" calcext:value-type="float">
            <text:p>19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6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6" calcext:value-type="float">
            <text:p>6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40]&amp;[.A41];[$'Target List'.$A$2:.$J$37];3;0)" office:value-type="string" office:string-value="James McCredie" calcext:value-type="string">
            <text:p>James McCredie</text:p>
          </table:table-cell>
          <table:table-cell table:style-name="ce170" table:formula="of:=VLOOKUP([.$A40]&amp;[.$A41];[$'Target List'.$A$2:.$J$37];2;0)" office:value-type="string" office:string-value="EK Archery Club" calcext:value-type="string">
            <text:p>EK Archery Club</text:p>
          </table:table-cell>
          <table:table-cell table:style-name="ce176"/>
          <table:table-cell table:style-name="ce170" table:formula="of:=VLOOKUP([.$A40]&amp;[.$A41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 office:value-type="float" office:value="533" calcext:value-type="float">
            <text:p>533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15" calcext:value-type="float">
            <text:p>15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40]&amp;[.A42];[$'Target List'.$A$2:.$J$37];3;0)" office:value-type="string" office:string-value="Lisa McCoubrie" calcext:value-type="string">
            <text:p>Lisa McCoubrie</text:p>
          </table:table-cell>
          <table:table-cell table:style-name="ce171" table:formula="of:=VLOOKUP([.$A40]&amp;[.$A42];[$'Target List'.$A$2:.$J$37];2;0)" office:value-type="string" office:string-value="Monklands AC" calcext:value-type="string">
            <text:p>Monklands AC</text:p>
          </table:table-cell>
          <table:table-cell table:style-name="ce177"/>
          <table:table-cell table:style-name="ce171" table:formula="of:=VLOOKUP([.$A40]&amp;[.$A42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414" calcext:value-type="float">
            <text:p>414</text:p>
          </table:table-cell>
          <table:table-cell table:style-name="ce23" office:value-type="float" office:value="59" calcext:value-type="float">
            <text:p>59</text:p>
          </table:table-cell>
          <table:table-cell table:style-name="ce34" office:value-type="float" office:value="5" calcext:value-type="float">
            <text:p>5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40]&amp;[.A43];[$'Target List'.$A$2:.$J$37];3;0)" office:value-type="float" office:value="0" calcext:value-type="float">
            <text:p/>
          </table:table-cell>
          <table:table-cell table:style-name="ce171" table:formula="of:=VLOOKUP([.$A40]&amp;[.$A43];[$'Target List'.$A$2:.$J$37];2;0)" office:value-type="float" office:value="0" calcext:value-type="float">
            <text:p/>
          </table:table-cell>
          <table:table-cell table:style-name="ce177"/>
          <table:table-cell table:style-name="ce171" table:formula="of:=VLOOKUP([.$A40]&amp;[.$A43];[$'Target List'.$A$2:.$J$37];5;0)" office:value-type="float" office:value="0" calcext:value-type="float">
            <text:p/>
          </table:table-cell>
          <table:table-cell table:style-name="ce177"/>
          <table:table-cell table:style-name="ce181"/>
          <table:table-cell table:style-name="ce187"/>
          <table:table-cell table:style-name="ce23"/>
          <table:table-cell table:style-name="ce34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40]&amp;[.A44];[$'Target List'.$A$2:.$J$37];3;0)" office:value-type="string" office:string-value="Gareth Clayton" calcext:value-type="string">
            <text:p>Gareth Clayton</text:p>
          </table:table-cell>
          <table:table-cell table:style-name="ce172" table:formula="of:=VLOOKUP([.$A40]&amp;[.$A44];[$'Target List'.$A$2:.$J$37];2;0)" office:value-type="string" office:string-value="Orion's Archers" calcext:value-type="string">
            <text:p>Orion's Archers</text:p>
          </table:table-cell>
          <table:table-cell table:style-name="ce178"/>
          <table:table-cell table:style-name="ce172" table:formula="of:=VLOOKUP([.$A40]&amp;[.$A44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8" office:value-type="float" office:value="475" calcext:value-type="float">
            <text:p>475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4" calcext:value-type="float">
            <text:p>4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7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7" calcext:value-type="float">
            <text:p>7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47]&amp;[.A48];[$'Target List'.$A$2:.$J$37];3;0)" office:value-type="string" office:string-value="Donny Lin" calcext:value-type="string">
            <text:p>Donny Lin</text:p>
          </table:table-cell>
          <table:table-cell table:style-name="ce170" table:formula="of:=VLOOKUP([.$A47]&amp;[.$A48];[$'Target List'.$A$2:.$J$37];2;0)" office:value-type="string" office:string-value="Strathclyde AC" calcext:value-type="string">
            <text:p>Strathclyde AC</text:p>
          </table:table-cell>
          <table:table-cell table:style-name="ce176"/>
          <table:table-cell table:style-name="ce170" table:formula="of:=VLOOKUP([.$A47]&amp;[.$A48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/>
          <table:table-cell table:style-name="ce26"/>
          <table:table-cell table:style-name="ce37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47]&amp;[.A49];[$'Target List'.$A$2:.$J$37];3;0)" office:value-type="float" office:value="0" calcext:value-type="float">
            <text:p/>
          </table:table-cell>
          <table:table-cell table:style-name="ce171" table:formula="of:=VLOOKUP([.$A47]&amp;[.$A49];[$'Target List'.$A$2:.$J$37];2;0)" office:value-type="float" office:value="0" calcext:value-type="float">
            <text:p/>
          </table:table-cell>
          <table:table-cell table:style-name="ce177"/>
          <table:table-cell table:style-name="ce171" table:formula="of:=VLOOKUP([.$A47]&amp;[.$A49];[$'Target List'.$A$2:.$J$37];5;0)" office:value-type="float" office:value="0" calcext:value-type="float">
            <text:p/>
          </table:table-cell>
          <table:table-cell table:style-name="ce177"/>
          <table:table-cell table:style-name="ce181"/>
          <table:table-cell table:style-name="ce187"/>
          <table:table-cell table:style-name="ce23"/>
          <table:table-cell table:style-name="ce34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47]&amp;[.A50];[$'Target List'.$A$2:.$J$37];3;0)" office:value-type="string" office:string-value="Calum Findlay" calcext:value-type="string">
            <text:p>Calum Findlay</text:p>
          </table:table-cell>
          <table:table-cell table:style-name="ce171" table:formula="of:=VLOOKUP([.$A47]&amp;[.$A50];[$'Target List'.$A$2:.$J$37];2;0)" office:value-type="string" office:string-value="EK Archery Club" calcext:value-type="string">
            <text:p>EK Archery Club</text:p>
          </table:table-cell>
          <table:table-cell table:style-name="ce177"/>
          <table:table-cell table:style-name="ce171" table:formula="of:=VLOOKUP([.$A47]&amp;[.$A50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521" calcext:value-type="float">
            <text:p>521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17" calcext:value-type="float">
            <text:p>17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47]&amp;[.A51];[$'Target List'.$A$2:.$J$37];3;0)" office:value-type="string" office:string-value="Alun ap Rhisiart" calcext:value-type="string">
            <text:p>Alun ap Rhisiart</text:p>
          </table:table-cell>
          <table:table-cell table:style-name="ce172" table:formula="of:=VLOOKUP([.$A47]&amp;[.$A51];[$'Target List'.$A$2:.$J$37];2;0)" office:value-type="string" office:string-value="Orion's Archers" calcext:value-type="string">
            <text:p>Orion's Archers</text:p>
          </table:table-cell>
          <table:table-cell table:style-name="ce178"/>
          <table:table-cell table:style-name="ce172" table:formula="of:=VLOOKUP([.$A47]&amp;[.$A51];[$'Target List'.$A$2:.$J$37];5;0)" office:value-type="string" office:string-value="Rec" calcext:value-type="string">
            <text:p>Rec</text:p>
          </table:table-cell>
          <table:table-cell table:style-name="ce178"/>
          <table:table-cell table:style-name="ce182"/>
          <table:table-cell table:style-name="ce188"/>
          <table:table-cell table:style-name="ce24"/>
          <table:table-cell table:style-name="ce35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8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8" calcext:value-type="float">
            <text:p>8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54]&amp;[.A55];[$'Target List'.$A$2:.$J$37];3;0)" office:value-type="string" office:string-value="George Davidson" calcext:value-type="string">
            <text:p>George Davidson</text:p>
          </table:table-cell>
          <table:table-cell table:style-name="ce170" table:formula="of:=VLOOKUP([.$A54]&amp;[.$A55];[$'Target List'.$A$2:.$J$37];2;0)" office:value-type="string" office:string-value="Glasgow Archers" calcext:value-type="string">
            <text:p>Glasgow Archers</text:p>
          </table:table-cell>
          <table:table-cell table:style-name="ce176"/>
          <table:table-cell table:style-name="ce170" table:formula="of:=VLOOKUP([.$A54]&amp;[.$A55];[$'Target List'.$A$2:.$J$37];5;0)" office:value-type="string" office:string-value="Rec" calcext:value-type="string">
            <text:p>Rec</text:p>
          </table:table-cell>
          <table:table-cell table:style-name="ce176"/>
          <table:table-cell table:style-name="ce180"/>
          <table:table-cell table:style-name="ce187" office:value-type="float" office:value="539" calcext:value-type="float">
            <text:p>539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19" calcext:value-type="float">
            <text:p>19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54]&amp;[.A56];[$'Target List'.$A$2:.$J$37];3;0)" office:value-type="string" office:string-value="Jonah McArthur" calcext:value-type="string">
            <text:p>Jonah McArthur</text:p>
          </table:table-cell>
          <table:table-cell table:style-name="ce171" table:formula="of:=VLOOKUP([.$A54]&amp;[.$A56];[$'Target List'.$A$2:.$J$37];2;0)" office:value-type="string" office:string-value="Glasgow Archers" calcext:value-type="string">
            <text:p>Glasgow Archers</text:p>
          </table:table-cell>
          <table:table-cell table:style-name="ce177"/>
          <table:table-cell table:style-name="ce171" table:formula="of:=VLOOKUP([.$A54]&amp;[.$A56];[$'Target List'.$A$2:.$J$37];5;0)" office:value-type="string" office:string-value="Rec" calcext:value-type="string">
            <text:p>Rec</text:p>
          </table:table-cell>
          <table:table-cell table:style-name="ce177"/>
          <table:table-cell table:style-name="ce181"/>
          <table:table-cell table:style-name="ce187" office:value-type="float" office:value="509" calcext:value-type="float">
            <text:p>509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15" calcext:value-type="float">
            <text:p>15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54]&amp;[.A57];[$'Target List'.$A$2:.$J$37];3;0)" office:value-type="string" office:string-value="Joshua McMillan" calcext:value-type="string">
            <text:p>Joshua McMillan</text:p>
          </table:table-cell>
          <table:table-cell table:style-name="ce171" table:formula="of:=VLOOKUP([.$A54]&amp;[.$A57];[$'Target List'.$A$2:.$J$37];2;0)" office:value-type="string" office:string-value="Linwood AC" calcext:value-type="string">
            <text:p>Linwood AC</text:p>
          </table:table-cell>
          <table:table-cell table:style-name="ce177"/>
          <table:table-cell table:style-name="ce171" table:formula="of:=VLOOKUP([.$A54]&amp;[.$A57];[$'Target List'.$A$2:.$J$37];5;0)" office:value-type="string" office:string-value="BB" calcext:value-type="string">
            <text:p>BB</text:p>
          </table:table-cell>
          <table:table-cell table:style-name="ce177"/>
          <table:table-cell table:style-name="ce181"/>
          <table:table-cell table:style-name="ce187" office:value-type="float" office:value="507" calcext:value-type="float">
            <text:p>507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16" calcext:value-type="float">
            <text:p>16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54]&amp;[.A58];[$'Target List'.$A$2:.$J$37];3;0)" office:value-type="string" office:string-value="James Embleton" calcext:value-type="string">
            <text:p>James Embleton</text:p>
          </table:table-cell>
          <table:table-cell table:style-name="ce172" table:formula="of:=VLOOKUP([.$A54]&amp;[.$A58];[$'Target List'.$A$2:.$J$37];2;0)" office:value-type="string" office:string-value="Giffnock AC" calcext:value-type="string">
            <text:p>Giffnock AC</text:p>
          </table:table-cell>
          <table:table-cell table:style-name="ce178"/>
          <table:table-cell table:style-name="ce172" table:formula="of:=VLOOKUP([.$A54]&amp;[.$A58];[$'Target List'.$A$2:.$J$37];5;0)" office:value-type="string" office:string-value="BB" calcext:value-type="string">
            <text:p>BB</text:p>
          </table:table-cell>
          <table:table-cell table:style-name="ce178"/>
          <table:table-cell table:style-name="ce182"/>
          <table:table-cell table:style-name="ce188" office:value-type="float" office:value="508" calcext:value-type="float">
            <text:p>508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15" calcext:value-type="float">
            <text:p>15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9</text:p>
          </table:table-cell>
          <table:table-cell table:style-name="ce159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9" calcext:value-type="float">
            <text:p>9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61]&amp;[.A62];[$'Target List'.$A$2:.$J$37];3;0)" office:value-type="string" office:string-value="Alison Clark" calcext:value-type="string">
            <text:p>Alison Clark</text:p>
          </table:table-cell>
          <table:table-cell table:style-name="ce170" table:formula="of:=VLOOKUP([.$A61]&amp;[.$A62];[$'Target List'.$A$2:.$J$37];2;0)" office:value-type="string" office:string-value="Giffnock AC" calcext:value-type="string">
            <text:p>Giffnock AC</text:p>
          </table:table-cell>
          <table:table-cell table:style-name="ce176"/>
          <table:table-cell table:style-name="ce170" table:formula="of:=VLOOKUP([.$A61]&amp;[.$A62];[$'Target List'.$A$2:.$J$37];5;0)" office:value-type="string" office:string-value="LB" calcext:value-type="string">
            <text:p>LB</text:p>
          </table:table-cell>
          <table:table-cell table:style-name="ce176"/>
          <table:table-cell table:style-name="ce180"/>
          <table:table-cell table:style-name="ce187" office:value-type="float" office:value="329" calcext:value-type="float">
            <text:p>329</text:p>
          </table:table-cell>
          <table:table-cell table:style-name="ce26" office:value-type="float" office:value="55" calcext:value-type="float">
            <text:p>55</text:p>
          </table:table-cell>
          <table:table-cell table:style-name="ce37" office:value-type="float" office:value="4" calcext:value-type="float">
            <text:p>4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61]&amp;[.A63];[$'Target List'.$A$2:.$J$37];3;0)" office:value-type="string" office:string-value="Sandie Graham" calcext:value-type="string">
            <text:p>Sandie Graham</text:p>
          </table:table-cell>
          <table:table-cell table:style-name="ce171" table:formula="of:=VLOOKUP([.$A61]&amp;[.$A63];[$'Target List'.$A$2:.$J$37];2;0)" office:value-type="string" office:string-value="Monklands AC" calcext:value-type="string">
            <text:p>Monklands AC</text:p>
          </table:table-cell>
          <table:table-cell table:style-name="ce177"/>
          <table:table-cell table:style-name="ce171" table:formula="of:=VLOOKUP([.$A61]&amp;[.$A63];[$'Target List'.$A$2:.$J$37];5;0)" office:value-type="string" office:string-value="LB" calcext:value-type="string">
            <text:p>LB</text:p>
          </table:table-cell>
          <table:table-cell table:style-name="ce177"/>
          <table:table-cell table:style-name="ce181"/>
          <table:table-cell table:style-name="ce187" office:value-type="float" office:value="411" calcext:value-type="float">
            <text:p>411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0" calcext:value-type="float">
            <text:p>0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61]&amp;[.A64];[$'Target List'.$A$2:.$J$37];3;0)" office:value-type="string" office:string-value="Leah McGloin" calcext:value-type="string">
            <text:p>Leah McGloin</text:p>
          </table:table-cell>
          <table:table-cell table:style-name="ce171" table:formula="of:=VLOOKUP([.$A61]&amp;[.$A64];[$'Target List'.$A$2:.$J$37];2;0)" office:value-type="string" office:string-value="Linwood AC" calcext:value-type="string">
            <text:p>Linwood AC</text:p>
          </table:table-cell>
          <table:table-cell table:style-name="ce177"/>
          <table:table-cell table:style-name="ce171" table:formula="of:=VLOOKUP([.$A61]&amp;[.$A64];[$'Target List'.$A$2:.$J$37];5;0)" office:value-type="string" office:string-value="BB" calcext:value-type="string">
            <text:p>BB</text:p>
          </table:table-cell>
          <table:table-cell table:style-name="ce177"/>
          <table:table-cell table:style-name="ce181"/>
          <table:table-cell table:style-name="ce187" office:value-type="float" office:value="504" calcext:value-type="float">
            <text:p>504</text:p>
          </table:table-cell>
          <table:table-cell table:style-name="ce23" office:value-type="float" office:value="60" calcext:value-type="float">
            <text:p>60</text:p>
          </table:table-cell>
          <table:table-cell table:style-name="ce34" office:value-type="float" office:value="9" calcext:value-type="float">
            <text:p>9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61]&amp;[.A65];[$'Target List'.$A$2:.$J$37];3;0)" office:value-type="string" office:string-value="David Gillespie" calcext:value-type="string">
            <text:p>David Gillespie</text:p>
          </table:table-cell>
          <table:table-cell table:style-name="ce172" table:formula="of:=VLOOKUP([.$A61]&amp;[.$A65];[$'Target List'.$A$2:.$J$37];2;0)" office:value-type="string" office:string-value="Giffnock AC" calcext:value-type="string">
            <text:p>Giffnock AC</text:p>
          </table:table-cell>
          <table:table-cell table:style-name="ce178"/>
          <table:table-cell table:style-name="ce172" table:formula="of:=VLOOKUP([.$A61]&amp;[.$A65];[$'Target List'.$A$2:.$J$37];5;0)" office:value-type="string" office:string-value="BB" calcext:value-type="string">
            <text:p>BB</text:p>
          </table:table-cell>
          <table:table-cell table:style-name="ce178"/>
          <table:table-cell table:style-name="ce182"/>
          <table:table-cell table:style-name="ce188" office:value-type="float" office:value="490" calcext:value-type="float">
            <text:p>490</text:p>
          </table:table-cell>
          <table:table-cell table:style-name="ce24" office:value-type="float" office:value="60" calcext:value-type="float">
            <text:p>60</text:p>
          </table:table-cell>
          <table:table-cell table:style-name="ce35" office:value-type="float" office:value="8" calcext:value-type="float">
            <text:p>8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0"/>
          <table:table-cell table:style-name="ce51" table:number-columns-repeated="8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/>
          <table:table-cell table:style-name="ce163" office:value-type="string" calcext:value-type="string">
            <text:p>Target 10</text:p>
          </table:table-cell>
          <table:table-cell table:style-name="ce51" table:number-columns-repeated="2"/>
          <table:table-cell table:style-name="ce159"/>
          <table:table-cell table:style-name="ce51" table:number-columns-repeated="5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float" office:value="10" calcext:value-type="float">
            <text:p>10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A</text:p>
          </table:table-cell>
          <table:table-cell table:style-name="ce165" table:formula="of:=VLOOKUP([.$A68]&amp;[.A69];[$'Target List'.$A$2:.$J$41];3;0)" office:value-type="string" office:string-value="Chris Blair" calcext:value-type="string">
            <text:p>Chris Blair</text:p>
          </table:table-cell>
          <table:table-cell table:style-name="ce170" table:formula="of:=VLOOKUP([.$A68]&amp;[.$A69];[$'Target List'.$A$2:.$J$41];2;0)" office:value-type="string" office:string-value="Glasgow Archers" calcext:value-type="string">
            <text:p>Glasgow Archers</text:p>
          </table:table-cell>
          <table:table-cell table:style-name="ce176"/>
          <table:table-cell table:style-name="ce170" table:formula="of:=VLOOKUP([.$A68]&amp;[.$A69];[$'Target List'.$A$2:.$J$41];5;0)" office:value-type="string" office:string-value="BB" calcext:value-type="string">
            <text:p>BB</text:p>
          </table:table-cell>
          <table:table-cell table:style-name="ce176"/>
          <table:table-cell table:style-name="ce180"/>
          <table:table-cell table:style-name="ce187" office:value-type="float" office:value="464" calcext:value-type="float">
            <text:p>464</text:p>
          </table:table-cell>
          <table:table-cell table:style-name="ce26" office:value-type="float" office:value="60" calcext:value-type="float">
            <text:p>60</text:p>
          </table:table-cell>
          <table:table-cell table:style-name="ce37" office:value-type="float" office:value="7" calcext:value-type="float">
            <text:p>7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B</text:p>
          </table:table-cell>
          <table:table-cell table:style-name="ce166" table:formula="of:=VLOOKUP([.$A68]&amp;[.A70];[$'Target List'.$A$2:.$J$41];3;0)" office:value-type="string" office:string-value="Helen Embleton" calcext:value-type="string">
            <text:p>Helen Embleton</text:p>
          </table:table-cell>
          <table:table-cell table:style-name="ce171" table:formula="of:=VLOOKUP([.$A68]&amp;[.$A70];[$'Target List'.$A$2:.$J$41];2;0)" office:value-type="string" office:string-value="Giffnock AC" calcext:value-type="string">
            <text:p>Giffnock AC</text:p>
          </table:table-cell>
          <table:table-cell table:style-name="ce177"/>
          <table:table-cell table:style-name="ce171" table:formula="of:=VLOOKUP([.$A68]&amp;[.$A70];[$'Target List'.$A$2:.$J$41];5;0)" office:value-type="string" office:string-value="BB" calcext:value-type="string">
            <text:p>BB</text:p>
          </table:table-cell>
          <table:table-cell table:style-name="ce177"/>
          <table:table-cell table:style-name="ce181"/>
          <table:table-cell table:style-name="ce187" office:value-type="float" office:value="279" calcext:value-type="float">
            <text:p>279</text:p>
          </table:table-cell>
          <table:table-cell table:style-name="ce23" office:value-type="float" office:value="57" calcext:value-type="float">
            <text:p>57</text:p>
          </table:table-cell>
          <table:table-cell table:style-name="ce34" office:value-type="float" office:value="1" calcext:value-type="float">
            <text:p>1</text:p>
          </table:table-cell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C</text:p>
          </table:table-cell>
          <table:table-cell table:style-name="ce166" table:formula="of:=VLOOKUP([.$A68]&amp;[.A71];[$'Target List'.$A$2:.$J$41];3;0)" office:value-type="float" office:value="0" calcext:value-type="float">
            <text:p/>
          </table:table-cell>
          <table:table-cell table:style-name="ce171" table:formula="of:=VLOOKUP([.$A68]&amp;[.$A71];[$'Target List'.$A$2:.$J$41];2;0)" office:value-type="float" office:value="0" calcext:value-type="float">
            <text:p/>
          </table:table-cell>
          <table:table-cell table:style-name="ce177"/>
          <table:table-cell table:style-name="ce171" table:formula="of:=VLOOKUP([.$A68]&amp;[.$A71];[$'Target List'.$A$2:.$J$41];5;0)" office:value-type="float" office:value="0" calcext:value-type="float">
            <text:p/>
          </table:table-cell>
          <table:table-cell table:style-name="ce177"/>
          <table:table-cell table:style-name="ce181"/>
          <table:table-cell table:style-name="ce187"/>
          <table:table-cell table:style-name="ce23"/>
          <table:table-cell table:style-name="ce34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2">
          <table:table-cell table:style-name="ce159" office:value-type="string" calcext:value-type="string">
            <text:p>D</text:p>
          </table:table-cell>
          <table:table-cell table:style-name="ce167" table:formula="of:=VLOOKUP([.$A68]&amp;[.A72];[$'Target List'.$A$2:.$J$41];3;0)" office:value-type="float" office:value="0" calcext:value-type="float">
            <text:p/>
          </table:table-cell>
          <table:table-cell table:style-name="ce172" table:formula="of:=VLOOKUP([.$A68]&amp;[.$A72];[$'Target List'.$A$2:.$J$41];2;0)" office:value-type="float" office:value="0" calcext:value-type="float">
            <text:p/>
          </table:table-cell>
          <table:table-cell table:style-name="ce178"/>
          <table:table-cell table:style-name="ce172" table:formula="of:=VLOOKUP([.$A68]&amp;[.$A72];[$'Target List'.$A$2:.$J$41];5;0)" office:value-type="float" office:value="0" calcext:value-type="float">
            <text:p/>
          </table:table-cell>
          <table:table-cell table:style-name="ce178"/>
          <table:table-cell table:style-name="ce182"/>
          <table:table-cell table:style-name="ce188"/>
          <table:table-cell table:style-name="ce24"/>
          <table:table-cell table:style-name="ce35"/>
          <table:table-cell table:style-name="ce194"/>
          <table:table-cell table:number-columns-repeated="12"/>
          <table:table-cell table:style-name="ce160" table:number-columns-repeated="2"/>
          <table:table-cell table:style-name="ce197" table:number-columns-repeated="5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59"/>
          <table:table-cell table:style-name="ce163" office:value-type="string" calcext:value-type="string">
            <text:p>Target 11</text:p>
          </table:table-cell>
          <table:table-cell table:style-name="ce51" table:number-columns-repeated="2"/>
          <table:table-cell table:style-name="ce159"/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59" office:value-type="float" office:value="11" calcext:value-type="float">
            <text:p>11</text:p>
          </table:table-cell>
          <table:table-cell table:style-name="ce168" office:value-type="string" calcext:value-type="string">
            <text:p>Archer</text:p>
          </table:table-cell>
          <table:table-cell table:style-name="ce173" office:value-type="string" calcext:value-type="string">
            <text:p>Club</text:p>
          </table:table-cell>
          <table:table-cell table:style-name="ce173" office:value-type="string" calcext:value-type="string">
            <text:p>Novice</text:p>
          </table:table-cell>
          <table:table-cell table:style-name="ce173" office:value-type="string" calcext:value-type="string">
            <text:p>Bow type</text:p>
          </table:table-cell>
          <table:table-cell table:style-name="ce173" office:value-type="string" calcext:value-type="string">
            <text:p>Junior</text:p>
          </table:table-cell>
          <table:table-cell table:style-name="ce183" office:value-type="string" calcext:value-type="string">
            <text:p>Age Under</text:p>
          </table:table-cell>
          <table:table-cell table:style-name="ce184" office:value-type="string" calcext:value-type="string">
            <text:p>Score</text:p>
          </table:table-cell>
          <table:table-cell table:style-name="ce190" office:value-type="string" calcext:value-type="string">
            <text:p>Hits </text:p>
          </table:table-cell>
          <table:table-cell table:style-name="ce191" office:value-type="string" calcext:value-type="string">
            <text:p>10s</text:p>
          </table:table-cell>
          <table:table-cell table:number-columns-repeated="1014"/>
        </table:table-row>
        <table:table-row table:style-name="ro1">
          <table:table-cell table:style-name="ce159" office:value-type="string" calcext:value-type="string">
            <text:p>A</text:p>
          </table:table-cell>
          <table:table-cell table:style-name="ce165" table:formula="of:=VLOOKUP([.$A75]&amp;[.A76];[$'Target List'.$A$2:.$J$45];3;0)" office:value-type="float" office:value="0" calcext:value-type="float">
            <text:p/>
          </table:table-cell>
          <table:table-cell table:style-name="ce170" table:formula="of:=VLOOKUP([.$A75]&amp;[.$A76];[$'Target List'.$A$2:.$J$45];2;0)" office:value-type="float" office:value="0" calcext:value-type="float">
            <text:p/>
          </table:table-cell>
          <table:table-cell table:style-name="ce176"/>
          <table:table-cell table:style-name="ce170" table:formula="of:=VLOOKUP([.$A75]&amp;[.$A76];[$'Target List'.$A$2:.$J$45];5;0)" office:value-type="float" office:value="0" calcext:value-type="float">
            <text:p/>
          </table:table-cell>
          <table:table-cell table:style-name="ce176"/>
          <table:table-cell table:style-name="ce180"/>
          <table:table-cell table:style-name="ce187"/>
          <table:table-cell table:style-name="ce26"/>
          <table:table-cell table:style-name="ce37"/>
          <table:table-cell table:number-columns-repeated="1014"/>
        </table:table-row>
        <table:table-row table:style-name="ro1">
          <table:table-cell table:style-name="ce159" office:value-type="string" calcext:value-type="string">
            <text:p>B</text:p>
          </table:table-cell>
          <table:table-cell table:style-name="ce166" table:formula="of:=VLOOKUP([.$A75]&amp;[.A77];[$'Target List'.$A$2:.$J$45];3;0)" office:value-type="float" office:value="0" calcext:value-type="float">
            <text:p/>
          </table:table-cell>
          <table:table-cell table:style-name="ce171" table:formula="of:=VLOOKUP([.$A75]&amp;[.$A77];[$'Target List'.$A$2:.$J$45];2;0)" office:value-type="float" office:value="0" calcext:value-type="float">
            <text:p/>
          </table:table-cell>
          <table:table-cell table:style-name="ce177"/>
          <table:table-cell table:style-name="ce171" table:formula="of:=VLOOKUP([.$A75]&amp;[.$A77];[$'Target List'.$A$2:.$J$45];5;0)" office:value-type="float" office:value="0" calcext:value-type="float">
            <text:p/>
          </table:table-cell>
          <table:table-cell table:style-name="ce177"/>
          <table:table-cell table:style-name="ce181"/>
          <table:table-cell table:style-name="ce187"/>
          <table:table-cell table:style-name="ce23"/>
          <table:table-cell table:style-name="ce34"/>
          <table:table-cell table:number-columns-repeated="1014"/>
        </table:table-row>
        <table:table-row table:style-name="ro1">
          <table:table-cell table:style-name="ce159" office:value-type="string" calcext:value-type="string">
            <text:p>C</text:p>
          </table:table-cell>
          <table:table-cell table:style-name="ce166" table:formula="of:=VLOOKUP([.$A75]&amp;[.A78];[$'Target List'.$A$2:.$J$45];3;0)" office:value-type="float" office:value="0" calcext:value-type="float">
            <text:p/>
          </table:table-cell>
          <table:table-cell table:style-name="ce171" table:formula="of:=VLOOKUP([.$A75]&amp;[.$A78];[$'Target List'.$A$2:.$J$45];2;0)" office:value-type="float" office:value="0" calcext:value-type="float">
            <text:p/>
          </table:table-cell>
          <table:table-cell table:style-name="ce177"/>
          <table:table-cell table:style-name="ce171" table:formula="of:=VLOOKUP([.$A75]&amp;[.$A78];[$'Target List'.$A$2:.$J$45];5;0)" office:value-type="float" office:value="0" calcext:value-type="float">
            <text:p/>
          </table:table-cell>
          <table:table-cell table:style-name="ce177"/>
          <table:table-cell table:style-name="ce181"/>
          <table:table-cell table:style-name="ce187"/>
          <table:table-cell table:style-name="ce23"/>
          <table:table-cell table:style-name="ce34"/>
          <table:table-cell table:number-columns-repeated="1014"/>
        </table:table-row>
        <table:table-row table:style-name="ro1">
          <table:table-cell table:style-name="ce159" office:value-type="string" calcext:value-type="string">
            <text:p>D</text:p>
          </table:table-cell>
          <table:table-cell table:style-name="ce167" table:formula="of:=VLOOKUP([.$A75]&amp;[.A79];[$'Target List'.$A$2:.$J$45];3;0)" office:value-type="float" office:value="0" calcext:value-type="float">
            <text:p/>
          </table:table-cell>
          <table:table-cell table:style-name="ce172" table:formula="of:=VLOOKUP([.$A75]&amp;[.$A79];[$'Target List'.$A$2:.$J$45];2;0)" office:value-type="float" office:value="0" calcext:value-type="float">
            <text:p/>
          </table:table-cell>
          <table:table-cell table:style-name="ce178"/>
          <table:table-cell table:style-name="ce172" table:formula="of:=VLOOKUP([.$A75]&amp;[.$A79];[$'Target List'.$A$2:.$J$45];5;0)" office:value-type="float" office:value="0" calcext:value-type="float">
            <text:p/>
          </table:table-cell>
          <table:table-cell table:style-name="ce178"/>
          <table:table-cell table:style-name="ce182"/>
          <table:table-cell table:style-name="ce188"/>
          <table:table-cell table:style-name="ce24"/>
          <table:table-cell table:style-name="ce35"/>
          <table:table-cell table:number-columns-repeated="1014"/>
        </table:table-row>
        <table:table-row table:style-name="ro1" table:number-rows-repeated="92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4">
        <office:forms form:automatic-focus="false" form:apply-design-mode="false"/>
        <table:table-column table:style-name="co1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column table:style-name="co46" table:number-columns-repeated="16" table:default-cell-style-name="Default"/>
        <table:table-column table:style-name="co12" table:number-columns-repeated="989" table:default-cell-style-name="Default"/>
        <table:table-row table:style-name="ro6">
          <table:table-cell table:style-name="ce198" table:number-columns-repeated="3"/>
          <table:table-cell table:style-name="ce53" table:number-columns-repeated="2"/>
          <table:table-cell table:style-name="ce209" table:number-columns-repeated="2"/>
          <table:table-cell table:style-name="ce53" table:number-columns-repeated="2"/>
          <table:table-cell table:style-name="ce213"/>
          <table:table-cell table:style-name="ce198" table:number-columns-repeated="2"/>
          <table:table-cell table:style-name="ce214" table:number-columns-repeated="2"/>
          <table:table-cell table:style-name="ce198" table:number-columns-repeated="6"/>
          <table:table-cell table:style-name="ce53" table:number-columns-repeated="15"/>
          <table:table-cell table:number-columns-repeated="989"/>
        </table:table-row>
        <table:table-row table:style-name="ro10">
          <table:table-cell table:style-name="ce198"/>
          <table:table-cell table:style-name="ce199" table:number-columns-repeated="2"/>
          <table:table-cell table:style-name="ce204" table:number-columns-repeated="6"/>
          <table:table-cell table:style-name="ce214" table:number-columns-repeated="2"/>
          <table:table-cell table:style-name="ce216"/>
          <table:table-cell table:style-name="ce204" table:number-columns-repeated="2"/>
          <table:table-cell table:style-name="ce214"/>
          <table:table-cell table:style-name="ce198" table:number-columns-repeated="5"/>
          <table:table-cell table:style-name="ce53" table:number-columns-repeated="3"/>
          <table:table-cell table:style-name="ce224" table:number-columns-repeated="12"/>
          <table:table-cell table:number-columns-repeated="989"/>
        </table:table-row>
        <table:table-row table:style-name="ro10">
          <table:table-cell table:style-name="ce198"/>
          <table:table-cell table:style-name="ce200" office:value-type="string" calcext:value-type="string">
            <text:p>Target</text:p>
          </table:table-cell>
          <table:table-cell table:style-name="ce203" office:value-type="string" calcext:value-type="string">
            <text:p>Club</text:p>
          </table:table-cell>
          <table:table-cell table:style-name="ce205" office:value-type="string" calcext:value-type="string">
            <text:p>Archer</text:p>
          </table:table-cell>
          <table:table-cell table:style-name="ce205" office:value-type="string" calcext:value-type="string">
            <text:p>F/M</text:p>
          </table:table-cell>
          <table:table-cell table:style-name="ce205" office:value-type="string" calcext:value-type="string">
            <text:p>Bow Type</text:p>
          </table:table-cell>
          <table:table-cell table:style-name="ce205" office:value-type="string" calcext:value-type="string">
            <text:p>Score</text:p>
          </table:table-cell>
          <table:table-cell table:style-name="ce205" office:value-type="string" calcext:value-type="string">
            <text:p>Hits</text:p>
          </table:table-cell>
          <table:table-cell table:style-name="ce212" office:value-type="string" calcext:value-type="string">
            <text:p>10s</text:p>
          </table:table-cell>
          <table:table-cell table:style-name="ce215"/>
          <table:table-cell table:style-name="ce214"/>
          <table:table-cell table:style-name="ce216" office:value-type="string" calcext:value-type="string">
            <text:p>TEAM SCORES</text:p>
          </table:table-cell>
          <table:table-cell table:style-name="ce204" office:value-type="string" calcext:value-type="string">
            <text:p>Score</text:p>
          </table:table-cell>
          <table:table-cell table:style-name="ce204" office:value-type="string" calcext:value-type="string">
            <text:p>Hits</text:p>
          </table:table-cell>
          <table:table-cell table:style-name="ce214" office:value-type="string" calcext:value-type="string">
            <text:p>10s</text:p>
          </table:table-cell>
          <table:table-cell table:style-name="ce198" table:number-columns-repeated="3"/>
          <table:table-cell table:style-name="ce198" office:value-type="string" calcext:value-type="string">
            <text:p>TEAM SCORES</text:p>
          </table:table-cell>
          <table:table-cell table:style-name="ce198" office:value-type="string" calcext:value-type="string">
            <text:p>Score</text:p>
          </table:table-cell>
          <table:table-cell table:style-name="ce53" office:value-type="string" calcext:value-type="string">
            <text:p>Hits</text:p>
          </table:table-cell>
          <table:table-cell table:style-name="ce53" office:value-type="string" calcext:value-type="string">
            <text:p>10s</text:p>
          </table:table-cell>
          <table:table-cell table:style-name="ce53"/>
          <table:table-cell table:style-name="ce224" table:number-columns-repeated="12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]" office:value-type="string" office:string-value="1A" calcext:value-type="string">
            <text:p>1A</text:p>
          </table:table-cell>
          <table:table-cell table:style-name="ce201" table:formula="of:=[$'Target List'.C2]" office:value-type="string" office:string-value="Finlay Grant" calcext:value-type="string">
            <text:p>Finlay Grant</text:p>
          </table:table-cell>
          <table:table-cell table:style-name="ce201" table:formula="of:=[$'Target List'.B2]" office:value-type="string" office:string-value="Glasgow Archers" calcext:value-type="string">
            <text:p>Glasgow Archers</text:p>
          </table:table-cell>
          <table:table-cell table:style-name="ce206" table:formula="of:=[$'Target List'.D2]" office:value-type="string" office:string-value="M" calcext:value-type="string">
            <text:p>M</text:p>
          </table:table-cell>
          <table:table-cell table:style-name="ce201" table:formula="of:=[$'Target List'.E2]" office:value-type="string" office:string-value="Com" calcext:value-type="string">
            <text:p>Com</text:p>
          </table:table-cell>
          <table:table-cell table:style-name="ce210" table:formula="of:=[$Scores.H6]" office:value-type="float" office:value="550" calcext:value-type="float">
            <text:p>550</text:p>
          </table:table-cell>
          <table:table-cell table:style-name="ce210" table:formula="of:=[$Scores.I6]" office:value-type="float" office:value="60" calcext:value-type="float">
            <text:p>60</text:p>
          </table:table-cell>
          <table:table-cell table:style-name="ce210" table:formula="of:=[$Scores.J6]" office:value-type="float" office:value="17" calcext:value-type="float">
            <text:p>17</text:p>
          </table:table-cell>
          <table:table-cell table:style-name="ce51"/>
          <table:table-cell table:style-name="ce214"/>
          <table:table-cell table:style-name="ce217" table:formula="of:=[.L13]" office:value-type="string" office:string-value="EK Archery Club" calcext:value-type="string">
            <text:p>EK Archery Club</text:p>
          </table:table-cell>
          <table:table-cell table:style-name="ce222" table:formula="of:=[.M18]" office:value-type="float" office:value="2129" calcext:value-type="float">
            <text:p>2129</text:p>
          </table:table-cell>
          <table:table-cell table:style-name="ce222" table:formula="of:=[.N18]" office:value-type="float" office:value="239" calcext:value-type="float">
            <text:p>239</text:p>
          </table:table-cell>
          <table:table-cell table:style-name="ce222" table:formula="of:=[.O18]" office:value-type="float" office:value="83" calcext:value-type="float">
            <text:p>83</text:p>
          </table:table-cell>
          <table:table-cell table:style-name="ce198"/>
          <table:table-cell table:style-name="ce223"/>
          <table:table-cell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trathclyde AC</text:p>
          </table:table-cell>
          <table:table-cell table:style-name="ce198" office:value-type="float" office:value="2204" calcext:value-type="float">
            <text:p>2204</text:p>
          </table:table-cell>
          <table:table-cell table:style-name="ce198" office:value-type="float" office:value="240" calcext:value-type="float">
            <text:p>240</text:p>
          </table:table-cell>
          <table:table-cell table:style-name="ce198" office:value-type="float" office:value="109" calcext:value-type="float">
            <text:p>109</text:p>
          </table:table-cell>
          <table:table-cell table:style-name="ce198"/>
          <table:table-cell table:style-name="ce224" table:number-columns-repeated="12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]" office:value-type="string" office:string-value="1B" calcext:value-type="string">
            <text:p>1B</text:p>
          </table:table-cell>
          <table:table-cell table:style-name="ce201" table:formula="of:=[$'Target List'.C3]" office:value-type="string" office:string-value="Grant McLellan" calcext:value-type="string">
            <text:p>Grant McLellan</text:p>
          </table:table-cell>
          <table:table-cell table:style-name="ce201" table:formula="of:=[$'Target List'.B3]" office:value-type="string" office:string-value="Strathclyde AC" calcext:value-type="string">
            <text:p>Strathclyde AC</text:p>
          </table:table-cell>
          <table:table-cell table:style-name="ce206" table:formula="of:=[$'Target List'.D3]" office:value-type="string" office:string-value="M" calcext:value-type="string">
            <text:p>M</text:p>
          </table:table-cell>
          <table:table-cell table:style-name="ce201" table:formula="of:=[$'Target List'.E3]" office:value-type="string" office:string-value="Rec" calcext:value-type="string">
            <text:p>Rec</text:p>
          </table:table-cell>
          <table:table-cell table:style-name="ce210" table:formula="of:=[$Scores.H7]" office:value-type="float" office:value="585" calcext:value-type="float">
            <text:p>585</text:p>
          </table:table-cell>
          <table:table-cell table:style-name="ce210" table:formula="of:=[$Scores.I7]" office:value-type="float" office:value="60" calcext:value-type="float">
            <text:p>60</text:p>
          </table:table-cell>
          <table:table-cell table:style-name="ce210" table:formula="of:=[$Scores.J7]" office:value-type="float" office:value="45" calcext:value-type="float">
            <text:p>45</text:p>
          </table:table-cell>
          <table:table-cell table:style-name="ce51"/>
          <table:table-cell table:style-name="ce214"/>
          <table:table-cell table:style-name="ce217" table:formula="of:=[.L20]" office:value-type="string" office:string-value="Glasgow Archers" calcext:value-type="string">
            <text:p>Glasgow Archers</text:p>
          </table:table-cell>
          <table:table-cell table:style-name="ce222" table:formula="of:=[.M25]" office:value-type="float" office:value="2179" calcext:value-type="float">
            <text:p>2179</text:p>
          </table:table-cell>
          <table:table-cell table:style-name="ce222" table:formula="of:=[.N25]" office:value-type="float" office:value="240" calcext:value-type="float">
            <text:p>240</text:p>
          </table:table-cell>
          <table:table-cell table:style-name="ce222" table:formula="of:=[.O25]" office:value-type="float" office:value="82" calcext:value-type="float">
            <text:p>82</text:p>
          </table:table-cell>
          <table:table-cell table:style-name="ce198"/>
          <table:table-cell table:style-name="ce223"/>
          <table:table-cell table:style-name="ce198" office:value-type="float" office:value="2" calcext:value-type="float">
            <text:p>2</text:p>
          </table:table-cell>
          <table:table-cell table:style-name="ce198" office:value-type="string" calcext:value-type="string">
            <text:p>Glasgow Archers</text:p>
          </table:table-cell>
          <table:table-cell table:style-name="ce198" office:value-type="float" office:value="2179" calcext:value-type="float">
            <text:p>2179</text:p>
          </table:table-cell>
          <table:table-cell table:style-name="ce198" office:value-type="float" office:value="240" calcext:value-type="float">
            <text:p>240</text:p>
          </table:table-cell>
          <table:table-cell table:style-name="ce198" office:value-type="float" office:value="82" calcext:value-type="float">
            <text:p>82</text:p>
          </table:table-cell>
          <table:table-cell table:style-name="ce198"/>
          <table:table-cell table:style-name="ce224" table:number-columns-repeated="12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4]" office:value-type="string" office:string-value="1C" calcext:value-type="string">
            <text:p>1C</text:p>
          </table:table-cell>
          <table:table-cell table:style-name="ce201" table:formula="of:=[$'Target List'.C4]" office:value-type="string" office:string-value="James Ross" calcext:value-type="string">
            <text:p>James Ross</text:p>
          </table:table-cell>
          <table:table-cell table:style-name="ce201" table:formula="of:=[$'Target List'.B4]" office:value-type="string" office:string-value="EK Archery Club" calcext:value-type="string">
            <text:p>EK Archery Club</text:p>
          </table:table-cell>
          <table:table-cell table:style-name="ce206" table:formula="of:=[$'Target List'.D4]" office:value-type="string" office:string-value="M" calcext:value-type="string">
            <text:p>M</text:p>
          </table:table-cell>
          <table:table-cell table:style-name="ce201" table:formula="of:=[$'Target List'.E4]" office:value-type="string" office:string-value="Com" calcext:value-type="string">
            <text:p>Com</text:p>
          </table:table-cell>
          <table:table-cell table:style-name="ce210" table:formula="of:=[$Scores.H8]" office:value-type="float" office:value="579" calcext:value-type="float">
            <text:p>579</text:p>
          </table:table-cell>
          <table:table-cell table:style-name="ce210" table:formula="of:=[$Scores.I8]" office:value-type="float" office:value="60" calcext:value-type="float">
            <text:p>60</text:p>
          </table:table-cell>
          <table:table-cell table:style-name="ce210" table:formula="of:=[$Scores.J8]" office:value-type="float" office:value="39" calcext:value-type="float">
            <text:p>39</text:p>
          </table:table-cell>
          <table:table-cell table:style-name="ce51"/>
          <table:table-cell table:style-name="ce214"/>
          <table:table-cell table:style-name="ce217" table:formula="of:=[.L27]" office:value-type="string" office:string-value="Linwood AC" calcext:value-type="string">
            <text:p>Linwood AC</text:p>
          </table:table-cell>
          <table:table-cell table:style-name="ce222" table:formula="of:=[.M32]" office:value-type="float" office:value="1011" calcext:value-type="float">
            <text:p>1011</text:p>
          </table:table-cell>
          <table:table-cell table:style-name="ce222" table:formula="of:=[.N32]" office:value-type="float" office:value="120" calcext:value-type="float">
            <text:p>120</text:p>
          </table:table-cell>
          <table:table-cell table:style-name="ce222" table:formula="of:=[.O32]" office:value-type="float" office:value="25" calcext:value-type="float">
            <text:p>25</text:p>
          </table:table-cell>
          <table:table-cell table:style-name="ce198"/>
          <table:table-cell table:style-name="ce223"/>
          <table:table-cell table:style-name="ce198" office:value-type="float" office:value="3" calcext:value-type="float">
            <text:p>3</text:p>
          </table:table-cell>
          <table:table-cell table:style-name="ce198" office:value-type="string" calcext:value-type="string">
            <text:p>EK Archery Club</text:p>
          </table:table-cell>
          <table:table-cell table:style-name="ce198" office:value-type="float" office:value="2129" calcext:value-type="float">
            <text:p>2129</text:p>
          </table:table-cell>
          <table:table-cell table:style-name="ce198" office:value-type="float" office:value="239" calcext:value-type="float">
            <text:p>239</text:p>
          </table:table-cell>
          <table:table-cell table:style-name="ce198" office:value-type="float" office:value="83" calcext:value-type="float">
            <text:p>83</text:p>
          </table:table-cell>
          <table:table-cell table:style-name="ce198"/>
          <table:table-cell table:style-name="ce224" table:number-columns-repeated="12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5]" office:value-type="string" office:string-value="1D" calcext:value-type="string">
            <text:p>1D</text:p>
          </table:table-cell>
          <table:table-cell table:style-name="ce201" table:formula="of:=[$'Target List'.C5]" office:value-type="string" office:string-value="John Strang" calcext:value-type="string">
            <text:p>John Strang</text:p>
          </table:table-cell>
          <table:table-cell table:style-name="ce201" table:formula="of:=[$'Target List'.B5]" office:value-type="string" office:string-value="Glasgow Archers" calcext:value-type="string">
            <text:p>Glasgow Archers</text:p>
          </table:table-cell>
          <table:table-cell table:style-name="ce206" table:formula="of:=[$'Target List'.D5]" office:value-type="string" office:string-value="M" calcext:value-type="string">
            <text:p>M</text:p>
          </table:table-cell>
          <table:table-cell table:style-name="ce201" table:formula="of:=[$'Target List'.E5]" office:value-type="string" office:string-value="Rec" calcext:value-type="string">
            <text:p>Rec</text:p>
          </table:table-cell>
          <table:table-cell table:style-name="ce210" table:formula="of:=[$Scores.H9]" office:value-type="float" office:value="494" calcext:value-type="float">
            <text:p>494</text:p>
          </table:table-cell>
          <table:table-cell table:style-name="ce210" table:formula="of:=[$Scores.I9]" office:value-type="float" office:value="60" calcext:value-type="float">
            <text:p>60</text:p>
          </table:table-cell>
          <table:table-cell table:style-name="ce210" table:formula="of:=[$Scores.J9]" office:value-type="float" office:value="6" calcext:value-type="float">
            <text:p>6</text:p>
          </table:table-cell>
          <table:table-cell table:style-name="ce51"/>
          <table:table-cell table:style-name="ce214"/>
          <table:table-cell table:style-name="ce217" table:formula="of:=[.L34]" office:value-type="string" office:string-value="Monklands AC" calcext:value-type="string">
            <text:p>Monklands AC</text:p>
          </table:table-cell>
          <table:table-cell table:style-name="ce222" table:formula="of:=[.M39]" office:value-type="float" office:value="1816" calcext:value-type="float">
            <text:p>1816</text:p>
          </table:table-cell>
          <table:table-cell table:style-name="ce222" table:formula="of:=[.N39]" office:value-type="float" office:value="238" calcext:value-type="float">
            <text:p>238</text:p>
          </table:table-cell>
          <table:table-cell table:style-name="ce222" table:formula="of:=[.O39]" office:value-type="float" office:value="37" calcext:value-type="float">
            <text:p>37</text:p>
          </table:table-cell>
          <table:table-cell table:style-name="ce198"/>
          <table:table-cell table:style-name="ce223"/>
          <table:table-cell table:style-name="ce198" office:value-type="float" office:value="4" calcext:value-type="float">
            <text:p>4</text:p>
          </table:table-cell>
          <table:table-cell table:style-name="ce198" office:value-type="string" calcext:value-type="string">
            <text:p>Monklands AC</text:p>
          </table:table-cell>
          <table:table-cell table:style-name="ce198" office:value-type="float" office:value="1816" calcext:value-type="float">
            <text:p>1816</text:p>
          </table:table-cell>
          <table:table-cell table:style-name="ce198" office:value-type="float" office:value="238" calcext:value-type="float">
            <text:p>238</text:p>
          </table:table-cell>
          <table:table-cell table:style-name="ce198" office:value-type="float" office:value="37" calcext:value-type="float">
            <text:p>37</text:p>
          </table:table-cell>
          <table:table-cell table:style-name="ce198" table:number-columns-repeated="13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6]" office:value-type="string" office:string-value="2A" calcext:value-type="string">
            <text:p>2A</text:p>
          </table:table-cell>
          <table:table-cell table:style-name="ce201" table:formula="of:=[$'Target List'.C6]" office:value-type="string" office:string-value="Hugh Livingston" calcext:value-type="string">
            <text:p>Hugh Livingston</text:p>
          </table:table-cell>
          <table:table-cell table:style-name="ce201" table:formula="of:=[$'Target List'.B6]" office:value-type="string" office:string-value="Monklands AC" calcext:value-type="string">
            <text:p>Monklands AC</text:p>
          </table:table-cell>
          <table:table-cell table:style-name="ce206" table:formula="of:=[$'Target List'.D6]" office:value-type="string" office:string-value="M" calcext:value-type="string">
            <text:p>M</text:p>
          </table:table-cell>
          <table:table-cell table:style-name="ce201" table:formula="of:=[$'Target List'.E6]" office:value-type="string" office:string-value="Rec" calcext:value-type="string">
            <text:p>Rec</text:p>
          </table:table-cell>
          <table:table-cell table:style-name="ce210" table:formula="of:=[$Scores.H13]" office:value-type="float" office:value="0" calcext:value-type="float">
            <text:p>0</text:p>
          </table:table-cell>
          <table:table-cell table:style-name="ce210" table:formula="of:=[$Scores.I13]" office:value-type="float" office:value="0" calcext:value-type="float">
            <text:p>0</text:p>
          </table:table-cell>
          <table:table-cell table:style-name="ce210" table:formula="of:=[$Scores.J13]" office:value-type="float" office:value="0" calcext:value-type="float">
            <text:p>0</text:p>
          </table:table-cell>
          <table:table-cell table:style-name="ce51"/>
          <table:table-cell table:style-name="ce214"/>
          <table:table-cell table:style-name="ce217" table:formula="of:=[.L41]" office:value-type="string" office:string-value="Orion's Archers" calcext:value-type="string">
            <text:p>Orion's Archers</text:p>
          </table:table-cell>
          <table:table-cell table:style-name="ce222" table:formula="of:=[.M46]" office:value-type="float" office:value="949" calcext:value-type="float">
            <text:p>949</text:p>
          </table:table-cell>
          <table:table-cell table:style-name="ce222" table:formula="of:=[.N46]" office:value-type="float" office:value="118" calcext:value-type="float">
            <text:p>118</text:p>
          </table:table-cell>
          <table:table-cell table:style-name="ce222" table:formula="of:=[.O46]" office:value-type="float" office:value="10" calcext:value-type="float">
            <text:p>10</text:p>
          </table:table-cell>
          <table:table-cell table:style-name="ce198"/>
          <table:table-cell table:style-name="ce223"/>
          <table:table-cell table:style-name="ce198" office:value-type="float" office:value="5" calcext:value-type="float">
            <text:p>5</text:p>
          </table:table-cell>
          <table:table-cell table:style-name="ce198" office:value-type="string" calcext:value-type="string">
            <text:p>Giffnock AC</text:p>
          </table:table-cell>
          <table:table-cell table:style-name="ce198" office:value-type="float" office:value="1606" calcext:value-type="float">
            <text:p>1606</text:p>
          </table:table-cell>
          <table:table-cell table:style-name="ce198" office:value-type="float" office:value="232" calcext:value-type="float">
            <text:p>232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table:number-columns-repeated="13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7]" office:value-type="string" office:string-value="2B" calcext:value-type="string">
            <text:p>2B</text:p>
          </table:table-cell>
          <table:table-cell table:style-name="ce201" table:formula="of:=[$'Target List'.C7]" office:value-type="float" office:value="0" calcext:value-type="float">
            <text:p>0</text:p>
          </table:table-cell>
          <table:table-cell table:style-name="ce201" table:formula="of:=[$'Target List'.B7]" office:value-type="float" office:value="0" calcext:value-type="float">
            <text:p>0</text:p>
          </table:table-cell>
          <table:table-cell table:style-name="ce206" table:formula="of:=[$'Target List'.D7]" office:value-type="float" office:value="0" calcext:value-type="float">
            <text:p/>
          </table:table-cell>
          <table:table-cell table:style-name="ce201" table:formula="of:=[$'Target List'.E7]" office:value-type="float" office:value="0" calcext:value-type="float">
            <text:p>0</text:p>
          </table:table-cell>
          <table:table-cell table:style-name="ce210" table:formula="of:=[$Scores.H14]" office:value-type="float" office:value="0" calcext:value-type="float">
            <text:p>0</text:p>
          </table:table-cell>
          <table:table-cell table:style-name="ce210" table:formula="of:=[$Scores.I14]" office:value-type="float" office:value="0" calcext:value-type="float">
            <text:p>0</text:p>
          </table:table-cell>
          <table:table-cell table:style-name="ce210" table:formula="of:=[$Scores.J14]" office:value-type="float" office:value="0" calcext:value-type="float">
            <text:p>0</text:p>
          </table:table-cell>
          <table:table-cell table:style-name="ce51"/>
          <table:table-cell table:style-name="ce214"/>
          <table:table-cell table:style-name="ce217" table:formula="of:=[.L48]" office:value-type="string" office:string-value="Strathclyde AC" calcext:value-type="string">
            <text:p>Strathclyde AC</text:p>
          </table:table-cell>
          <table:table-cell table:style-name="ce222" table:formula="of:=[.M53]" office:value-type="float" office:value="2204" calcext:value-type="float">
            <text:p>2204</text:p>
          </table:table-cell>
          <table:table-cell table:style-name="ce222" table:formula="of:=[.N53]" office:value-type="float" office:value="240" calcext:value-type="float">
            <text:p>240</text:p>
          </table:table-cell>
          <table:table-cell table:style-name="ce222" table:formula="of:=[.O53]" office:value-type="float" office:value="109" calcext:value-type="float">
            <text:p>109</text:p>
          </table:table-cell>
          <table:table-cell table:style-name="ce198"/>
          <table:table-cell table:style-name="ce223"/>
          <table:table-cell table:style-name="ce198" office:value-type="float" office:value="6" calcext:value-type="float">
            <text:p>6</text:p>
          </table:table-cell>
          <table:table-cell table:style-name="ce198" office:value-type="string" calcext:value-type="string">
            <text:p>Linwood AC</text:p>
          </table:table-cell>
          <table:table-cell table:style-name="ce198" office:value-type="float" office:value="1011" calcext:value-type="float">
            <text:p>1011</text:p>
          </table:table-cell>
          <table:table-cell table:style-name="ce198" office:value-type="float" office:value="120" calcext:value-type="float">
            <text:p>120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table:number-columns-repeated="13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8]" office:value-type="string" office:string-value="2C" calcext:value-type="string">
            <text:p>2C</text:p>
          </table:table-cell>
          <table:table-cell table:style-name="ce201" table:formula="of:=[$'Target List'.C8]" office:value-type="string" office:string-value="Megan Stewart" calcext:value-type="string">
            <text:p>Megan Stewart</text:p>
          </table:table-cell>
          <table:table-cell table:style-name="ce201" table:formula="of:=[$'Target List'.B8]" office:value-type="string" office:string-value="EK Archery Club" calcext:value-type="string">
            <text:p>EK Archery Club</text:p>
          </table:table-cell>
          <table:table-cell table:style-name="ce206" table:formula="of:=[$'Target List'.D8]" office:value-type="string" office:string-value="F" calcext:value-type="string">
            <text:p>F</text:p>
          </table:table-cell>
          <table:table-cell table:style-name="ce201" table:formula="of:=[$'Target List'.E8]" office:value-type="string" office:string-value="Rec" calcext:value-type="string">
            <text:p>Rec</text:p>
          </table:table-cell>
          <table:table-cell table:style-name="ce210" table:formula="of:=[$Scores.H15]" office:value-type="float" office:value="456" calcext:value-type="float">
            <text:p>456</text:p>
          </table:table-cell>
          <table:table-cell table:style-name="ce210" table:formula="of:=[$Scores.I15]" office:value-type="float" office:value="60" calcext:value-type="float">
            <text:p>60</text:p>
          </table:table-cell>
          <table:table-cell table:style-name="ce210" table:formula="of:=[$Scores.J15]" office:value-type="float" office:value="7" calcext:value-type="float">
            <text:p>7</text:p>
          </table:table-cell>
          <table:table-cell table:style-name="ce51"/>
          <table:table-cell table:style-name="ce214"/>
          <table:table-cell table:style-name="ce217" table:formula="of:=[.L55]" office:value-type="string" office:string-value="UWS Archery Club" calcext:value-type="string">
            <text:p>UWS Archery Club</text:p>
          </table:table-cell>
          <table:table-cell table:style-name="ce222" table:formula="of:=[.M60]" office:value-type="float" office:value="0" calcext:value-type="float">
            <text:p>0</text:p>
          </table:table-cell>
          <table:table-cell table:style-name="ce222" table:formula="of:=[.N60]" office:value-type="float" office:value="0" calcext:value-type="float">
            <text:p>0</text:p>
          </table:table-cell>
          <table:table-cell table:style-name="ce222" table:formula="of:=[.O60]" office:value-type="float" office:value="0" calcext:value-type="float">
            <text:p>0</text:p>
          </table:table-cell>
          <table:table-cell table:style-name="ce198"/>
          <table:table-cell table:style-name="ce223"/>
          <table:table-cell table:style-name="ce198" office:value-type="float" office:value="7" calcext:value-type="float">
            <text:p>7</text:p>
          </table:table-cell>
          <table:table-cell table:style-name="ce198" office:value-type="string" calcext:value-type="string">
            <text:p>Orion's Archers</text:p>
          </table:table-cell>
          <table:table-cell table:style-name="ce198" office:value-type="float" office:value="949" calcext:value-type="float">
            <text:p>949</text:p>
          </table:table-cell>
          <table:table-cell table:style-name="ce198" office:value-type="float" office:value="118" calcext:value-type="float">
            <text:p>118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table:number-columns-repeated="13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9]" office:value-type="string" office:string-value="2D" calcext:value-type="string">
            <text:p>2D</text:p>
          </table:table-cell>
          <table:table-cell table:style-name="ce201" table:formula="of:=[$'Target List'.C9]" office:value-type="string" office:string-value="Oksana Peterson" calcext:value-type="string">
            <text:p>Oksana Peterson</text:p>
          </table:table-cell>
          <table:table-cell table:style-name="ce201" table:formula="of:=[$'Target List'.B9]" office:value-type="string" office:string-value="Glasgow Archers" calcext:value-type="string">
            <text:p>Glasgow Archers</text:p>
          </table:table-cell>
          <table:table-cell table:style-name="ce206" table:formula="of:=[$'Target List'.D9]" office:value-type="string" office:string-value="F" calcext:value-type="string">
            <text:p>F</text:p>
          </table:table-cell>
          <table:table-cell table:style-name="ce201" table:formula="of:=[$'Target List'.E9]" office:value-type="string" office:string-value="Rec" calcext:value-type="string">
            <text:p>Rec</text:p>
          </table:table-cell>
          <table:table-cell table:style-name="ce210" table:formula="of:=[$Scores.H16]" office:value-type="float" office:value="523" calcext:value-type="float">
            <text:p>523</text:p>
          </table:table-cell>
          <table:table-cell table:style-name="ce210" table:formula="of:=[$Scores.I16]" office:value-type="float" office:value="60" calcext:value-type="float">
            <text:p>60</text:p>
          </table:table-cell>
          <table:table-cell table:style-name="ce210" table:formula="of:=[$Scores.J16]" office:value-type="float" office:value="15" calcext:value-type="float">
            <text:p>15</text:p>
          </table:table-cell>
          <table:table-cell table:style-name="ce51"/>
          <table:table-cell table:style-name="ce214"/>
          <table:table-cell table:style-name="ce217" table:formula="of:=[.L62]" office:value-type="string" office:string-value="Giffnock AC" calcext:value-type="string">
            <text:p>Giffnock AC</text:p>
          </table:table-cell>
          <table:table-cell table:style-name="ce222" table:formula="of:=[.M67]" office:value-type="float" office:value="1606" calcext:value-type="float">
            <text:p>1606</text:p>
          </table:table-cell>
          <table:table-cell table:style-name="ce222" table:formula="of:=[.N67]" office:value-type="float" office:value="232" calcext:value-type="float">
            <text:p>232</text:p>
          </table:table-cell>
          <table:table-cell table:style-name="ce222" table:formula="of:=[.O67]" office:value-type="float" office:value="28" calcext:value-type="float">
            <text:p>28</text:p>
          </table:table-cell>
          <table:table-cell table:style-name="ce198"/>
          <table:table-cell table:style-name="ce223"/>
          <table:table-cell table:style-name="ce198" office:value-type="float" office:value="8" calcext:value-type="float">
            <text:p>8</text:p>
          </table:table-cell>
          <table:table-cell table:style-name="ce198" office:value-type="string" calcext:value-type="string">
            <text:p>UWS Archery Club</text:p>
          </table:table-cell>
          <table:table-cell table:number-columns-repeated="3" table:style-name="ce198" office:value-type="float" office:value="0" calcext:value-type="float">
            <text:p>0</text:p>
          </table:table-cell>
          <table:table-cell table:style-name="ce198" table:number-columns-repeated="13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0]" office:value-type="string" office:string-value="3A" calcext:value-type="string">
            <text:p>3A</text:p>
          </table:table-cell>
          <table:table-cell table:style-name="ce201" table:formula="of:=[$'Target List'.C10]" office:value-type="string" office:string-value="Antonis Katris" calcext:value-type="string">
            <text:p>Antonis Katris</text:p>
          </table:table-cell>
          <table:table-cell table:style-name="ce201" table:formula="of:=[$'Target List'.B10]" office:value-type="string" office:string-value="Strathclyde AC" calcext:value-type="string">
            <text:p>Strathclyde AC</text:p>
          </table:table-cell>
          <table:table-cell table:style-name="ce206" table:formula="of:=[$'Target List'.D10]" office:value-type="string" office:string-value="M" calcext:value-type="string">
            <text:p>M</text:p>
          </table:table-cell>
          <table:table-cell table:style-name="ce201" table:formula="of:=[$'Target List'.E10]" office:value-type="string" office:string-value="Rec" calcext:value-type="string">
            <text:p>Rec</text:p>
          </table:table-cell>
          <table:table-cell table:style-name="ce210" table:formula="of:=[$Scores.H20]" office:value-type="float" office:value="544" calcext:value-type="float">
            <text:p>544</text:p>
          </table:table-cell>
          <table:table-cell table:style-name="ce210" table:formula="of:=[$Scores.I20]" office:value-type="float" office:value="60" calcext:value-type="float">
            <text:p>60</text:p>
          </table:table-cell>
          <table:table-cell table:style-name="ce210" table:formula="of:=[$Scores.J20]" office:value-type="float" office:value="23" calcext:value-type="float">
            <text:p>23</text:p>
          </table:table-cell>
          <table:table-cell table:style-name="ce51"/>
          <table:table-cell table:style-name="ce198"/>
          <table:table-cell table:number-columns-repeated="4"/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1]" office:value-type="string" office:string-value="3B" calcext:value-type="string">
            <text:p>3B</text:p>
          </table:table-cell>
          <table:table-cell table:style-name="ce201" table:formula="of:=[$'Target List'.C11]" office:value-type="string" office:string-value="Lauren Findlay" calcext:value-type="string">
            <text:p>Lauren Findlay</text:p>
          </table:table-cell>
          <table:table-cell table:style-name="ce201" table:formula="of:=[$'Target List'.B11]" office:value-type="string" office:string-value="EK Archery Club" calcext:value-type="string">
            <text:p>EK Archery Club</text:p>
          </table:table-cell>
          <table:table-cell table:style-name="ce206" table:formula="of:=[$'Target List'.D11]" office:value-type="string" office:string-value="F" calcext:value-type="string">
            <text:p>F</text:p>
          </table:table-cell>
          <table:table-cell table:style-name="ce201" table:formula="of:=[$'Target List'.E11]" office:value-type="string" office:string-value="Rec" calcext:value-type="string">
            <text:p>Rec</text:p>
          </table:table-cell>
          <table:table-cell table:style-name="ce210" table:formula="of:=[$Scores.H21]" office:value-type="float" office:value="496" calcext:value-type="float">
            <text:p>496</text:p>
          </table:table-cell>
          <table:table-cell table:style-name="ce210" table:formula="of:=[$Scores.I21]" office:value-type="float" office:value="59" calcext:value-type="float">
            <text:p>59</text:p>
          </table:table-cell>
          <table:table-cell table:style-name="ce210" table:formula="of:=[$Scores.J21]" office:value-type="float" office:value="12" calcext:value-type="float">
            <text:p>12</text:p>
          </table:table-cell>
          <table:table-cell table:style-name="ce51"/>
          <table:table-cell table:style-name="ce198"/>
          <table:table-cell table:style-name="ce214" office:value-type="string" calcext:value-type="string">
            <text:p>EK Archery Club</text:p>
          </table:table-cell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2]" office:value-type="string" office:string-value="3C" calcext:value-type="string">
            <text:p>3C</text:p>
          </table:table-cell>
          <table:table-cell table:style-name="ce201" table:formula="of:=[$'Target List'.C12]" office:value-type="string" office:string-value="Donna Ferguson" calcext:value-type="string">
            <text:p>Donna Ferguson</text:p>
          </table:table-cell>
          <table:table-cell table:style-name="ce201" table:formula="of:=[$'Target List'.B12]" office:value-type="string" office:string-value="Monklands AC" calcext:value-type="string">
            <text:p>Monklands AC</text:p>
          </table:table-cell>
          <table:table-cell table:style-name="ce206" table:formula="of:=[$'Target List'.D12]" office:value-type="string" office:string-value="F" calcext:value-type="string">
            <text:p>F</text:p>
          </table:table-cell>
          <table:table-cell table:style-name="ce201" table:formula="of:=[$'Target List'.E12]" office:value-type="string" office:string-value="Rec" calcext:value-type="string">
            <text:p>Rec</text:p>
          </table:table-cell>
          <table:table-cell table:style-name="ce210" table:formula="of:=[$Scores.H22]" office:value-type="float" office:value="451" calcext:value-type="float">
            <text:p>451</text:p>
          </table:table-cell>
          <table:table-cell table:style-name="ce210" table:formula="of:=[$Scores.I22]" office:value-type="float" office:value="59" calcext:value-type="float">
            <text:p>59</text:p>
          </table:table-cell>
          <table:table-cell table:style-name="ce210" table:formula="of:=[$Scores.J22]" office:value-type="float" office:value="10" calcext:value-type="float">
            <text:p>10</text:p>
          </table:table-cell>
          <table:table-cell table:style-name="ce51"/>
          <table:table-cell table:style-name="ce198"/>
          <table:table-cell table:style-name="ce218" table:formula="of:=INDEX([.$C$4:.$C$83];MATCH(1;([.$G$4:.$G$83]=[.M14])*([.$D$4:.$D$83]=[.$L$13]);0))" office:value-type="string" office:string-value="James Ross" calcext:value-type="string">
            <text:p>James Ross</text:p>
          </table:table-cell>
          <table:table-cell table:style-name="ce221" table:number-matrix-columns-spanned="1" table:number-matrix-rows-spanned="1" table:formula="of:=LARGE(IF([.$D$4:.$D$83]=[.$L$13];[.$G$4:.$G$83]);ROW([.M14])-ROW([.M$13]))" office:value-type="float" office:value="579" calcext:value-type="float">
            <text:p>579</text:p>
          </table:table-cell>
          <table:table-cell table:style-name="ce221" table:formula="of:=INDEX([.$H$4:.$H$83];MATCH(1;([.$G$4:.$G$83]=[.M14])*([.$D$4:.$D$83]=[.$L$13]);0))" office:value-type="float" office:value="60" calcext:value-type="float">
            <text:p>60</text:p>
          </table:table-cell>
          <table:table-cell table:style-name="ce221" table:formula="of:=INDEX([.$I$4:.$I$83];MATCH(1;([.$G$4:.$G$83]=[.M14])*([.$D$4:.$D$83]=[.$L$13]);0))" office:value-type="float" office:value="39" calcext:value-type="float">
            <text:p>39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3]" office:value-type="string" office:string-value="3D" calcext:value-type="string">
            <text:p>3D</text:p>
          </table:table-cell>
          <table:table-cell table:style-name="ce201" table:formula="of:=[$'Target List'.C13]" office:value-type="string" office:string-value="Euan Ogilvie" calcext:value-type="string">
            <text:p>Euan Ogilvie</text:p>
          </table:table-cell>
          <table:table-cell table:style-name="ce201" table:formula="of:=[$'Target List'.B13]" office:value-type="string" office:string-value="Glasgow Archers" calcext:value-type="string">
            <text:p>Glasgow Archers</text:p>
          </table:table-cell>
          <table:table-cell table:style-name="ce206" table:formula="of:=[$'Target List'.D13]" office:value-type="string" office:string-value="M" calcext:value-type="string">
            <text:p>M</text:p>
          </table:table-cell>
          <table:table-cell table:style-name="ce201" table:formula="of:=[$'Target List'.E13]" office:value-type="string" office:string-value="Rec" calcext:value-type="string">
            <text:p>Rec</text:p>
          </table:table-cell>
          <table:table-cell table:style-name="ce210" table:formula="of:=[$Scores.H23]" office:value-type="float" office:value="559" calcext:value-type="float">
            <text:p>559</text:p>
          </table:table-cell>
          <table:table-cell table:style-name="ce210" table:formula="of:=[$Scores.I23]" office:value-type="float" office:value="60" calcext:value-type="float">
            <text:p>60</text:p>
          </table:table-cell>
          <table:table-cell table:style-name="ce210" table:formula="of:=[$Scores.J23]" office:value-type="float" office:value="27" calcext:value-type="float">
            <text:p>27</text:p>
          </table:table-cell>
          <table:table-cell table:style-name="ce51"/>
          <table:table-cell table:style-name="ce198"/>
          <table:table-cell table:style-name="ce218" table:formula="of:=INDEX([.$C$4:.$C$83];MATCH(1;([.$G$4:.$G$83]=[.M15])*([.$D$4:.$D$83]=[.$L$13]);0))" office:value-type="string" office:string-value="James McCredie" calcext:value-type="string">
            <text:p>James McCredie</text:p>
          </table:table-cell>
          <table:table-cell table:style-name="ce221" table:number-matrix-columns-spanned="1" table:number-matrix-rows-spanned="1" table:formula="of:=LARGE(IF([.$D$4:.$D$83]=[.$L$13];[.$G$4:.$G$83]);ROW([.M15])-ROW([.M$13]))" office:value-type="float" office:value="533" calcext:value-type="float">
            <text:p>533</text:p>
          </table:table-cell>
          <table:table-cell table:style-name="ce221" table:formula="of:=INDEX([.$H$4:.$H$83];MATCH(1;([.$G$4:.$G$83]=[.M15])*([.$D$4:.$D$83]=[.$L$13]);0))" office:value-type="float" office:value="60" calcext:value-type="float">
            <text:p>60</text:p>
          </table:table-cell>
          <table:table-cell table:style-name="ce221" table:formula="of:=INDEX([.$I$4:.$I$83];MATCH(1;([.$G$4:.$G$83]=[.M15])*([.$D$4:.$D$83]=[.$L$13]);0))" office:value-type="float" office:value="15" calcext:value-type="float">
            <text:p>15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4]" office:value-type="string" office:string-value="4A" calcext:value-type="string">
            <text:p>4A</text:p>
          </table:table-cell>
          <table:table-cell table:style-name="ce201" table:formula="of:=[$'Target List'.C14]" office:value-type="string" office:string-value="Iain Macmillan" calcext:value-type="string">
            <text:p>Iain Macmillan</text:p>
          </table:table-cell>
          <table:table-cell table:style-name="ce201" table:formula="of:=[$'Target List'.B14]" office:value-type="string" office:string-value="Monklands AC" calcext:value-type="string">
            <text:p>Monklands AC</text:p>
          </table:table-cell>
          <table:table-cell table:style-name="ce206" table:formula="of:=[$'Target List'.D14]" office:value-type="string" office:string-value="M" calcext:value-type="string">
            <text:p>M</text:p>
          </table:table-cell>
          <table:table-cell table:style-name="ce201" table:formula="of:=[$'Target List'.E14]" office:value-type="string" office:string-value="Rec" calcext:value-type="string">
            <text:p>Rec</text:p>
          </table:table-cell>
          <table:table-cell table:style-name="ce210" table:formula="of:=[$Scores.H27]" office:value-type="float" office:value="540" calcext:value-type="float">
            <text:p>540</text:p>
          </table:table-cell>
          <table:table-cell table:style-name="ce210" table:formula="of:=[$Scores.I27]" office:value-type="float" office:value="60" calcext:value-type="float">
            <text:p>60</text:p>
          </table:table-cell>
          <table:table-cell table:style-name="ce210" table:formula="of:=[$Scores.J27]" office:value-type="float" office:value="22" calcext:value-type="float">
            <text:p>22</text:p>
          </table:table-cell>
          <table:table-cell table:style-name="ce51"/>
          <table:table-cell table:style-name="ce198"/>
          <table:table-cell table:style-name="ce218" table:formula="of:=INDEX([.$C$4:.$C$83];MATCH(1;([.$G$4:.$G$83]=[.M16])*([.$D$4:.$D$83]=[.$L$13]);0))" office:value-type="string" office:string-value="Calum Findlay" calcext:value-type="string">
            <text:p>Calum Findlay</text:p>
          </table:table-cell>
          <table:table-cell table:style-name="ce221" table:number-matrix-columns-spanned="1" table:number-matrix-rows-spanned="1" table:formula="of:=LARGE(IF([.$D$4:.$D$83]=[.$L$13];[.$G$4:.$G$83]);ROW([.M16])-ROW([.M$13]))" office:value-type="float" office:value="521" calcext:value-type="float">
            <text:p>521</text:p>
          </table:table-cell>
          <table:table-cell table:style-name="ce221" table:formula="of:=INDEX([.$H$4:.$H$83];MATCH(1;([.$G$4:.$G$83]=[.M16])*([.$D$4:.$D$83]=[.$L$13]);0))" office:value-type="float" office:value="60" calcext:value-type="float">
            <text:p>60</text:p>
          </table:table-cell>
          <table:table-cell table:style-name="ce221" table:formula="of:=INDEX([.$I$4:.$I$83];MATCH(1;([.$G$4:.$G$83]=[.M16])*([.$D$4:.$D$83]=[.$L$13]);0))" office:value-type="float" office:value="17" calcext:value-type="float">
            <text:p>17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5]" office:value-type="string" office:string-value="4B" calcext:value-type="string">
            <text:p>4B</text:p>
          </table:table-cell>
          <table:table-cell table:style-name="ce201" table:formula="of:=[$'Target List'.C15]" office:value-type="string" office:string-value="Fraser Macfarlane " calcext:value-type="string">
            <text:p>Fraser Macfarlane </text:p>
          </table:table-cell>
          <table:table-cell table:style-name="ce201" table:formula="of:=[$'Target List'.B15]" office:value-type="string" office:string-value="Monklands AC" calcext:value-type="string">
            <text:p>Monklands AC</text:p>
          </table:table-cell>
          <table:table-cell table:style-name="ce206" table:formula="of:=[$'Target List'.D15]" office:value-type="string" office:string-value="M" calcext:value-type="string">
            <text:p>M</text:p>
          </table:table-cell>
          <table:table-cell table:style-name="ce201" table:formula="of:=[$'Target List'.E15]" office:value-type="string" office:string-value="Rec" calcext:value-type="string">
            <text:p>Rec</text:p>
          </table:table-cell>
          <table:table-cell table:style-name="ce210" table:formula="of:=[$Scores.H28]" office:value-type="float" office:value="296" calcext:value-type="float">
            <text:p>296</text:p>
          </table:table-cell>
          <table:table-cell table:style-name="ce210" table:formula="of:=[$Scores.I28]" office:value-type="float" office:value="54" calcext:value-type="float">
            <text:p>54</text:p>
          </table:table-cell>
          <table:table-cell table:style-name="ce210" table:formula="of:=[$Scores.J28]" office:value-type="float" office:value="1" calcext:value-type="float">
            <text:p>1</text:p>
          </table:table-cell>
          <table:table-cell table:style-name="ce51"/>
          <table:table-cell table:style-name="ce198"/>
          <table:table-cell table:style-name="ce218" table:formula="of:=INDEX([.$C$4:.$C$83];MATCH(1;([.$G$4:.$G$83]=[.M17])*([.$D$4:.$D$83]=[.$L$13]);0))" office:value-type="string" office:string-value="Lauren Findlay" calcext:value-type="string">
            <text:p>Lauren Findlay</text:p>
          </table:table-cell>
          <table:table-cell table:style-name="ce221" table:number-matrix-columns-spanned="1" table:number-matrix-rows-spanned="1" table:formula="of:=LARGE(IF([.$D$4:.$D$83]=[.$L$13];[.$G$4:.$G$83]);ROW([.M17])-ROW([.M$13]))" office:value-type="float" office:value="496" calcext:value-type="float">
            <text:p>496</text:p>
          </table:table-cell>
          <table:table-cell table:style-name="ce221" table:formula="of:=INDEX([.$H$4:.$H$83];MATCH(1;([.$G$4:.$G$83]=[.M17])*([.$D$4:.$D$83]=[.$L$13]);0))" office:value-type="float" office:value="59" calcext:value-type="float">
            <text:p>59</text:p>
          </table:table-cell>
          <table:table-cell table:style-name="ce221" table:formula="of:=INDEX([.$I$4:.$I$83];MATCH(1;([.$G$4:.$G$83]=[.M17])*([.$D$4:.$D$83]=[.$L$13]);0))" office:value-type="float" office:value="12" calcext:value-type="float">
            <text:p>12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6]" office:value-type="string" office:string-value="4C" calcext:value-type="string">
            <text:p>4C</text:p>
          </table:table-cell>
          <table:table-cell table:style-name="ce201" table:formula="of:=[$'Target List'.C16]" office:value-type="string" office:string-value="David MacLachlan" calcext:value-type="string">
            <text:p>David MacLachlan</text:p>
          </table:table-cell>
          <table:table-cell table:style-name="ce201" table:formula="of:=[$'Target List'.B16]" office:value-type="string" office:string-value="Orion's Archers" calcext:value-type="string">
            <text:p>Orion's Archers</text:p>
          </table:table-cell>
          <table:table-cell table:style-name="ce206" table:formula="of:=[$'Target List'.D16]" office:value-type="string" office:string-value="M" calcext:value-type="string">
            <text:p>M</text:p>
          </table:table-cell>
          <table:table-cell table:style-name="ce201" table:formula="of:=[$'Target List'.E16]" office:value-type="string" office:string-value="Rec" calcext:value-type="string">
            <text:p>Rec</text:p>
          </table:table-cell>
          <table:table-cell table:style-name="ce210" table:formula="of:=[$Scores.H29]" office:value-type="float" office:value="474" calcext:value-type="float">
            <text:p>474</text:p>
          </table:table-cell>
          <table:table-cell table:style-name="ce210" table:formula="of:=[$Scores.I29]" office:value-type="float" office:value="58" calcext:value-type="float">
            <text:p>58</text:p>
          </table:table-cell>
          <table:table-cell table:style-name="ce210" table:formula="of:=[$Scores.J29]" office:value-type="float" office:value="6" calcext:value-type="float">
            <text:p>6</text:p>
          </table:table-cell>
          <table:table-cell table:style-name="ce51"/>
          <table:table-cell table:style-name="ce198"/>
          <table:table-cell table:style-name="ce219" office:value-type="string" calcext:value-type="string">
            <text:p>Team Total</text:p>
          </table:table-cell>
          <table:table-cell table:style-name="ce221" table:formula="of:=SUMIF([.M14:.M17];&quot;&gt;0&quot;)" office:value-type="float" office:value="2129" calcext:value-type="float">
            <text:p>2129</text:p>
          </table:table-cell>
          <table:table-cell table:style-name="ce221" table:formula="of:=SUMIF([.N14:.N17];&quot;&gt;0&quot;)" office:value-type="float" office:value="239" calcext:value-type="float">
            <text:p>239</text:p>
          </table:table-cell>
          <table:table-cell table:style-name="ce221" table:formula="of:=SUMIF([.O14:.O17];&quot;&gt;0&quot;)" office:value-type="float" office:value="83" calcext:value-type="float">
            <text:p>83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7]" office:value-type="string" office:string-value="4D" calcext:value-type="string">
            <text:p>4D</text:p>
          </table:table-cell>
          <table:table-cell table:style-name="ce201" table:formula="of:=[$'Target List'.C17]" office:value-type="string" office:string-value="Benji Hamer" calcext:value-type="string">
            <text:p>Benji Hamer</text:p>
          </table:table-cell>
          <table:table-cell table:style-name="ce201" table:formula="of:=[$'Target List'.B17]" office:value-type="string" office:string-value="Strathclyde AC" calcext:value-type="string">
            <text:p>Strathclyde AC</text:p>
          </table:table-cell>
          <table:table-cell table:style-name="ce206" table:formula="of:=[$'Target List'.D17]" office:value-type="string" office:string-value="M" calcext:value-type="string">
            <text:p>M</text:p>
          </table:table-cell>
          <table:table-cell table:style-name="ce201" table:formula="of:=[$'Target List'.E17]" office:value-type="string" office:string-value="Rec" calcext:value-type="string">
            <text:p>Rec</text:p>
          </table:table-cell>
          <table:table-cell table:style-name="ce210" table:formula="of:=[$Scores.H30]" office:value-type="float" office:value="572" calcext:value-type="float">
            <text:p>572</text:p>
          </table:table-cell>
          <table:table-cell table:style-name="ce210" table:formula="of:=[$Scores.I30]" office:value-type="float" office:value="60" calcext:value-type="float">
            <text:p>60</text:p>
          </table:table-cell>
          <table:table-cell table:style-name="ce210" table:formula="of:=[$Scores.J30]" office:value-type="float" office:value="30" calcext:value-type="float">
            <text:p>30</text:p>
          </table:table-cell>
          <table:table-cell table:style-name="ce51"/>
          <table:table-cell table:style-name="ce198"/>
          <table:table-cell table:style-name="ce213"/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8]" office:value-type="string" office:string-value="5A" calcext:value-type="string">
            <text:p>5A</text:p>
          </table:table-cell>
          <table:table-cell table:style-name="ce201" table:formula="of:=[$'Target List'.C18]" office:value-type="string" office:string-value="Sam Chapman" calcext:value-type="string">
            <text:p>Sam Chapman</text:p>
          </table:table-cell>
          <table:table-cell table:style-name="ce201" table:formula="of:=[$'Target List'.B18]" office:value-type="string" office:string-value="Strathclyde AC" calcext:value-type="string">
            <text:p>Strathclyde AC</text:p>
          </table:table-cell>
          <table:table-cell table:style-name="ce206" table:formula="of:=[$'Target List'.D18]" office:value-type="string" office:string-value="M" calcext:value-type="string">
            <text:p>M</text:p>
          </table:table-cell>
          <table:table-cell table:style-name="ce201" table:formula="of:=[$'Target List'.E18]" office:value-type="string" office:string-value="Rec" calcext:value-type="string">
            <text:p>Rec</text:p>
          </table:table-cell>
          <table:table-cell table:style-name="ce210" table:formula="of:=[$Scores.H34]" office:value-type="float" office:value="503" calcext:value-type="float">
            <text:p>503</text:p>
          </table:table-cell>
          <table:table-cell table:style-name="ce210" table:formula="of:=[$Scores.I34]" office:value-type="float" office:value="60" calcext:value-type="float">
            <text:p>60</text:p>
          </table:table-cell>
          <table:table-cell table:style-name="ce210" table:formula="of:=[$Scores.J34]" office:value-type="float" office:value="11" calcext:value-type="float">
            <text:p>11</text:p>
          </table:table-cell>
          <table:table-cell table:style-name="ce51"/>
          <table:table-cell table:style-name="ce198"/>
          <table:table-cell table:style-name="ce214" office:value-type="string" calcext:value-type="string">
            <text:p>Glasgow Archers</text:p>
          </table:table-cell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19]" office:value-type="string" office:string-value="5B" calcext:value-type="string">
            <text:p>5B</text:p>
          </table:table-cell>
          <table:table-cell table:style-name="ce201" table:formula="of:=[$'Target List'.C19]" office:value-type="string" office:string-value="Alexander Husbands" calcext:value-type="string">
            <text:p>Alexander Husbands</text:p>
          </table:table-cell>
          <table:table-cell table:style-name="ce201" table:formula="of:=[$'Target List'.B19]" office:value-type="string" office:string-value="EK Archery Club" calcext:value-type="string">
            <text:p>EK Archery Club</text:p>
          </table:table-cell>
          <table:table-cell table:style-name="ce206" table:formula="of:=[$'Target List'.D19]" office:value-type="string" office:string-value="M" calcext:value-type="string">
            <text:p>M</text:p>
          </table:table-cell>
          <table:table-cell table:style-name="ce201" table:formula="of:=[$'Target List'.E19]" office:value-type="string" office:string-value="Rec" calcext:value-type="string">
            <text:p>Rec</text:p>
          </table:table-cell>
          <table:table-cell table:style-name="ce210" table:formula="of:=[$Scores.H35]" office:value-type="float" office:value="491" calcext:value-type="float">
            <text:p>491</text:p>
          </table:table-cell>
          <table:table-cell table:style-name="ce210" table:formula="of:=[$Scores.I35]" office:value-type="float" office:value="60" calcext:value-type="float">
            <text:p>60</text:p>
          </table:table-cell>
          <table:table-cell table:style-name="ce210" table:formula="of:=[$Scores.J35]" office:value-type="float" office:value="10" calcext:value-type="float">
            <text:p>10</text:p>
          </table:table-cell>
          <table:table-cell table:style-name="ce51"/>
          <table:table-cell table:style-name="ce198"/>
          <table:table-cell table:style-name="ce218" table:formula="of:=INDEX([.$C$4:.$C$83];MATCH(1;([.$G$4:.$G$83]=[.M21])*([.$D$4:.$D$83]=[.$L$20]);0))" office:value-type="string" office:string-value="Euan Ogilvie" calcext:value-type="string">
            <text:p>Euan Ogilvie</text:p>
          </table:table-cell>
          <table:table-cell table:style-name="ce221" table:number-matrix-columns-spanned="1" table:number-matrix-rows-spanned="1" table:formula="of:=LARGE(IF([.$D$4:.$D$83]=[.$L$20];[.$G$4:.$G$83]);ROW([.M21])-ROW([.M$20]))" office:value-type="float" office:value="559" calcext:value-type="float">
            <text:p>559</text:p>
          </table:table-cell>
          <table:table-cell table:style-name="ce221" table:formula="of:=INDEX([.$H$4:.$H$83];MATCH(1;([.$G$4:.$G$83]=[.M21])*([.$D$4:.$D$83]=[.$L$20]);0))" office:value-type="float" office:value="60" calcext:value-type="float">
            <text:p>60</text:p>
          </table:table-cell>
          <table:table-cell table:style-name="ce221" table:formula="of:=INDEX([.$I$4:.$I$83];MATCH(1;([.$G$4:.$G$83]=[.M21])*([.$D$4:.$D$83]=[.$L$20]);0))" office:value-type="float" office:value="27" calcext:value-type="float">
            <text:p>27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0]" office:value-type="string" office:string-value="5C" calcext:value-type="string">
            <text:p>5C</text:p>
          </table:table-cell>
          <table:table-cell table:style-name="ce201" table:formula="of:=[$'Target List'.C20]" office:value-type="string" office:string-value="Henri Krishna" calcext:value-type="string">
            <text:p>Henri Krishna</text:p>
          </table:table-cell>
          <table:table-cell table:style-name="ce201" table:formula="of:=[$'Target List'.B20]" office:value-type="string" office:string-value="Glasgow Archers" calcext:value-type="string">
            <text:p>Glasgow Archers</text:p>
          </table:table-cell>
          <table:table-cell table:style-name="ce206" table:formula="of:=[$'Target List'.D20]" office:value-type="string" office:string-value="M" calcext:value-type="string">
            <text:p>M</text:p>
          </table:table-cell>
          <table:table-cell table:style-name="ce201" table:formula="of:=[$'Target List'.E20]" office:value-type="string" office:string-value="Rec" calcext:value-type="string">
            <text:p>Rec</text:p>
          </table:table-cell>
          <table:table-cell table:style-name="ce210" table:formula="of:=[$Scores.H36]" office:value-type="float" office:value="504" calcext:value-type="float">
            <text:p>504</text:p>
          </table:table-cell>
          <table:table-cell table:style-name="ce210" table:formula="of:=[$Scores.I36]" office:value-type="float" office:value="60" calcext:value-type="float">
            <text:p>60</text:p>
          </table:table-cell>
          <table:table-cell table:style-name="ce210" table:formula="of:=[$Scores.J36]" office:value-type="float" office:value="12" calcext:value-type="float">
            <text:p>12</text:p>
          </table:table-cell>
          <table:table-cell table:style-name="ce51"/>
          <table:table-cell table:style-name="ce198"/>
          <table:table-cell table:style-name="ce218" table:formula="of:=INDEX([.$C$4:.$C$83];MATCH(1;([.$G$4:.$G$83]=[.M22])*([.$D$4:.$D$83]=[.$L$20]);0))" office:value-type="string" office:string-value="Finlay Grant" calcext:value-type="string">
            <text:p>Finlay Grant</text:p>
          </table:table-cell>
          <table:table-cell table:style-name="ce221" table:number-matrix-columns-spanned="1" table:number-matrix-rows-spanned="1" table:formula="of:=LARGE(IF([.$D$4:.$D$83]=[.$L$20];[.$G$4:.$G$83]);ROW([.M22])-ROW([.M$20]))" office:value-type="float" office:value="550" calcext:value-type="float">
            <text:p>550</text:p>
          </table:table-cell>
          <table:table-cell table:style-name="ce221" table:formula="of:=INDEX([.$H$4:.$H$83];MATCH(1;([.$G$4:.$G$83]=[.M22])*([.$D$4:.$D$83]=[.$L$20]);0))" office:value-type="float" office:value="60" calcext:value-type="float">
            <text:p>60</text:p>
          </table:table-cell>
          <table:table-cell table:style-name="ce221" table:formula="of:=INDEX([.$I$4:.$I$83];MATCH(1;([.$G$4:.$G$83]=[.M22])*([.$D$4:.$D$83]=[.$L$20]);0))" office:value-type="float" office:value="17" calcext:value-type="float">
            <text:p>17</text:p>
          </table:table-cell>
          <table:table-cell table:style-name="ce198"/>
          <table:table-cell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1]" office:value-type="string" office:string-value="5D" calcext:value-type="string">
            <text:p>5D</text:p>
          </table:table-cell>
          <table:table-cell table:style-name="ce201" table:formula="of:=[$'Target List'.C21]" office:value-type="string" office:string-value="Duncan Malone" calcext:value-type="string">
            <text:p>Duncan Malone</text:p>
          </table:table-cell>
          <table:table-cell table:style-name="ce201" table:formula="of:=[$'Target List'.B21]" office:value-type="string" office:string-value="Glasgow Archers" calcext:value-type="string">
            <text:p>Glasgow Archers</text:p>
          </table:table-cell>
          <table:table-cell table:style-name="ce206" table:formula="of:=[$'Target List'.D21]" office:value-type="string" office:string-value="M" calcext:value-type="string">
            <text:p>M</text:p>
          </table:table-cell>
          <table:table-cell table:style-name="ce201" table:formula="of:=[$'Target List'.E21]" office:value-type="string" office:string-value="Rec" calcext:value-type="string">
            <text:p>Rec</text:p>
          </table:table-cell>
          <table:table-cell table:style-name="ce210" table:formula="of:=[$Scores.H37]" office:value-type="float" office:value="531" calcext:value-type="float">
            <text:p>531</text:p>
          </table:table-cell>
          <table:table-cell table:style-name="ce210" table:formula="of:=[$Scores.I37]" office:value-type="float" office:value="60" calcext:value-type="float">
            <text:p>60</text:p>
          </table:table-cell>
          <table:table-cell table:style-name="ce210" table:formula="of:=[$Scores.J37]" office:value-type="float" office:value="19" calcext:value-type="float">
            <text:p>19</text:p>
          </table:table-cell>
          <table:table-cell table:style-name="ce51"/>
          <table:table-cell table:style-name="ce198"/>
          <table:table-cell table:style-name="ce218" table:formula="of:=INDEX([.$C$4:.$C$83];MATCH(1;([.$G$4:.$G$83]=[.M23])*([.$D$4:.$D$83]=[.$L$20]);0))" office:value-type="string" office:string-value="George Davidson" calcext:value-type="string">
            <text:p>George Davidson</text:p>
          </table:table-cell>
          <table:table-cell table:style-name="ce221" table:number-matrix-columns-spanned="1" table:number-matrix-rows-spanned="1" table:formula="of:=LARGE(IF([.$D$4:.$D$83]=[.$L$20];[.$G$4:.$G$83]);ROW([.M23])-ROW([.M$20]))" office:value-type="float" office:value="539" calcext:value-type="float">
            <text:p>539</text:p>
          </table:table-cell>
          <table:table-cell table:style-name="ce221" table:formula="of:=INDEX([.$H$4:.$H$83];MATCH(1;([.$G$4:.$G$83]=[.M23])*([.$D$4:.$D$83]=[.$L$20]);0))" office:value-type="float" office:value="60" calcext:value-type="float">
            <text:p>60</text:p>
          </table:table-cell>
          <table:table-cell table:style-name="ce221" table:formula="of:=INDEX([.$I$4:.$I$83];MATCH(1;([.$G$4:.$G$83]=[.M23])*([.$D$4:.$D$83]=[.$L$20]);0))" office:value-type="float" office:value="19" calcext:value-type="float">
            <text:p>19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2]" office:value-type="string" office:string-value="6A" calcext:value-type="string">
            <text:p>6A</text:p>
          </table:table-cell>
          <table:table-cell table:style-name="ce201" table:formula="of:=[$'Target List'.C22]" office:value-type="string" office:string-value="James McCredie" calcext:value-type="string">
            <text:p>James McCredie</text:p>
          </table:table-cell>
          <table:table-cell table:style-name="ce201" table:formula="of:=[$'Target List'.B22]" office:value-type="string" office:string-value="EK Archery Club" calcext:value-type="string">
            <text:p>EK Archery Club</text:p>
          </table:table-cell>
          <table:table-cell table:style-name="ce206" table:formula="of:=[$'Target List'.D22]" office:value-type="string" office:string-value="M" calcext:value-type="string">
            <text:p>M</text:p>
          </table:table-cell>
          <table:table-cell table:style-name="ce201" table:formula="of:=[$'Target List'.E22]" office:value-type="string" office:string-value="Rec" calcext:value-type="string">
            <text:p>Rec</text:p>
          </table:table-cell>
          <table:table-cell table:style-name="ce210" table:formula="of:=[$Scores.H41]" office:value-type="float" office:value="533" calcext:value-type="float">
            <text:p>533</text:p>
          </table:table-cell>
          <table:table-cell table:style-name="ce210" table:formula="of:=[$Scores.I41]" office:value-type="float" office:value="60" calcext:value-type="float">
            <text:p>60</text:p>
          </table:table-cell>
          <table:table-cell table:style-name="ce210" table:formula="of:=[$Scores.J41]" office:value-type="float" office:value="15" calcext:value-type="float">
            <text:p>15</text:p>
          </table:table-cell>
          <table:table-cell table:style-name="ce51"/>
          <table:table-cell table:style-name="ce198"/>
          <table:table-cell table:style-name="ce218" table:formula="of:=INDEX([.$C$4:.$C$83];MATCH(1;([.$G$4:.$G$83]=[.M24])*([.$D$4:.$D$83]=[.$L$20]);0))" office:value-type="string" office:string-value="Duncan Malone" calcext:value-type="string">
            <text:p>Duncan Malone</text:p>
          </table:table-cell>
          <table:table-cell table:style-name="ce221" table:number-matrix-columns-spanned="1" table:number-matrix-rows-spanned="1" table:formula="of:=LARGE(IF([.$D$4:.$D$83]=[.$L$20];[.$G$4:.$G$83]);ROW([.M24])-ROW([.M$20]))" office:value-type="float" office:value="531" calcext:value-type="float">
            <text:p>531</text:p>
          </table:table-cell>
          <table:table-cell table:style-name="ce221" table:formula="of:=INDEX([.$H$4:.$H$83];MATCH(1;([.$G$4:.$G$83]=[.M24])*([.$D$4:.$D$83]=[.$L$20]);0))" office:value-type="float" office:value="60" calcext:value-type="float">
            <text:p>60</text:p>
          </table:table-cell>
          <table:table-cell table:style-name="ce221" table:formula="of:=INDEX([.$I$4:.$I$83];MATCH(1;([.$G$4:.$G$83]=[.M24])*([.$D$4:.$D$83]=[.$L$20]);0))" office:value-type="float" office:value="19" calcext:value-type="float">
            <text:p>19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3]" office:value-type="string" office:string-value="6B" calcext:value-type="string">
            <text:p>6B</text:p>
          </table:table-cell>
          <table:table-cell table:style-name="ce201" table:formula="of:=[$'Target List'.C23]" office:value-type="string" office:string-value="Lisa McCoubrie" calcext:value-type="string">
            <text:p>Lisa McCoubrie</text:p>
          </table:table-cell>
          <table:table-cell table:style-name="ce201" table:formula="of:=[$'Target List'.B23]" office:value-type="string" office:string-value="Monklands AC" calcext:value-type="string">
            <text:p>Monklands AC</text:p>
          </table:table-cell>
          <table:table-cell table:style-name="ce206" table:formula="of:=[$'Target List'.D23]" office:value-type="string" office:string-value="F" calcext:value-type="string">
            <text:p>F</text:p>
          </table:table-cell>
          <table:table-cell table:style-name="ce201" table:formula="of:=[$'Target List'.E23]" office:value-type="string" office:string-value="Rec" calcext:value-type="string">
            <text:p>Rec</text:p>
          </table:table-cell>
          <table:table-cell table:style-name="ce210" table:formula="of:=[$Scores.H42]" office:value-type="float" office:value="414" calcext:value-type="float">
            <text:p>414</text:p>
          </table:table-cell>
          <table:table-cell table:style-name="ce210" table:formula="of:=[$Scores.I42]" office:value-type="float" office:value="59" calcext:value-type="float">
            <text:p>59</text:p>
          </table:table-cell>
          <table:table-cell table:style-name="ce210" table:formula="of:=[$Scores.J42]" office:value-type="float" office:value="5" calcext:value-type="float">
            <text:p>5</text:p>
          </table:table-cell>
          <table:table-cell table:style-name="ce51"/>
          <table:table-cell table:style-name="ce198"/>
          <table:table-cell table:style-name="ce220" office:value-type="string" calcext:value-type="string">
            <text:p>Team Total</text:p>
          </table:table-cell>
          <table:table-cell table:style-name="ce221" table:formula="of:=SUMIF([.M21:.M24];&quot;&gt;0&quot;)" office:value-type="float" office:value="2179" calcext:value-type="float">
            <text:p>2179</text:p>
          </table:table-cell>
          <table:table-cell table:style-name="ce221" table:formula="of:=SUMIF([.N21:.N24];&quot;&gt;0&quot;)" office:value-type="float" office:value="240" calcext:value-type="float">
            <text:p>240</text:p>
          </table:table-cell>
          <table:table-cell table:style-name="ce221" table:formula="of:=SUMIF([.O21:.O24];&quot;&gt;0&quot;)" office:value-type="float" office:value="82" calcext:value-type="float">
            <text:p>82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4]" office:value-type="string" office:string-value="6C" calcext:value-type="string">
            <text:p>6C</text:p>
          </table:table-cell>
          <table:table-cell table:style-name="ce201" table:formula="of:=[$'Target List'.C24]" office:value-type="float" office:value="0" calcext:value-type="float">
            <text:p>0</text:p>
          </table:table-cell>
          <table:table-cell table:style-name="ce201" table:formula="of:=[$'Target List'.B24]" office:value-type="float" office:value="0" calcext:value-type="float">
            <text:p>0</text:p>
          </table:table-cell>
          <table:table-cell table:style-name="ce206" table:formula="of:=[$'Target List'.D24]" office:value-type="float" office:value="0" calcext:value-type="float">
            <text:p/>
          </table:table-cell>
          <table:table-cell table:style-name="ce201" table:formula="of:=[$'Target List'.E24]" office:value-type="float" office:value="0" calcext:value-type="float">
            <text:p>0</text:p>
          </table:table-cell>
          <table:table-cell table:style-name="ce210" table:formula="of:=[$Scores.H43]" office:value-type="float" office:value="0" calcext:value-type="float">
            <text:p>0</text:p>
          </table:table-cell>
          <table:table-cell table:style-name="ce210" table:formula="of:=[$Scores.I43]" office:value-type="float" office:value="0" calcext:value-type="float">
            <text:p>0</text:p>
          </table:table-cell>
          <table:table-cell table:style-name="ce210" table:formula="of:=[$Scores.J43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14" table:number-columns-repeated="3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5]" office:value-type="string" office:string-value="6D" calcext:value-type="string">
            <text:p>6D</text:p>
          </table:table-cell>
          <table:table-cell table:style-name="ce201" table:formula="of:=[$'Target List'.C25]" office:value-type="string" office:string-value="Gareth Clayton" calcext:value-type="string">
            <text:p>Gareth Clayton</text:p>
          </table:table-cell>
          <table:table-cell table:style-name="ce201" table:formula="of:=[$'Target List'.B25]" office:value-type="string" office:string-value="Orion's Archers" calcext:value-type="string">
            <text:p>Orion's Archers</text:p>
          </table:table-cell>
          <table:table-cell table:style-name="ce206" table:formula="of:=[$'Target List'.D25]" office:value-type="string" office:string-value="M" calcext:value-type="string">
            <text:p>M</text:p>
          </table:table-cell>
          <table:table-cell table:style-name="ce201" table:formula="of:=[$'Target List'.E25]" office:value-type="string" office:string-value="Rec" calcext:value-type="string">
            <text:p>Rec</text:p>
          </table:table-cell>
          <table:table-cell table:style-name="ce210" table:formula="of:=[$Scores.H44]" office:value-type="float" office:value="475" calcext:value-type="float">
            <text:p>475</text:p>
          </table:table-cell>
          <table:table-cell table:style-name="ce210" table:formula="of:=[$Scores.I44]" office:value-type="float" office:value="60" calcext:value-type="float">
            <text:p>60</text:p>
          </table:table-cell>
          <table:table-cell table:style-name="ce210" table:formula="of:=[$Scores.J44]" office:value-type="float" office:value="4" calcext:value-type="float">
            <text:p>4</text:p>
          </table:table-cell>
          <table:table-cell table:style-name="ce51"/>
          <table:table-cell table:style-name="ce198"/>
          <table:table-cell table:style-name="ce214" office:value-type="string" calcext:value-type="string">
            <text:p>Linwood AC</text:p>
          </table:table-cell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6]" office:value-type="string" office:string-value="7A" calcext:value-type="string">
            <text:p>7A</text:p>
          </table:table-cell>
          <table:table-cell table:style-name="ce201" table:formula="of:=[$'Target List'.C26]" office:value-type="string" office:string-value="Donny Lin" calcext:value-type="string">
            <text:p>Donny Lin</text:p>
          </table:table-cell>
          <table:table-cell table:style-name="ce201" table:formula="of:=[$'Target List'.B26]" office:value-type="string" office:string-value="Strathclyde AC" calcext:value-type="string">
            <text:p>Strathclyde AC</text:p>
          </table:table-cell>
          <table:table-cell table:style-name="ce206" table:formula="of:=[$'Target List'.D26]" office:value-type="string" office:string-value="M" calcext:value-type="string">
            <text:p>M</text:p>
          </table:table-cell>
          <table:table-cell table:style-name="ce201" table:formula="of:=[$'Target List'.E26]" office:value-type="string" office:string-value="Rec" calcext:value-type="string">
            <text:p>Rec</text:p>
          </table:table-cell>
          <table:table-cell table:style-name="ce210" table:formula="of:=[$Scores.H48]" office:value-type="float" office:value="0" calcext:value-type="float">
            <text:p>0</text:p>
          </table:table-cell>
          <table:table-cell table:style-name="ce210" table:formula="of:=[$Scores.I48]" office:value-type="float" office:value="0" calcext:value-type="float">
            <text:p>0</text:p>
          </table:table-cell>
          <table:table-cell table:style-name="ce210" table:formula="of:=[$Scores.J48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18" table:formula="of:=INDEX([.$C$4:.$C$83];MATCH(1;([.$G$4:.$G$83]=[.M28])*([.$D$4:.$D$83]=[.$L$27]);0))" office:value-type="string" office:string-value="Joshua McMillan" calcext:value-type="string">
            <text:p>Joshua McMillan</text:p>
          </table:table-cell>
          <table:table-cell table:style-name="ce221" table:number-matrix-columns-spanned="1" table:number-matrix-rows-spanned="1" table:formula="of:=LARGE(IF([.$D$4:.$D$83]=[.$L$27];[.$G$4:.$G$83]);ROW([.M28])-ROW([.M$27]))" office:value-type="float" office:value="507" calcext:value-type="float">
            <text:p>507</text:p>
          </table:table-cell>
          <table:table-cell table:style-name="ce221" table:formula="of:=INDEX([.$H$4:.$H$83];MATCH(1;([.$G$4:.$G$83]=[.M28])*([.$D$4:.$D$83]=[.$L$27]);0))" office:value-type="float" office:value="60" calcext:value-type="float">
            <text:p>60</text:p>
          </table:table-cell>
          <table:table-cell table:style-name="ce221" table:formula="of:=INDEX([.$I$4:.$I$83];MATCH(1;([.$G$4:.$G$83]=[.M28])*([.$D$4:.$D$83]=[.$L$27]);0))" office:value-type="float" office:value="16" calcext:value-type="float">
            <text:p>16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7]" office:value-type="string" office:string-value="7B" calcext:value-type="string">
            <text:p>7B</text:p>
          </table:table-cell>
          <table:table-cell table:style-name="ce201" table:formula="of:=[$'Target List'.C27]" office:value-type="float" office:value="0" calcext:value-type="float">
            <text:p>0</text:p>
          </table:table-cell>
          <table:table-cell table:style-name="ce201" table:formula="of:=[$'Target List'.B27]" office:value-type="float" office:value="0" calcext:value-type="float">
            <text:p>0</text:p>
          </table:table-cell>
          <table:table-cell table:style-name="ce206" table:formula="of:=[$'Target List'.D27]" office:value-type="float" office:value="0" calcext:value-type="float">
            <text:p/>
          </table:table-cell>
          <table:table-cell table:style-name="ce201" table:formula="of:=[$'Target List'.E27]" office:value-type="float" office:value="0" calcext:value-type="float">
            <text:p>0</text:p>
          </table:table-cell>
          <table:table-cell table:style-name="ce210" table:formula="of:=[$Scores.H49]" office:value-type="float" office:value="0" calcext:value-type="float">
            <text:p>0</text:p>
          </table:table-cell>
          <table:table-cell table:style-name="ce210" table:formula="of:=[$Scores.I49]" office:value-type="float" office:value="0" calcext:value-type="float">
            <text:p>0</text:p>
          </table:table-cell>
          <table:table-cell table:style-name="ce210" table:formula="of:=[$Scores.J49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18" table:formula="of:=INDEX([.$C$4:.$C$83];MATCH(1;([.$G$4:.$G$83]=[.M29])*([.$D$4:.$D$83]=[.$L$27]);0))" office:value-type="string" office:string-value="Leah McGloin" calcext:value-type="string">
            <text:p>Leah McGloin</text:p>
          </table:table-cell>
          <table:table-cell table:style-name="ce221" table:number-matrix-columns-spanned="1" table:number-matrix-rows-spanned="1" table:formula="of:=LARGE(IF([.$D$4:.$D$83]=[.$L$27];[.$G$4:.$G$83]);ROW([.M29])-ROW([.M$27]))" office:value-type="float" office:value="504" calcext:value-type="float">
            <text:p>504</text:p>
          </table:table-cell>
          <table:table-cell table:style-name="ce221" table:formula="of:=INDEX([.$H$4:.$H$83];MATCH(1;([.$G$4:.$G$83]=[.M29])*([.$D$4:.$D$83]=[.$L$27]);0))" office:value-type="float" office:value="60" calcext:value-type="float">
            <text:p>60</text:p>
          </table:table-cell>
          <table:table-cell table:style-name="ce221" table:formula="of:=INDEX([.$I$4:.$I$83];MATCH(1;([.$G$4:.$G$83]=[.M29])*([.$D$4:.$D$83]=[.$L$27]);0))" office:value-type="float" office:value="9" calcext:value-type="float">
            <text:p>9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8]" office:value-type="string" office:string-value="7C" calcext:value-type="string">
            <text:p>7C</text:p>
          </table:table-cell>
          <table:table-cell table:style-name="ce201" table:formula="of:=[$'Target List'.C28]" office:value-type="string" office:string-value="Calum Findlay" calcext:value-type="string">
            <text:p>Calum Findlay</text:p>
          </table:table-cell>
          <table:table-cell table:style-name="ce201" table:formula="of:=[$'Target List'.B28]" office:value-type="string" office:string-value="EK Archery Club" calcext:value-type="string">
            <text:p>EK Archery Club</text:p>
          </table:table-cell>
          <table:table-cell table:style-name="ce206" table:formula="of:=[$'Target List'.D28]" office:value-type="string" office:string-value="M" calcext:value-type="string">
            <text:p>M</text:p>
          </table:table-cell>
          <table:table-cell table:style-name="ce201" table:formula="of:=[$'Target List'.E28]" office:value-type="string" office:string-value="Rec" calcext:value-type="string">
            <text:p>Rec</text:p>
          </table:table-cell>
          <table:table-cell table:style-name="ce210" table:formula="of:=[$Scores.H50]" office:value-type="float" office:value="521" calcext:value-type="float">
            <text:p>521</text:p>
          </table:table-cell>
          <table:table-cell table:style-name="ce210" table:formula="of:=[$Scores.I50]" office:value-type="float" office:value="60" calcext:value-type="float">
            <text:p>60</text:p>
          </table:table-cell>
          <table:table-cell table:style-name="ce210" table:formula="of:=[$Scores.J50]" office:value-type="float" office:value="17" calcext:value-type="float">
            <text:p>17</text:p>
          </table:table-cell>
          <table:table-cell table:style-name="ce51"/>
          <table:table-cell table:style-name="ce198"/>
          <table:table-cell table:style-name="ce221" table:formula="of:=INDEX([.$C$4:.$C$83];MATCH(1;([.$G$4:.$G$83]=[.M30])*([.$D$4:.$D$83]=[.$L$27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27];[.$G$4:.$G$83]);ROW([.M30])-ROW([.M$27]))" office:value-type="string" office:string-value="" calcext:value-type="error">
            <text:p>#VALUE!</text:p>
          </table:table-cell>
          <table:table-cell table:style-name="ce221" table:formula="of:=INDEX([.$H$4:.$H$83];MATCH(1;([.$G$4:.$G$83]=[.M30])*([.$D$4:.$D$83]=[.$L$27]);0))" office:value-type="string" office:string-value="" calcext:value-type="error">
            <text:p>#VALUE!</text:p>
          </table:table-cell>
          <table:table-cell table:style-name="ce221" table:formula="of:=INDEX([.$I$4:.$I$83];MATCH(1;([.$G$4:.$G$83]=[.M30])*([.$D$4:.$D$83]=[.$L$27]);0))" office:value-type="string" office:string-value="" calcext:value-type="error">
            <text:p>#VALUE!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29]" office:value-type="string" office:string-value="7D" calcext:value-type="string">
            <text:p>7D</text:p>
          </table:table-cell>
          <table:table-cell table:style-name="ce201" table:formula="of:=[$'Target List'.C29]" office:value-type="string" office:string-value="Alun ap Rhisiart" calcext:value-type="string">
            <text:p>Alun ap Rhisiart</text:p>
          </table:table-cell>
          <table:table-cell table:style-name="ce201" table:formula="of:=[$'Target List'.B29]" office:value-type="string" office:string-value="Orion's Archers" calcext:value-type="string">
            <text:p>Orion's Archers</text:p>
          </table:table-cell>
          <table:table-cell table:style-name="ce206" table:formula="of:=[$'Target List'.D29]" office:value-type="string" office:string-value="M" calcext:value-type="string">
            <text:p>M</text:p>
          </table:table-cell>
          <table:table-cell table:style-name="ce201" table:formula="of:=[$'Target List'.E29]" office:value-type="string" office:string-value="Rec" calcext:value-type="string">
            <text:p>Rec</text:p>
          </table:table-cell>
          <table:table-cell table:style-name="ce210" table:formula="of:=[$Scores.H51]" office:value-type="float" office:value="0" calcext:value-type="float">
            <text:p>0</text:p>
          </table:table-cell>
          <table:table-cell table:style-name="ce210" table:formula="of:=[$Scores.I51]" office:value-type="float" office:value="0" calcext:value-type="float">
            <text:p>0</text:p>
          </table:table-cell>
          <table:table-cell table:style-name="ce210" table:formula="of:=[$Scores.J51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21" table:formula="of:=INDEX([.$C$4:.$C$83];MATCH(1;([.$G$4:.$G$83]=[.M31])*([.$D$4:.$D$83]=[.$L$27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27];[.$G$4:.$G$83]);ROW([.M31])-ROW([.M$27]))" office:value-type="string" office:string-value="" calcext:value-type="error">
            <text:p>#VALUE!</text:p>
          </table:table-cell>
          <table:table-cell table:style-name="ce221" table:formula="of:=INDEX([.$H$4:.$H$83];MATCH(1;([.$G$4:.$G$83]=[.M31])*([.$D$4:.$D$83]=[.$L$27]);0))" office:value-type="string" office:string-value="" calcext:value-type="error">
            <text:p>#VALUE!</text:p>
          </table:table-cell>
          <table:table-cell table:style-name="ce221" table:formula="of:=INDEX([.$I$4:.$I$83];MATCH(1;([.$G$4:.$G$83]=[.M31])*([.$D$4:.$D$83]=[.$L$27]);0))" office:value-type="string" office:string-value="" calcext:value-type="error">
            <text:p>#VALUE!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0]" office:value-type="string" office:string-value="8A" calcext:value-type="string">
            <text:p>8A</text:p>
          </table:table-cell>
          <table:table-cell table:style-name="ce201" table:formula="of:=[$'Target List'.C30]" office:value-type="string" office:string-value="George Davidson" calcext:value-type="string">
            <text:p>George Davidson</text:p>
          </table:table-cell>
          <table:table-cell table:style-name="ce201" table:formula="of:=[$'Target List'.B30]" office:value-type="string" office:string-value="Glasgow Archers" calcext:value-type="string">
            <text:p>Glasgow Archers</text:p>
          </table:table-cell>
          <table:table-cell table:style-name="ce206" table:formula="of:=[$'Target List'.D30]" office:value-type="string" office:string-value="M" calcext:value-type="string">
            <text:p>M</text:p>
          </table:table-cell>
          <table:table-cell table:style-name="ce201" table:formula="of:=[$'Target List'.E30]" office:value-type="string" office:string-value="Rec" calcext:value-type="string">
            <text:p>Rec</text:p>
          </table:table-cell>
          <table:table-cell table:style-name="ce210" table:formula="of:=[$Scores.H55]" office:value-type="float" office:value="539" calcext:value-type="float">
            <text:p>539</text:p>
          </table:table-cell>
          <table:table-cell table:style-name="ce210" table:formula="of:=[$Scores.I55]" office:value-type="float" office:value="60" calcext:value-type="float">
            <text:p>60</text:p>
          </table:table-cell>
          <table:table-cell table:style-name="ce210" table:formula="of:=[$Scores.J55]" office:value-type="float" office:value="19" calcext:value-type="float">
            <text:p>19</text:p>
          </table:table-cell>
          <table:table-cell table:style-name="ce51"/>
          <table:table-cell table:style-name="ce198"/>
          <table:table-cell table:style-name="ce220" office:value-type="string" calcext:value-type="string">
            <text:p>Team Total</text:p>
          </table:table-cell>
          <table:table-cell table:style-name="ce221" table:formula="of:=SUMIF([.M28:.M31];&quot;&gt;0&quot;)" office:value-type="float" office:value="1011" calcext:value-type="float">
            <text:p>1011</text:p>
          </table:table-cell>
          <table:table-cell table:style-name="ce221" table:formula="of:=SUMIF([.N28:.N31];&quot;&gt;0&quot;)" office:value-type="float" office:value="120" calcext:value-type="float">
            <text:p>120</text:p>
          </table:table-cell>
          <table:table-cell table:style-name="ce221" table:formula="of:=SUMIF([.O28:.O31];&quot;&gt;0&quot;)" office:value-type="float" office:value="25" calcext:value-type="float">
            <text:p>25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1]" office:value-type="string" office:string-value="8B" calcext:value-type="string">
            <text:p>8B</text:p>
          </table:table-cell>
          <table:table-cell table:style-name="ce201" table:formula="of:=[$'Target List'.C31]" office:value-type="string" office:string-value="Jonah McArthur" calcext:value-type="string">
            <text:p>Jonah McArthur</text:p>
          </table:table-cell>
          <table:table-cell table:style-name="ce201" table:formula="of:=[$'Target List'.B31]" office:value-type="string" office:string-value="Glasgow Archers" calcext:value-type="string">
            <text:p>Glasgow Archers</text:p>
          </table:table-cell>
          <table:table-cell table:style-name="ce206" table:formula="of:=[$'Target List'.D31]" office:value-type="string" office:string-value="F" calcext:value-type="string">
            <text:p>F</text:p>
          </table:table-cell>
          <table:table-cell table:style-name="ce201" table:formula="of:=[$'Target List'.E31]" office:value-type="string" office:string-value="Rec" calcext:value-type="string">
            <text:p>Rec</text:p>
          </table:table-cell>
          <table:table-cell table:style-name="ce210" table:formula="of:=[$Scores.H56]" office:value-type="float" office:value="509" calcext:value-type="float">
            <text:p>509</text:p>
          </table:table-cell>
          <table:table-cell table:style-name="ce210" table:formula="of:=[$Scores.I56]" office:value-type="float" office:value="60" calcext:value-type="float">
            <text:p>60</text:p>
          </table:table-cell>
          <table:table-cell table:style-name="ce210" table:formula="of:=[$Scores.J56]" office:value-type="float" office:value="15" calcext:value-type="float">
            <text:p>15</text:p>
          </table:table-cell>
          <table:table-cell table:style-name="ce51"/>
          <table:table-cell table:style-name="ce198"/>
          <table:table-cell table:style-name="ce214" table:number-columns-repeated="3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2]" office:value-type="string" office:string-value="8C" calcext:value-type="string">
            <text:p>8C</text:p>
          </table:table-cell>
          <table:table-cell table:style-name="ce201" table:formula="of:=[$'Target List'.C32]" office:value-type="string" office:string-value="Joshua McMillan" calcext:value-type="string">
            <text:p>Joshua McMillan</text:p>
          </table:table-cell>
          <table:table-cell table:style-name="ce201" table:formula="of:=[$'Target List'.B32]" office:value-type="string" office:string-value="Linwood AC" calcext:value-type="string">
            <text:p>Linwood AC</text:p>
          </table:table-cell>
          <table:table-cell table:style-name="ce206" table:formula="of:=[$'Target List'.D32]" office:value-type="string" office:string-value="M" calcext:value-type="string">
            <text:p>M</text:p>
          </table:table-cell>
          <table:table-cell table:style-name="ce201" table:formula="of:=[$'Target List'.E32]" office:value-type="string" office:string-value="BB" calcext:value-type="string">
            <text:p>BB</text:p>
          </table:table-cell>
          <table:table-cell table:style-name="ce210" table:formula="of:=[$Scores.H57]" office:value-type="float" office:value="507" calcext:value-type="float">
            <text:p>507</text:p>
          </table:table-cell>
          <table:table-cell table:style-name="ce210" table:formula="of:=[$Scores.I57]" office:value-type="float" office:value="60" calcext:value-type="float">
            <text:p>60</text:p>
          </table:table-cell>
          <table:table-cell table:style-name="ce210" table:formula="of:=[$Scores.J57]" office:value-type="float" office:value="16" calcext:value-type="float">
            <text:p>16</text:p>
          </table:table-cell>
          <table:table-cell table:style-name="ce51"/>
          <table:table-cell table:style-name="ce198"/>
          <table:table-cell table:style-name="ce214" office:value-type="string" calcext:value-type="string">
            <text:p>Monklands AC</text:p>
          </table:table-cell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3]" office:value-type="string" office:string-value="8D" calcext:value-type="string">
            <text:p>8D</text:p>
          </table:table-cell>
          <table:table-cell table:style-name="ce201" table:formula="of:=[$'Target List'.C33]" office:value-type="string" office:string-value="James Embleton" calcext:value-type="string">
            <text:p>James Embleton</text:p>
          </table:table-cell>
          <table:table-cell table:style-name="ce201" table:formula="of:=[$'Target List'.B33]" office:value-type="string" office:string-value="Giffnock AC" calcext:value-type="string">
            <text:p>Giffnock AC</text:p>
          </table:table-cell>
          <table:table-cell table:style-name="ce206" table:formula="of:=[$'Target List'.D33]" office:value-type="string" office:string-value="M" calcext:value-type="string">
            <text:p>M</text:p>
          </table:table-cell>
          <table:table-cell table:style-name="ce201" table:formula="of:=[$'Target List'.E33]" office:value-type="string" office:string-value="BB" calcext:value-type="string">
            <text:p>BB</text:p>
          </table:table-cell>
          <table:table-cell table:style-name="ce210" table:formula="of:=[$Scores.H58]" office:value-type="float" office:value="508" calcext:value-type="float">
            <text:p>508</text:p>
          </table:table-cell>
          <table:table-cell table:style-name="ce210" table:formula="of:=[$Scores.I58]" office:value-type="float" office:value="60" calcext:value-type="float">
            <text:p>60</text:p>
          </table:table-cell>
          <table:table-cell table:style-name="ce210" table:formula="of:=[$Scores.J58]" office:value-type="float" office:value="15" calcext:value-type="float">
            <text:p>15</text:p>
          </table:table-cell>
          <table:table-cell table:style-name="ce51"/>
          <table:table-cell table:style-name="ce198"/>
          <table:table-cell table:style-name="ce218" table:formula="of:=INDEX([.$C$4:.$C$83];MATCH(1;([.$G$4:.$G$83]=[.M35])*([.$D$4:.$D$83]=[.$L$34]);0))" office:value-type="string" office:string-value="Iain Macmillan" calcext:value-type="string">
            <text:p>Iain Macmillan</text:p>
          </table:table-cell>
          <table:table-cell table:style-name="ce221" table:number-matrix-columns-spanned="1" table:number-matrix-rows-spanned="1" table:formula="of:=LARGE(IF([.$D$4:.$D$83]=[.$L$34];[.$G$4:.$G$83]);ROW([.M35])-ROW([.M$34]))" office:value-type="float" office:value="540" calcext:value-type="float">
            <text:p>540</text:p>
          </table:table-cell>
          <table:table-cell table:style-name="ce221" table:formula="of:=INDEX([.$H$4:.$H$83];MATCH(1;([.$G$4:.$G$83]=[.M35])*([.$D$4:.$D$83]=[.$L$34]);0))" office:value-type="float" office:value="60" calcext:value-type="float">
            <text:p>60</text:p>
          </table:table-cell>
          <table:table-cell table:style-name="ce221" table:formula="of:=INDEX([.$I$4:.$I$83];MATCH(1;([.$G$4:.$G$83]=[.M35])*([.$D$4:.$D$83]=[.$L$34]);0))" office:value-type="float" office:value="22" calcext:value-type="float">
            <text:p>22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4]" office:value-type="string" office:string-value="9A" calcext:value-type="string">
            <text:p>9A</text:p>
          </table:table-cell>
          <table:table-cell table:style-name="ce201" table:formula="of:=[$'Target List'.C34]" office:value-type="string" office:string-value="Alison Clark" calcext:value-type="string">
            <text:p>Alison Clark</text:p>
          </table:table-cell>
          <table:table-cell table:style-name="ce201" table:formula="of:=[$'Target List'.B34]" office:value-type="string" office:string-value="Giffnock AC" calcext:value-type="string">
            <text:p>Giffnock AC</text:p>
          </table:table-cell>
          <table:table-cell table:style-name="ce206" table:formula="of:=[$'Target List'.D34]" office:value-type="string" office:string-value="F" calcext:value-type="string">
            <text:p>F</text:p>
          </table:table-cell>
          <table:table-cell table:style-name="ce201" table:formula="of:=[$'Target List'.E34]" office:value-type="string" office:string-value="LB" calcext:value-type="string">
            <text:p>LB</text:p>
          </table:table-cell>
          <table:table-cell table:style-name="ce210" table:formula="of:=[$Scores.H62]" office:value-type="float" office:value="329" calcext:value-type="float">
            <text:p>329</text:p>
          </table:table-cell>
          <table:table-cell table:style-name="ce210" table:formula="of:=[$Scores.I62]" office:value-type="float" office:value="55" calcext:value-type="float">
            <text:p>55</text:p>
          </table:table-cell>
          <table:table-cell table:style-name="ce210" table:formula="of:=[$Scores.J62]" office:value-type="float" office:value="4" calcext:value-type="float">
            <text:p>4</text:p>
          </table:table-cell>
          <table:table-cell table:style-name="ce51"/>
          <table:table-cell table:style-name="ce198"/>
          <table:table-cell table:style-name="ce218" table:formula="of:=INDEX([.$C$4:.$C$83];MATCH(1;([.$G$4:.$G$83]=[.M36])*([.$D$4:.$D$83]=[.$L$34]);0))" office:value-type="string" office:string-value="Donna Ferguson" calcext:value-type="string">
            <text:p>Donna Ferguson</text:p>
          </table:table-cell>
          <table:table-cell table:style-name="ce221" table:number-matrix-columns-spanned="1" table:number-matrix-rows-spanned="1" table:formula="of:=LARGE(IF([.$D$4:.$D$83]=[.$L$34];[.$G$4:.$G$83]);ROW([.M36])-ROW([.M$34]))" office:value-type="float" office:value="451" calcext:value-type="float">
            <text:p>451</text:p>
          </table:table-cell>
          <table:table-cell table:style-name="ce221" table:formula="of:=INDEX([.$H$4:.$H$83];MATCH(1;([.$G$4:.$G$83]=[.M36])*([.$D$4:.$D$83]=[.$L$34]);0))" office:value-type="float" office:value="59" calcext:value-type="float">
            <text:p>59</text:p>
          </table:table-cell>
          <table:table-cell table:style-name="ce221" table:formula="of:=INDEX([.$I$4:.$I$83];MATCH(1;([.$G$4:.$G$83]=[.M36])*([.$D$4:.$D$83]=[.$L$34]);0))" office:value-type="float" office:value="10" calcext:value-type="float">
            <text:p>10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5]" office:value-type="string" office:string-value="9B" calcext:value-type="string">
            <text:p>9B</text:p>
          </table:table-cell>
          <table:table-cell table:style-name="ce201" table:formula="of:=[$'Target List'.C35]" office:value-type="string" office:string-value="Sandie Graham" calcext:value-type="string">
            <text:p>Sandie Graham</text:p>
          </table:table-cell>
          <table:table-cell table:style-name="ce201" table:formula="of:=[$'Target List'.B35]" office:value-type="string" office:string-value="Monklands AC" calcext:value-type="string">
            <text:p>Monklands AC</text:p>
          </table:table-cell>
          <table:table-cell table:style-name="ce206" table:formula="of:=[$'Target List'.D35]" office:value-type="string" office:string-value="F" calcext:value-type="string">
            <text:p>F</text:p>
          </table:table-cell>
          <table:table-cell table:style-name="ce201" table:formula="of:=[$'Target List'.E35]" office:value-type="string" office:string-value="LB" calcext:value-type="string">
            <text:p>LB</text:p>
          </table:table-cell>
          <table:table-cell table:style-name="ce210" table:formula="of:=[$Scores.H63]" office:value-type="float" office:value="411" calcext:value-type="float">
            <text:p>411</text:p>
          </table:table-cell>
          <table:table-cell table:style-name="ce210" table:formula="of:=[$Scores.I63]" office:value-type="float" office:value="60" calcext:value-type="float">
            <text:p>60</text:p>
          </table:table-cell>
          <table:table-cell table:style-name="ce210" table:formula="of:=[$Scores.J63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18" table:formula="of:=INDEX([.$C$4:.$C$83];MATCH(1;([.$G$4:.$G$83]=[.M37])*([.$D$4:.$D$83]=[.$L$34]);0))" office:value-type="string" office:string-value="Lisa McCoubrie" calcext:value-type="string">
            <text:p>Lisa McCoubrie</text:p>
          </table:table-cell>
          <table:table-cell table:style-name="ce221" table:number-matrix-columns-spanned="1" table:number-matrix-rows-spanned="1" table:formula="of:=LARGE(IF([.$D$4:.$D$83]=[.$L$34];[.$G$4:.$G$83]);ROW([.M37])-ROW([.M$34]))" office:value-type="float" office:value="414" calcext:value-type="float">
            <text:p>414</text:p>
          </table:table-cell>
          <table:table-cell table:style-name="ce221" table:formula="of:=INDEX([.$H$4:.$H$83];MATCH(1;([.$G$4:.$G$83]=[.M37])*([.$D$4:.$D$83]=[.$L$34]);0))" office:value-type="float" office:value="59" calcext:value-type="float">
            <text:p>59</text:p>
          </table:table-cell>
          <table:table-cell table:style-name="ce221" table:formula="of:=INDEX([.$I$4:.$I$83];MATCH(1;([.$G$4:.$G$83]=[.M37])*([.$D$4:.$D$83]=[.$L$34]);0))" office:value-type="float" office:value="5" calcext:value-type="float">
            <text:p>5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6]" office:value-type="string" office:string-value="9C" calcext:value-type="string">
            <text:p>9C</text:p>
          </table:table-cell>
          <table:table-cell table:style-name="ce201" table:formula="of:=[$'Target List'.C36]" office:value-type="string" office:string-value="Leah McGloin" calcext:value-type="string">
            <text:p>Leah McGloin</text:p>
          </table:table-cell>
          <table:table-cell table:style-name="ce201" table:formula="of:=[$'Target List'.B36]" office:value-type="string" office:string-value="Linwood AC" calcext:value-type="string">
            <text:p>Linwood AC</text:p>
          </table:table-cell>
          <table:table-cell table:style-name="ce206" table:formula="of:=[$'Target List'.D36]" office:value-type="string" office:string-value="F" calcext:value-type="string">
            <text:p>F</text:p>
          </table:table-cell>
          <table:table-cell table:style-name="ce201" table:formula="of:=[$'Target List'.E36]" office:value-type="string" office:string-value="BB" calcext:value-type="string">
            <text:p>BB</text:p>
          </table:table-cell>
          <table:table-cell table:style-name="ce210" table:formula="of:=[$Scores.H64]" office:value-type="float" office:value="504" calcext:value-type="float">
            <text:p>504</text:p>
          </table:table-cell>
          <table:table-cell table:style-name="ce210" table:formula="of:=[$Scores.I64]" office:value-type="float" office:value="60" calcext:value-type="float">
            <text:p>60</text:p>
          </table:table-cell>
          <table:table-cell table:style-name="ce210" table:formula="of:=[$Scores.J64]" office:value-type="float" office:value="9" calcext:value-type="float">
            <text:p>9</text:p>
          </table:table-cell>
          <table:table-cell table:style-name="ce51"/>
          <table:table-cell table:style-name="ce198"/>
          <table:table-cell table:style-name="ce218" table:formula="of:=INDEX([.$C$4:.$C$83];MATCH(1;([.$G$4:.$G$83]=[.M38])*([.$D$4:.$D$83]=[.$L$34]);0))" office:value-type="string" office:string-value="Sandie Graham" calcext:value-type="string">
            <text:p>Sandie Graham</text:p>
          </table:table-cell>
          <table:table-cell table:style-name="ce221" table:number-matrix-columns-spanned="1" table:number-matrix-rows-spanned="1" table:formula="of:=LARGE(IF([.$D$4:.$D$83]=[.$L$34];[.$G$4:.$G$83]);ROW([.M38])-ROW([.M$34]))" office:value-type="float" office:value="411" calcext:value-type="float">
            <text:p>411</text:p>
          </table:table-cell>
          <table:table-cell table:style-name="ce221" table:formula="of:=INDEX([.$H$4:.$H$83];MATCH(1;([.$G$4:.$G$83]=[.M38])*([.$D$4:.$D$83]=[.$L$34]);0))" office:value-type="float" office:value="60" calcext:value-type="float">
            <text:p>60</text:p>
          </table:table-cell>
          <table:table-cell table:style-name="ce221" table:formula="of:=INDEX([.$I$4:.$I$83];MATCH(1;([.$G$4:.$G$83]=[.M38])*([.$D$4:.$D$83]=[.$L$34]);0))" office:value-type="float" office:value="0" calcext:value-type="float">
            <text:p>0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7]" office:value-type="string" office:string-value="9D" calcext:value-type="string">
            <text:p>9D</text:p>
          </table:table-cell>
          <table:table-cell table:style-name="ce201" table:formula="of:=[$'Target List'.C37]" office:value-type="string" office:string-value="David Gillespie" calcext:value-type="string">
            <text:p>David Gillespie</text:p>
          </table:table-cell>
          <table:table-cell table:style-name="ce201" table:formula="of:=[$'Target List'.B37]" office:value-type="string" office:string-value="Giffnock AC" calcext:value-type="string">
            <text:p>Giffnock AC</text:p>
          </table:table-cell>
          <table:table-cell table:style-name="ce207" table:formula="of:=[$'Target List'.D37]" office:value-type="string" office:string-value="M" calcext:value-type="string">
            <text:p>M</text:p>
          </table:table-cell>
          <table:table-cell table:style-name="ce201" table:formula="of:=[$'Target List'.E37]" office:value-type="string" office:string-value="BB" calcext:value-type="string">
            <text:p>BB</text:p>
          </table:table-cell>
          <table:table-cell table:style-name="ce210" table:formula="of:=[$Scores.H65]" office:value-type="float" office:value="490" calcext:value-type="float">
            <text:p>490</text:p>
          </table:table-cell>
          <table:table-cell table:style-name="ce210" table:formula="of:=[$Scores.I65]" office:value-type="float" office:value="60" calcext:value-type="float">
            <text:p>60</text:p>
          </table:table-cell>
          <table:table-cell table:style-name="ce210" table:formula="of:=[$Scores.J65]" office:value-type="float" office:value="8" calcext:value-type="float">
            <text:p>8</text:p>
          </table:table-cell>
          <table:table-cell table:style-name="ce51"/>
          <table:table-cell table:style-name="ce198"/>
          <table:table-cell table:style-name="ce220" office:value-type="string" calcext:value-type="string">
            <text:p>Team Total</text:p>
          </table:table-cell>
          <table:table-cell table:style-name="ce221" table:formula="of:=SUMIF([.M35:.M38];&quot;&gt;0&quot;)" office:value-type="float" office:value="1816" calcext:value-type="float">
            <text:p>1816</text:p>
          </table:table-cell>
          <table:table-cell table:style-name="ce221" table:formula="of:=SUMIF([.N35:.N38];&quot;&gt;0&quot;)" office:value-type="float" office:value="238" calcext:value-type="float">
            <text:p>238</text:p>
          </table:table-cell>
          <table:table-cell table:style-name="ce221" table:formula="of:=SUMIF([.O35:.O38];&quot;&gt;0&quot;)" office:value-type="float" office:value="37" calcext:value-type="float">
            <text:p>37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8]" office:value-type="string" office:string-value="10A" calcext:value-type="string">
            <text:p>10A</text:p>
          </table:table-cell>
          <table:table-cell table:style-name="ce201" table:formula="of:=[$'Target List'.C38]" office:value-type="string" office:string-value="Chris Blair" calcext:value-type="string">
            <text:p>Chris Blair</text:p>
          </table:table-cell>
          <table:table-cell table:style-name="ce201" table:formula="of:=[$'Target List'.B38]" office:value-type="string" office:string-value="Glasgow Archers" calcext:value-type="string">
            <text:p>Glasgow Archers</text:p>
          </table:table-cell>
          <table:table-cell table:style-name="ce206" table:formula="of:=[$'Target List'.D38]" office:value-type="string" office:string-value="M" calcext:value-type="string">
            <text:p>M</text:p>
          </table:table-cell>
          <table:table-cell table:style-name="ce201" table:formula="of:=[$'Target List'.E38]" office:value-type="string" office:string-value="BB" calcext:value-type="string">
            <text:p>BB</text:p>
          </table:table-cell>
          <table:table-cell table:style-name="ce210" table:formula="of:=[$Scores.H69]" office:value-type="float" office:value="464" calcext:value-type="float">
            <text:p>464</text:p>
          </table:table-cell>
          <table:table-cell table:style-name="ce210" table:formula="of:=[$Scores.I69]" office:value-type="float" office:value="60" calcext:value-type="float">
            <text:p>60</text:p>
          </table:table-cell>
          <table:table-cell table:style-name="ce210" table:formula="of:=[$Scores.J69]" office:value-type="float" office:value="7" calcext:value-type="float">
            <text:p>7</text:p>
          </table:table-cell>
          <table:table-cell table:style-name="ce51"/>
          <table:table-cell table:style-name="ce198"/>
          <table:table-cell table:style-name="ce213"/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39]" office:value-type="string" office:string-value="10B" calcext:value-type="string">
            <text:p>10B</text:p>
          </table:table-cell>
          <table:table-cell table:style-name="ce201" table:formula="of:=[$'Target List'.C39]" office:value-type="string" office:string-value="Helen Embleton" calcext:value-type="string">
            <text:p>Helen Embleton</text:p>
          </table:table-cell>
          <table:table-cell table:style-name="ce201" table:formula="of:=[$'Target List'.B39]" office:value-type="string" office:string-value="Giffnock AC" calcext:value-type="string">
            <text:p>Giffnock AC</text:p>
          </table:table-cell>
          <table:table-cell table:style-name="ce206" table:formula="of:=[$'Target List'.D39]" office:value-type="string" office:string-value="F" calcext:value-type="string">
            <text:p>F</text:p>
          </table:table-cell>
          <table:table-cell table:style-name="ce201" table:formula="of:=[$'Target List'.E39]" office:value-type="string" office:string-value="BB" calcext:value-type="string">
            <text:p>BB</text:p>
          </table:table-cell>
          <table:table-cell table:style-name="ce210" table:formula="of:=[$Scores.H70]" office:value-type="float" office:value="279" calcext:value-type="float">
            <text:p>279</text:p>
          </table:table-cell>
          <table:table-cell table:style-name="ce210" table:formula="of:=[$Scores.I70]" office:value-type="float" office:value="57" calcext:value-type="float">
            <text:p>57</text:p>
          </table:table-cell>
          <table:table-cell table:style-name="ce210" table:formula="of:=[$Scores.J70]" office:value-type="float" office:value="1" calcext:value-type="float">
            <text:p>1</text:p>
          </table:table-cell>
          <table:table-cell table:style-name="ce51"/>
          <table:table-cell table:style-name="ce198"/>
          <table:table-cell table:style-name="ce214" office:value-type="string" calcext:value-type="string">
            <text:p>Orion's Archers</text:p>
          </table:table-cell>
          <table:table-cell table:style-name="ce214" table:number-columns-repeated="2"/>
          <table:table-cell table:style-name="ce198" table:number-columns-repeated="2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40]" office:value-type="string" office:string-value="10C" calcext:value-type="string">
            <text:p>10C</text:p>
          </table:table-cell>
          <table:table-cell table:style-name="ce201" table:formula="of:=[$'Target List'.C40]" office:value-type="float" office:value="0" calcext:value-type="float">
            <text:p>0</text:p>
          </table:table-cell>
          <table:table-cell table:style-name="ce201" table:formula="of:=[$'Target List'.B40]" office:value-type="float" office:value="0" calcext:value-type="float">
            <text:p>0</text:p>
          </table:table-cell>
          <table:table-cell table:style-name="ce206" table:formula="of:=[$'Target List'.D40]" office:value-type="float" office:value="0" calcext:value-type="float">
            <text:p/>
          </table:table-cell>
          <table:table-cell table:style-name="ce201" table:formula="of:=[$'Target List'.E40]" office:value-type="float" office:value="0" calcext:value-type="float">
            <text:p>0</text:p>
          </table:table-cell>
          <table:table-cell table:style-name="ce210" table:formula="of:=[$Scores.H71]" office:value-type="float" office:value="0" calcext:value-type="float">
            <text:p>0</text:p>
          </table:table-cell>
          <table:table-cell table:style-name="ce210" table:formula="of:=[$Scores.I71]" office:value-type="float" office:value="0" calcext:value-type="float">
            <text:p>0</text:p>
          </table:table-cell>
          <table:table-cell table:style-name="ce210" table:formula="of:=[$Scores.J71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18" table:formula="of:=INDEX([.$C$4:.$C$83];MATCH(1;([.$G$4:.$G$83]=[.M42])*([.$D$4:.$D$83]=[.$L$41]);0))" office:value-type="string" office:string-value="Gareth Clayton" calcext:value-type="string">
            <text:p>Gareth Clayton</text:p>
          </table:table-cell>
          <table:table-cell table:style-name="ce221" table:number-matrix-columns-spanned="1" table:number-matrix-rows-spanned="1" table:formula="of:=LARGE(IF([.$D$4:.$D$83]=[.$L$41];[.$G$4:.$G$83]);ROW([.M42])-ROW([.M$41]))" office:value-type="float" office:value="475" calcext:value-type="float">
            <text:p>475</text:p>
          </table:table-cell>
          <table:table-cell table:style-name="ce221" table:formula="of:=INDEX([.$H$4:.$H$83];MATCH(1;([.$G$4:.$G$83]=[.M42])*([.$D$4:.$D$83]=[.$L$41]);0))" office:value-type="float" office:value="60" calcext:value-type="float">
            <text:p>60</text:p>
          </table:table-cell>
          <table:table-cell table:style-name="ce221" table:formula="of:=INDEX([.$I$4:.$I$83];MATCH(1;([.$G$4:.$G$83]=[.M42])*([.$D$4:.$D$83]=[.$L$41]);0))" office:value-type="float" office:value="4" calcext:value-type="float">
            <text:p>4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41]" office:value-type="string" office:string-value="10D" calcext:value-type="string">
            <text:p>10D</text:p>
          </table:table-cell>
          <table:table-cell table:style-name="ce201" table:formula="of:=[$'Target List'.C41]" office:value-type="float" office:value="0" calcext:value-type="float">
            <text:p>0</text:p>
          </table:table-cell>
          <table:table-cell table:style-name="ce201" table:formula="of:=[$'Target List'.B41]" office:value-type="float" office:value="0" calcext:value-type="float">
            <text:p>0</text:p>
          </table:table-cell>
          <table:table-cell table:style-name="ce207" table:formula="of:=[$'Target List'.D41]" office:value-type="float" office:value="0" calcext:value-type="float">
            <text:p/>
          </table:table-cell>
          <table:table-cell table:style-name="ce201" table:formula="of:=[$'Target List'.E41]" office:value-type="float" office:value="0" calcext:value-type="float">
            <text:p>0</text:p>
          </table:table-cell>
          <table:table-cell table:style-name="ce210" table:formula="of:=[$Scores.H72]" office:value-type="float" office:value="0" calcext:value-type="float">
            <text:p>0</text:p>
          </table:table-cell>
          <table:table-cell table:style-name="ce210" table:formula="of:=[$Scores.I72]" office:value-type="float" office:value="0" calcext:value-type="float">
            <text:p>0</text:p>
          </table:table-cell>
          <table:table-cell table:style-name="ce210" table:formula="of:=[$Scores.J72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18" table:formula="of:=INDEX([.$C$4:.$C$83];MATCH(1;([.$G$4:.$G$83]=[.M43])*([.$D$4:.$D$83]=[.$L$41]);0))" office:value-type="string" office:string-value="David MacLachlan" calcext:value-type="string">
            <text:p>David MacLachlan</text:p>
          </table:table-cell>
          <table:table-cell table:style-name="ce221" table:number-matrix-columns-spanned="1" table:number-matrix-rows-spanned="1" table:formula="of:=LARGE(IF([.$D$4:.$D$83]=[.$L$41];[.$G$4:.$G$83]);ROW([.M43])-ROW([.M$41]))" office:value-type="float" office:value="474" calcext:value-type="float">
            <text:p>474</text:p>
          </table:table-cell>
          <table:table-cell table:style-name="ce221" table:formula="of:=INDEX([.$H$4:.$H$83];MATCH(1;([.$G$4:.$G$83]=[.M43])*([.$D$4:.$D$83]=[.$L$41]);0))" office:value-type="float" office:value="58" calcext:value-type="float">
            <text:p>58</text:p>
          </table:table-cell>
          <table:table-cell table:style-name="ce221" table:formula="of:=INDEX([.$I$4:.$I$83];MATCH(1;([.$G$4:.$G$83]=[.M43])*([.$D$4:.$D$83]=[.$L$41]);0))" office:value-type="float" office:value="6" calcext:value-type="float">
            <text:p>6</text:p>
          </table:table-cell>
          <table:table-cell table:style-name="ce198"/>
          <table:table-cell table:style-name="ce223"/>
          <table:table-cell table:style-name="ce198" table:number-columns-repeated="18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42]" office:value-type="string" office:string-value="11A" calcext:value-type="string">
            <text:p>11A</text:p>
          </table:table-cell>
          <table:table-cell table:style-name="ce201" table:formula="of:=[$'Target List'.C42]" office:value-type="float" office:value="0" calcext:value-type="float">
            <text:p>0</text:p>
          </table:table-cell>
          <table:table-cell table:style-name="ce201" table:formula="of:=[$'Target List'.B42]" office:value-type="float" office:value="0" calcext:value-type="float">
            <text:p>0</text:p>
          </table:table-cell>
          <table:table-cell table:style-name="ce206" table:formula="of:=[$'Target List'.D42]" office:value-type="float" office:value="0" calcext:value-type="float">
            <text:p/>
          </table:table-cell>
          <table:table-cell table:style-name="ce201" table:formula="of:=[$'Target List'.E42]" office:value-type="float" office:value="0" calcext:value-type="float">
            <text:p>0</text:p>
          </table:table-cell>
          <table:table-cell table:style-name="ce210" table:formula="of:=[$Scores.H76]" office:value-type="float" office:value="0" calcext:value-type="float">
            <text:p>0</text:p>
          </table:table-cell>
          <table:table-cell table:style-name="ce210" table:formula="of:=[$Scores.I76]" office:value-type="float" office:value="0" calcext:value-type="float">
            <text:p>0</text:p>
          </table:table-cell>
          <table:table-cell table:style-name="ce210" table:formula="of:=[$Scores.J76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21" table:formula="of:=INDEX([.$C$4:.$C$83];MATCH(1;([.$G$4:.$G$83]=[.M44])*([.$D$4:.$D$83]=[.$L$41]);0))" office:value-type="string" office:string-value="Alun ap Rhisiart" calcext:value-type="string">
            <text:p>Alun ap Rhisiart</text:p>
          </table:table-cell>
          <table:table-cell table:style-name="ce221" table:number-matrix-columns-spanned="1" table:number-matrix-rows-spanned="1" table:formula="of:=LARGE(IF([.$D$4:.$D$83]=[.$L$41];[.$G$4:.$G$83]);ROW([.M44])-ROW([.M$41]))" office:value-type="float" office:value="0" calcext:value-type="float">
            <text:p>0</text:p>
          </table:table-cell>
          <table:table-cell table:style-name="ce221" table:formula="of:=INDEX([.$H$4:.$H$83];MATCH(1;([.$G$4:.$G$83]=[.M44])*([.$D$4:.$D$83]=[.$L$41]);0))" office:value-type="float" office:value="0" calcext:value-type="float">
            <text:p>0</text:p>
          </table:table-cell>
          <table:table-cell table:style-name="ce221" table:formula="of:=INDEX([.$I$4:.$I$83];MATCH(1;([.$G$4:.$G$83]=[.M44])*([.$D$4:.$D$83]=[.$L$41]);0))" office:value-type="float" office:value="0" calcext:value-type="float">
            <text:p>0</text:p>
          </table:table-cell>
          <table:table-cell table:style-name="ce198" table:number-columns-repeated="20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43]" office:value-type="string" office:string-value="11B" calcext:value-type="string">
            <text:p>11B</text:p>
          </table:table-cell>
          <table:table-cell table:style-name="ce201" table:formula="of:=[$'Target List'.C43]" office:value-type="float" office:value="0" calcext:value-type="float">
            <text:p>0</text:p>
          </table:table-cell>
          <table:table-cell table:style-name="ce201" table:formula="of:=[$'Target List'.B43]" office:value-type="float" office:value="0" calcext:value-type="float">
            <text:p>0</text:p>
          </table:table-cell>
          <table:table-cell table:style-name="ce206" table:formula="of:=[$'Target List'.D43]" office:value-type="float" office:value="0" calcext:value-type="float">
            <text:p/>
          </table:table-cell>
          <table:table-cell table:style-name="ce201" table:formula="of:=[$'Target List'.E43]" office:value-type="float" office:value="0" calcext:value-type="float">
            <text:p>0</text:p>
          </table:table-cell>
          <table:table-cell table:style-name="ce210" table:formula="of:=[$Scores.H77]" office:value-type="float" office:value="0" calcext:value-type="float">
            <text:p>0</text:p>
          </table:table-cell>
          <table:table-cell table:style-name="ce210" table:formula="of:=[$Scores.I77]" office:value-type="float" office:value="0" calcext:value-type="float">
            <text:p>0</text:p>
          </table:table-cell>
          <table:table-cell table:style-name="ce210" table:formula="of:=[$Scores.J77]" office:value-type="float" office:value="0" calcext:value-type="float">
            <text:p>0</text:p>
          </table:table-cell>
          <table:table-cell table:style-name="ce51"/>
          <table:table-cell table:style-name="ce198"/>
          <table:table-cell table:style-name="ce221" table:formula="of:=INDEX([.$C$4:.$C$83];MATCH(1;([.$G$4:.$G$83]=[.M45])*([.$D$4:.$D$83]=[.$L$41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41];[.$G$4:.$G$83]);ROW([.M83])-ROW([.M$41]))" office:value-type="string" office:string-value="" calcext:value-type="error">
            <text:p>#VALUE!</text:p>
          </table:table-cell>
          <table:table-cell table:style-name="ce221" table:formula="of:=INDEX([.$H$4:.$H$83];MATCH(1;([.$G$4:.$G$83]=[.M45])*([.$D$4:.$D$83]=[.$L$41]);0))" office:value-type="string" office:string-value="" calcext:value-type="error">
            <text:p>#VALUE!</text:p>
          </table:table-cell>
          <table:table-cell table:style-name="ce221" table:formula="of:=INDEX([.$I$4:.$I$83];MATCH(1;([.$G$4:.$G$83]=[.M45])*([.$D$4:.$D$83]=[.$L$41]);0))" office:value-type="string" office:string-value="" calcext:value-type="error">
            <text:p>#VALUE!</text:p>
          </table:table-cell>
          <table:table-cell table:style-name="ce198" table:number-columns-repeated="20"/>
          <table:table-cell table:number-columns-repeated="989"/>
        </table:table-row>
        <table:table-row table:style-name="ro11">
          <table:table-cell table:style-name="ce198"/>
          <table:table-cell table:style-name="ce201" table:formula="of:=[$'Target List'.A44]" office:value-type="string" office:string-value="11C" calcext:value-type="string">
            <text:p>11C</text:p>
          </table:table-cell>
          <table:table-cell table:style-name="ce201" table:formula="of:=[$'Target List'.C44]" office:value-type="float" office:value="0" calcext:value-type="float">
            <text:p>0</text:p>
          </table:table-cell>
          <table:table-cell table:style-name="ce201" table:formula="of:=[$'Target List'.B44]" office:value-type="float" office:value="0" calcext:value-type="float">
            <text:p>0</text:p>
          </table:table-cell>
          <table:table-cell table:style-name="ce206" table:formula="of:=[$'Target List'.D44]" office:value-type="float" office:value="0" calcext:value-type="float">
            <text:p/>
          </table:table-cell>
          <table:table-cell table:style-name="ce201" table:formula="of:=[$'Target List'.E44]" office:value-type="float" office:value="0" calcext:value-type="float">
            <text:p>0</text:p>
          </table:table-cell>
          <table:table-cell table:style-name="ce210" table:formula="of:=[$Scores.H78]" office:value-type="float" office:value="0" calcext:value-type="float">
            <text:p>0</text:p>
          </table:table-cell>
          <table:table-cell table:style-name="ce210" table:formula="of:=[$Scores.I78]" office:value-type="float" office:value="0" calcext:value-type="float">
            <text:p>0</text:p>
          </table:table-cell>
          <table:table-cell table:style-name="ce210" table:formula="of:=[$Scores.J78]" office:value-type="float" office:value="0" calcext:value-type="float">
            <text:p>0</text:p>
          </table:table-cell>
          <table:table-cell table:style-name="ce213"/>
          <table:table-cell table:style-name="ce198"/>
          <table:table-cell table:style-name="ce220" office:value-type="string" calcext:value-type="string">
            <text:p>Team Total</text:p>
          </table:table-cell>
          <table:table-cell table:style-name="ce221" table:formula="of:=SUMIF([.M42:.M45];&quot;&gt;0&quot;)" office:value-type="float" office:value="949" calcext:value-type="float">
            <text:p>949</text:p>
          </table:table-cell>
          <table:table-cell table:style-name="ce221" table:formula="of:=SUMIF([.N42:.N45];&quot;&gt;0&quot;)" office:value-type="float" office:value="118" calcext:value-type="float">
            <text:p>118</text:p>
          </table:table-cell>
          <table:table-cell table:style-name="ce221" table:formula="of:=SUMIF([.O42:.O45];&quot;&gt;0&quot;)" office:value-type="float" office:value="10" calcext:value-type="float">
            <text:p>10</text:p>
          </table:table-cell>
          <table:table-cell table:style-name="ce198" table:number-columns-repeated="20"/>
          <table:table-cell table:number-columns-repeated="989"/>
        </table:table-row>
        <table:table-row table:style-name="ro2">
          <table:table-cell table:style-name="ce198"/>
          <table:table-cell table:style-name="ce201" table:formula="of:=[$'Target List'.A45]" office:value-type="string" office:string-value="11D" calcext:value-type="string">
            <text:p>11D</text:p>
          </table:table-cell>
          <table:table-cell table:style-name="ce201" table:formula="of:=[$'Target List'.C45]" office:value-type="float" office:value="0" calcext:value-type="float">
            <text:p>0</text:p>
          </table:table-cell>
          <table:table-cell table:style-name="ce201" table:formula="of:=[$'Target List'.B45]" office:value-type="float" office:value="0" calcext:value-type="float">
            <text:p>0</text:p>
          </table:table-cell>
          <table:table-cell table:style-name="ce207" table:formula="of:=[$'Target List'.D45]" office:value-type="float" office:value="0" calcext:value-type="float">
            <text:p/>
          </table:table-cell>
          <table:table-cell table:style-name="ce201" table:formula="of:=[$'Target List'.E45]" office:value-type="float" office:value="0" calcext:value-type="float">
            <text:p>0</text:p>
          </table:table-cell>
          <table:table-cell table:style-name="ce210" table:formula="of:=[$Scores.H79]" office:value-type="float" office:value="0" calcext:value-type="float">
            <text:p>0</text:p>
          </table:table-cell>
          <table:table-cell table:style-name="ce210" table:formula="of:=[$Scores.I79]" office:value-type="float" office:value="0" calcext:value-type="float">
            <text:p>0</text:p>
          </table:table-cell>
          <table:table-cell table:style-name="ce210" table:formula="of:=[$Scores.J79]" office:value-type="float" office:value="0" calcext:value-type="float">
            <text:p>0</text:p>
          </table:table-cell>
          <table:table-cell table:style-name="ce213"/>
          <table:table-cell table:style-name="ce198"/>
          <table:table-cell table:style-name="ce213"/>
          <table:table-cell table:style-name="ce214" table:number-columns-repeated="2"/>
          <table:table-cell table:style-name="ce198" table:number-columns-repeated="21"/>
          <table:table-cell table:number-columns-repeated="989"/>
        </table:table-row>
        <table:table-row table:style-name="ro2">
          <table:table-cell table:style-name="ce198"/>
          <table:table-cell table:style-name="ce202" table:number-columns-repeated="3"/>
          <table:table-cell table:style-name="ce208"/>
          <table:table-cell table:style-name="ce202"/>
          <table:table-cell table:style-name="ce211" table:number-columns-repeated="3"/>
          <table:table-cell table:style-name="ce213"/>
          <table:table-cell table:style-name="ce198"/>
          <table:table-cell table:style-name="ce214" office:value-type="string" calcext:value-type="string">
            <text:p>Strathclyde AC</text:p>
          </table:table-cell>
          <table:table-cell table:style-name="ce214" table:number-columns-repeated="2"/>
          <table:table-cell table:style-name="ce198" table:number-columns-repeated="21"/>
          <table:table-cell table:number-columns-repeated="989"/>
        </table:table-row>
        <table:table-row table:style-name="ro2">
          <table:table-cell table:style-name="ce198"/>
          <table:table-cell table:style-name="ce202" table:number-columns-repeated="3"/>
          <table:table-cell table:style-name="ce208"/>
          <table:table-cell table:style-name="ce202"/>
          <table:table-cell table:style-name="ce211" table:number-columns-repeated="3"/>
          <table:table-cell table:style-name="ce213"/>
          <table:table-cell table:style-name="ce198"/>
          <table:table-cell table:style-name="ce218" table:formula="of:=INDEX([.$C$4:.$C$83];MATCH(1;([.$G$4:.$G$83]=[.M49])*([.$D$4:.$D$83]=[.$L$48]);0))" office:value-type="string" office:string-value="Grant McLellan" calcext:value-type="string">
            <text:p>Grant McLellan</text:p>
          </table:table-cell>
          <table:table-cell table:style-name="ce221" table:number-matrix-columns-spanned="1" table:number-matrix-rows-spanned="1" table:formula="of:=LARGE(IF([.$D$4:.$D$83]=[.$L$48];[.$G$4:.$G$83]);ROW([.M49])-ROW([.M$48]))" office:value-type="float" office:value="585" calcext:value-type="float">
            <text:p>585</text:p>
          </table:table-cell>
          <table:table-cell table:style-name="ce221" table:formula="of:=INDEX([.$H$4:.$H$83];MATCH(1;([.$G$4:.$G$83]=[.M49])*([.$D$4:.$D$83]=[.$L$48]);0))" office:value-type="float" office:value="60" calcext:value-type="float">
            <text:p>60</text:p>
          </table:table-cell>
          <table:table-cell table:style-name="ce221" table:formula="of:=INDEX([.$I$4:.$I$83];MATCH(1;([.$G$4:.$G$83]=[.M49])*([.$D$4:.$D$83]=[.$L$48]);0))" office:value-type="float" office:value="45" calcext:value-type="float">
            <text:p>45</text:p>
          </table:table-cell>
          <table:table-cell table:style-name="ce198" table:number-columns-repeated="20"/>
          <table:table-cell table:number-columns-repeated="989"/>
        </table:table-row>
        <table:table-row table:style-name="ro2">
          <table:table-cell table:style-name="ce198"/>
          <table:table-cell table:style-name="ce202" table:number-columns-repeated="3"/>
          <table:table-cell table:style-name="ce208"/>
          <table:table-cell table:style-name="ce202"/>
          <table:table-cell table:style-name="ce211" table:number-columns-repeated="3"/>
          <table:table-cell table:style-name="ce213"/>
          <table:table-cell table:style-name="ce198"/>
          <table:table-cell table:style-name="ce218" table:formula="of:=INDEX([.$C$4:.$C$83];MATCH(1;([.$G$4:.$G$83]=[.M50])*([.$D$4:.$D$83]=[.$L$48]);0))" office:value-type="string" office:string-value="Benji Hamer" calcext:value-type="string">
            <text:p>Benji Hamer</text:p>
          </table:table-cell>
          <table:table-cell table:style-name="ce221" table:number-matrix-columns-spanned="1" table:number-matrix-rows-spanned="1" table:formula="of:=LARGE(IF([.$D$4:.$D$83]=[.$L$48];[.$G$4:.$G$83]);ROW([.M50])-ROW([.M$48]))" office:value-type="float" office:value="572" calcext:value-type="float">
            <text:p>572</text:p>
          </table:table-cell>
          <table:table-cell table:style-name="ce221" table:formula="of:=INDEX([.$H$4:.$H$83];MATCH(1;([.$G$4:.$G$83]=[.M50])*([.$D$4:.$D$83]=[.$L$48]);0))" office:value-type="float" office:value="60" calcext:value-type="float">
            <text:p>60</text:p>
          </table:table-cell>
          <table:table-cell table:style-name="ce221" table:formula="of:=INDEX([.$I$4:.$I$83];MATCH(1;([.$G$4:.$G$83]=[.M50])*([.$D$4:.$D$83]=[.$L$48]);0))" office:value-type="float" office:value="30" calcext:value-type="float">
            <text:p>30</text:p>
          </table:table-cell>
          <table:table-cell table:style-name="ce198" table:number-columns-repeated="20"/>
          <table:table-cell table:number-columns-repeated="989"/>
        </table:table-row>
        <table:table-row table:style-name="ro2">
          <table:table-cell table:style-name="ce198"/>
          <table:table-cell table:style-name="ce202" table:number-columns-repeated="3"/>
          <table:table-cell table:style-name="ce208"/>
          <table:table-cell table:style-name="ce202"/>
          <table:table-cell table:style-name="ce211" table:number-columns-repeated="3"/>
          <table:table-cell table:style-name="ce213"/>
          <table:table-cell table:style-name="ce198"/>
          <table:table-cell table:style-name="ce218" table:formula="of:=INDEX([.$C$4:.$C$83];MATCH(1;([.$G$4:.$G$83]=[.M51])*([.$D$4:.$D$83]=[.$L$48]);0))" office:value-type="string" office:string-value="Antonis Katris" calcext:value-type="string">
            <text:p>Antonis Katris</text:p>
          </table:table-cell>
          <table:table-cell table:style-name="ce221" table:number-matrix-columns-spanned="1" table:number-matrix-rows-spanned="1" table:formula="of:=LARGE(IF([.$D$4:.$D$83]=[.$L$48];[.$G$4:.$G$83]);ROW([.M51])-ROW([.M$48]))" office:value-type="float" office:value="544" calcext:value-type="float">
            <text:p>544</text:p>
          </table:table-cell>
          <table:table-cell table:style-name="ce221" table:formula="of:=INDEX([.$H$4:.$H$83];MATCH(1;([.$G$4:.$G$83]=[.M51])*([.$D$4:.$D$83]=[.$L$48]);0))" office:value-type="float" office:value="60" calcext:value-type="float">
            <text:p>60</text:p>
          </table:table-cell>
          <table:table-cell table:style-name="ce221" table:formula="of:=INDEX([.$I$4:.$I$83];MATCH(1;([.$G$4:.$G$83]=[.M51])*([.$D$4:.$D$83]=[.$L$48]);0))" office:value-type="float" office:value="23" calcext:value-type="float">
            <text:p>23</text:p>
          </table:table-cell>
          <table:table-cell table:style-name="ce198" table:number-columns-repeated="20"/>
          <table:table-cell table:number-columns-repeated="989"/>
        </table:table-row>
        <table:table-row table:style-name="ro1">
          <table:table-cell table:number-columns-repeated="11"/>
          <table:table-cell table:style-name="ce218" table:formula="of:=INDEX([.$C$4:.$C$83];MATCH(1;([.$G$4:.$G$83]=[.M52])*([.$D$4:.$D$83]=[.$L$48]);0))" office:value-type="string" office:string-value="Sam Chapman" calcext:value-type="string">
            <text:p>Sam Chapman</text:p>
          </table:table-cell>
          <table:table-cell table:style-name="ce221" table:number-matrix-columns-spanned="1" table:number-matrix-rows-spanned="1" table:formula="of:=LARGE(IF([.$D$4:.$D$83]=[.$L$48];[.$G$4:.$G$83]);ROW([.M52])-ROW([.M$48]))" office:value-type="float" office:value="503" calcext:value-type="float">
            <text:p>503</text:p>
          </table:table-cell>
          <table:table-cell table:style-name="ce221" table:formula="of:=INDEX([.$H$4:.$H$83];MATCH(1;([.$G$4:.$G$83]=[.M52])*([.$D$4:.$D$83]=[.$L$48]);0))" office:value-type="float" office:value="60" calcext:value-type="float">
            <text:p>60</text:p>
          </table:table-cell>
          <table:table-cell table:style-name="ce221" table:formula="of:=INDEX([.$I$4:.$I$83];MATCH(1;([.$G$4:.$G$83]=[.M52])*([.$D$4:.$D$83]=[.$L$48]);0)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20" office:value-type="string" calcext:value-type="string">
            <text:p>Team Total</text:p>
          </table:table-cell>
          <table:table-cell table:style-name="ce221" table:formula="of:=SUMIF([.M49:.M52];&quot;&gt;0&quot;)" office:value-type="float" office:value="2204" calcext:value-type="float">
            <text:p>2204</text:p>
          </table:table-cell>
          <table:table-cell table:style-name="ce221" table:formula="of:=SUMIF([.N49:.N52];&quot;&gt;0&quot;)" office:value-type="float" office:value="240" calcext:value-type="float">
            <text:p>240</text:p>
          </table:table-cell>
          <table:table-cell table:style-name="ce221" table:formula="of:=SUMIF([.O49:.O52];&quot;&gt;0&quot;)" office:value-type="float" office:value="109" calcext:value-type="float">
            <text:p>10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14" office:value-type="string" calcext:value-type="string">
            <text:p>UWS Archery Club</text:p>
          </table:table-cell>
          <table:table-cell table:style-name="ce214" table:number-columns-repeated="2"/>
          <table:table-cell table:style-name="ce198"/>
          <table:table-cell table:number-columns-repeated="1009"/>
        </table:table-row>
        <table:table-row table:style-name="ro1">
          <table:table-cell table:number-columns-repeated="11"/>
          <table:table-cell table:style-name="ce221" table:formula="of:=INDEX([.$C$4:.$C$83];MATCH(1;([.$G$4:.$G$83]=[.M56])*([.$D$4:.$D$83]=[.$L$55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55];[.$G$4:.$G$83]);ROW([.M56])-ROW([.M$55]))" office:value-type="string" office:string-value="" calcext:value-type="error">
            <text:p>#VALUE!</text:p>
          </table:table-cell>
          <table:table-cell table:style-name="ce221" table:formula="of:=INDEX([.$H$4:.$H$83];MATCH(1;([.$G$4:.$G$83]=[.M56])*([.$D$4:.$D$83]=[.$L$55]);0))" office:value-type="string" office:string-value="" calcext:value-type="error">
            <text:p>#VALUE!</text:p>
          </table:table-cell>
          <table:table-cell table:style-name="ce221" table:formula="of:=INDEX([.$I$4:.$I$83];MATCH(1;([.$G$4:.$G$83]=[.M56])*([.$D$4:.$D$83]=[.$L$55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21" table:formula="of:=INDEX([.$C$4:.$C$83];MATCH(1;([.$G$4:.$G$83]=[.M57])*([.$D$4:.$D$83]=[.$L$55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55];[.$G$4:.$G$83]);ROW([.M57])-ROW([.M$55]))" office:value-type="string" office:string-value="" calcext:value-type="error">
            <text:p>#VALUE!</text:p>
          </table:table-cell>
          <table:table-cell table:style-name="ce221" table:formula="of:=INDEX([.$H$4:.$H$83];MATCH(1;([.$G$4:.$G$83]=[.M57])*([.$D$4:.$D$83]=[.$L$55]);0))" office:value-type="string" office:string-value="" calcext:value-type="error">
            <text:p>#VALUE!</text:p>
          </table:table-cell>
          <table:table-cell table:style-name="ce221" table:formula="of:=INDEX([.$I$4:.$I$83];MATCH(1;([.$G$4:.$G$83]=[.M57])*([.$D$4:.$D$83]=[.$L$55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21" table:formula="of:=INDEX([.$C$4:.$C$83];MATCH(1;([.$G$4:.$G$83]=[.M58])*([.$D$4:.$D$83]=[.$L$55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55];[.$G$4:.$G$83]);ROW([.M58])-ROW([.M$55]))" office:value-type="string" office:string-value="" calcext:value-type="error">
            <text:p>#VALUE!</text:p>
          </table:table-cell>
          <table:table-cell table:style-name="ce221" table:formula="of:=INDEX([.$H$4:.$H$83];MATCH(1;([.$G$4:.$G$83]=[.M58])*([.$D$4:.$D$83]=[.$L$55]);0))" office:value-type="string" office:string-value="" calcext:value-type="error">
            <text:p>#VALUE!</text:p>
          </table:table-cell>
          <table:table-cell table:style-name="ce221" table:formula="of:=INDEX([.$I$4:.$I$83];MATCH(1;([.$G$4:.$G$83]=[.M58])*([.$D$4:.$D$83]=[.$L$55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21" table:formula="of:=INDEX([.$C$4:.$C$83];MATCH(1;([.$G$4:.$G$83]=[.M59])*([.$D$4:.$D$83]=[.$L$55]);0))" office:value-type="string" office:string-value="" calcext:value-type="error">
            <text:p>#VALUE!</text:p>
          </table:table-cell>
          <table:table-cell table:style-name="ce221" table:number-matrix-columns-spanned="1" table:number-matrix-rows-spanned="1" table:formula="of:=LARGE(IF([.$D$4:.$D$83]=[.$L$55];[.$G$4:.$G$83]);ROW([.M59])-ROW([.M$55]))" office:value-type="string" office:string-value="" calcext:value-type="error">
            <text:p>#VALUE!</text:p>
          </table:table-cell>
          <table:table-cell table:style-name="ce221" table:formula="of:=INDEX([.$H$4:.$H$83];MATCH(1;([.$G$4:.$G$83]=[.M59])*([.$D$4:.$D$83]=[.$L$55]);0))" office:value-type="string" office:string-value="" calcext:value-type="error">
            <text:p>#VALUE!</text:p>
          </table:table-cell>
          <table:table-cell table:style-name="ce221" table:formula="of:=INDEX([.$I$4:.$I$83];MATCH(1;([.$G$4:.$G$83]=[.M59])*([.$D$4:.$D$83]=[.$L$55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20" office:value-type="string" calcext:value-type="string">
            <text:p>Team Total</text:p>
          </table:table-cell>
          <table:table-cell table:style-name="ce221" table:formula="of:=SUMIF([.M56:.M59];&quot;&gt;0&quot;)" office:value-type="float" office:value="0" calcext:value-type="float">
            <text:p>0</text:p>
          </table:table-cell>
          <table:table-cell table:style-name="ce221" table:formula="of:=SUMIF([.N56:.N59];&quot;&gt;0&quot;)" office:value-type="float" office:value="0" calcext:value-type="float">
            <text:p>0</text:p>
          </table:table-cell>
          <table:table-cell table:style-name="ce221" table:formula="of:=SUMIF([.O56:.O59];&quot;&gt;0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14" office:value-type="string" calcext:value-type="string">
            <text:p>Giffnock AC</text:p>
          </table:table-cell>
          <table:table-cell table:style-name="ce214" table:number-columns-repeated="2"/>
          <table:table-cell table:style-name="ce198"/>
          <table:table-cell table:number-columns-repeated="1009"/>
        </table:table-row>
        <table:table-row table:style-name="ro1">
          <table:table-cell table:number-columns-repeated="11"/>
          <table:table-cell table:style-name="ce218" table:formula="of:=INDEX([.$C$4:.$C$83];MATCH(1;([.$G$4:.$G$83]=[.M63])*([.$D$4:.$D$83]=[.$L$62]);0))" office:value-type="string" office:string-value="James Embleton" calcext:value-type="string">
            <text:p>James Embleton</text:p>
          </table:table-cell>
          <table:table-cell table:style-name="ce221" table:number-matrix-columns-spanned="1" table:number-matrix-rows-spanned="1" table:formula="of:=LARGE(IF([.$D$4:.$D$83]=[.$L$62];[.$G$4:.$G$83]);ROW([.M63])-ROW([.M$62]))" office:value-type="float" office:value="508" calcext:value-type="float">
            <text:p>508</text:p>
          </table:table-cell>
          <table:table-cell table:style-name="ce221" table:formula="of:=INDEX([.$H$4:.$H$83];MATCH(1;([.$G$4:.$G$83]=[.M63])*([.$D$4:.$D$83]=[.$L$62]);0))" office:value-type="float" office:value="60" calcext:value-type="float">
            <text:p>60</text:p>
          </table:table-cell>
          <table:table-cell table:style-name="ce221" table:formula="of:=INDEX([.$I$4:.$I$83];MATCH(1;([.$G$4:.$G$83]=[.M63])*([.$D$4:.$D$83]=[.$L$62]);0)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18" table:formula="of:=INDEX([.$C$4:.$C$83];MATCH(1;([.$G$4:.$G$83]=[.M64])*([.$D$4:.$D$83]=[.$L$62]);0))" office:value-type="string" office:string-value="David Gillespie" calcext:value-type="string">
            <text:p>David Gillespie</text:p>
          </table:table-cell>
          <table:table-cell table:style-name="ce221" table:number-matrix-columns-spanned="1" table:number-matrix-rows-spanned="1" table:formula="of:=LARGE(IF([.$D$4:.$D$83]=[.$L$62];[.$G$4:.$G$83]);ROW([.M64])-ROW([.M$62]))" office:value-type="float" office:value="490" calcext:value-type="float">
            <text:p>490</text:p>
          </table:table-cell>
          <table:table-cell table:style-name="ce221" table:formula="of:=INDEX([.$H$4:.$H$83];MATCH(1;([.$G$4:.$G$83]=[.M64])*([.$D$4:.$D$83]=[.$L$62]);0))" office:value-type="float" office:value="60" calcext:value-type="float">
            <text:p>60</text:p>
          </table:table-cell>
          <table:table-cell table:style-name="ce221" table:formula="of:=INDEX([.$I$4:.$I$83];MATCH(1;([.$G$4:.$G$83]=[.M64])*([.$D$4:.$D$83]=[.$L$62]);0)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18" table:formula="of:=INDEX([.$C$4:.$C$83];MATCH(1;([.$G$4:.$G$83]=[.M65])*([.$D$4:.$D$83]=[.$L$62]);0))" office:value-type="string" office:string-value="Alison Clark" calcext:value-type="string">
            <text:p>Alison Clark</text:p>
          </table:table-cell>
          <table:table-cell table:style-name="ce221" table:number-matrix-columns-spanned="1" table:number-matrix-rows-spanned="1" table:formula="of:=LARGE(IF([.$D$4:.$D$83]=[.$L$62];[.$G$4:.$G$83]);ROW([.M65])-ROW([.M$62]))" office:value-type="float" office:value="329" calcext:value-type="float">
            <text:p>329</text:p>
          </table:table-cell>
          <table:table-cell table:style-name="ce221" table:formula="of:=INDEX([.$H$4:.$H$83];MATCH(1;([.$G$4:.$G$83]=[.M65])*([.$D$4:.$D$83]=[.$L$62]);0))" office:value-type="float" office:value="55" calcext:value-type="float">
            <text:p>55</text:p>
          </table:table-cell>
          <table:table-cell table:style-name="ce221" table:formula="of:=INDEX([.$I$4:.$I$83];MATCH(1;([.$G$4:.$G$83]=[.M65])*([.$D$4:.$D$83]=[.$L$62])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18" table:formula="of:=INDEX([.$C$4:.$C$83];MATCH(1;([.$G$4:.$G$83]=[.M66])*([.$D$4:.$D$83]=[.$L$62]);0))" office:value-type="string" office:string-value="Helen Embleton" calcext:value-type="string">
            <text:p>Helen Embleton</text:p>
          </table:table-cell>
          <table:table-cell table:style-name="ce221" table:number-matrix-columns-spanned="1" table:number-matrix-rows-spanned="1" table:formula="of:=LARGE(IF([.$D$4:.$D$83]=[.$L$62];[.$G$4:.$G$83]);ROW([.M66])-ROW([.M$62]))" office:value-type="float" office:value="279" calcext:value-type="float">
            <text:p>279</text:p>
          </table:table-cell>
          <table:table-cell table:style-name="ce221" table:formula="of:=INDEX([.$H$4:.$H$83];MATCH(1;([.$G$4:.$G$83]=[.M66])*([.$D$4:.$D$83]=[.$L$62]);0))" office:value-type="float" office:value="57" calcext:value-type="float">
            <text:p>57</text:p>
          </table:table-cell>
          <table:table-cell table:style-name="ce221" table:formula="of:=INDEX([.$I$4:.$I$83];MATCH(1;([.$G$4:.$G$83]=[.M66])*([.$D$4:.$D$83]=[.$L$62])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20" office:value-type="string" calcext:value-type="string">
            <text:p>Team Total</text:p>
          </table:table-cell>
          <table:table-cell table:style-name="ce221" table:formula="of:=SUMIF([.M63:.M66];&quot;&gt;0&quot;)" office:value-type="float" office:value="1606" calcext:value-type="float">
            <text:p>1606</text:p>
          </table:table-cell>
          <table:table-cell table:style-name="ce221" table:formula="of:=SUMIF([.N63:.N66];&quot;&gt;0&quot;)" office:value-type="float" office:value="232" calcext:value-type="float">
            <text:p>232</text:p>
          </table:table-cell>
          <table:table-cell table:style-name="ce221" table:formula="of:=SUMIF([.O63:.O66];&quot;&gt;0&quot;)" office:value-type="float" office:value="28" calcext:value-type="float">
            <text:p>28</text:p>
          </table:table-cell>
          <table:table-cell table:number-columns-repeated="1009"/>
        </table:table-row>
        <table:table-row table:style-name="ro1" table:number-rows-repeated="93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Criteria" table:base-cell-address="$'Target List'.$A$1" table:cell-range-address="$Results.$D$4:.$D$87"/>
          <table:named-range table:name="Excel_BuiltIn_Extract" table:base-cell-address="$'Target List'.$A$1" table:cell-range-address="$Results.$X$9:.$AJ$9"/>
          <table:named-range table:name="Excel_BuiltIn__FilterDatabase" table:base-cell-address="$'Target List'.$A$1" table:cell-range-address="$Results.$D$3:.$D$83"/>
          <table:named-range table:name="_xlnm._FilterDatabase" table:base-cell-address="$'Target List'.$A$1" table:cell-range-address="$Results.$S$3:.$V$11"/>
        </table:named-expressions>
      </table:table>
      <table:named-expressions>
        <table:named-expression table:name="_xlfn_CONCAT" table:base-cell-address="$'Target List'.$A$1" table:expression="#REF!"/>
      </table:named-expressions>
      <table:database-ranges>
        <table:database-range table:name="__Anonymous_Sheet_DB__3" table:target-range-address="Results.S3:Results.V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/>
      <number:text>-</number:text>
      <number:month number:textual="true"/>
      <number:text>-</number:text>
      <number:year number:style="long"/>
    </number:date-style>
    <number:number-style style:name="N125P0" style:volatile="true">
      <number:number number:decimal-places="0" number:min-decimal-places="0" number:min-integer-digits="1"/>
    </number:number-style>
    <number:number-style style:name="N125P1" style:volatile="true">
      <number:text>-</number:text>
      <number:number number:decimal-places="0" number:min-decimal-places="0" number:min-integer-digits="1"/>
    </number:number-style>
    <number:number-style style:name="N125">
      <number:text/>
      <style:map style:condition="value()&gt;0" style:apply-style-name="N125P0"/>
      <style:map style:condition="value()&lt;0" style:apply-style-name="N125P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-X="1" style:scale-to-Y="1" style:writing-mode="lr-tb" style:print="charts drawings objects zero-values"/>
      <style:header-style>
        <style:header-footer-properties fo:min-height="2.674cm" fo:margin-left="0cm" fo:margin-right="0cm" fo:margin-bottom="2.286cm"/>
      </style:header-style>
      <style:footer-style>
        <style:header-footer-properties fo:min-height="2.674cm" fo:margin-left="0cm" fo:margin-right="0cm" fo:margin-top="2.28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-X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9:52:53.173592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rget_20_List" style:display-name="PageStyle_Target List" style:page-layout-name="Mpm3">
      <style:header>
        <text:p><text:span text:style-name="MT1">ffffff</text:span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ffffff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core_20_Sheets" style:display-name="PageStyle_Score She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ores" style:display-name="PageStyle_Scor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s" style:display-name="PageStyle_Resul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X86_64 LibreOffice_project/bb3cfa12c7b1bf994ecc5649a80400d06cd71002</meta:generator>
    <dc:date>2026-03-25T10:19:36.492442873</dc:date>
    <meta:editing-duration>PT26M43S</meta:editing-duration>
    <meta:editing-cycles>1</meta:editing-cycles>
    <meta:document-statistic meta:table-count="4" meta:cell-count="3882" meta:object-count="0"/>
  </office:meta>
</office:document-meta>
</file>